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ode">
      <style:text-properties fo:color="#000000" style:font-name-asian="Courier New2" style:font-name-complex="Courier New2"/>
    </style:style>
    <style:style style:name="P2" style:family="paragraph" style:parent-style-name="body-code">
      <style:paragraph-properties fo:orphans="2" fo:widows="2"/>
    </style:style>
    <style:style style:name="P3" style:family="paragraph" style:parent-style-name="body-code">
      <style:paragraph-properties fo:orphans="2" fo:widows="2"/>
      <style:text-properties style:font-name="Times New Roman" style:font-name-complex="Times New Roman2"/>
    </style:style>
    <style:style style:name="P4" style:family="paragraph" style:parent-style-name="code">
      <style:text-properties fo:color="#000000" style:font-name-asian="Courier New2" style:font-name-complex="Courier New2"/>
    </style:style>
    <style:style style:name="P5"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6"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7" style:family="paragraph" style:parent-style-name="code">
      <style:text-properties fo:color="#008000" style:font-name="Courier New1" fo:font-size="8pt" fo:font-weight="bold" style:font-size-asian="8pt" style:font-name-complex="Courier New3" style:font-size-complex="8pt"/>
    </style:style>
    <style:style style:name="P8" style:family="paragraph" style:parent-style-name="code">
      <style:paragraph-properties fo:orphans="2" fo:widows="2"/>
    </style:style>
    <style:style style:name="P9"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0" style:family="paragraph" style:parent-style-name="code">
      <style:paragraph-properties fo:orphans="2" fo:widows="2"/>
      <style:text-properties style:font-name="Courier New2" fo:font-size="8.5pt" style:font-size-asian="8.5pt" style:font-size-complex="8.5pt"/>
    </style:style>
    <style:style style:name="P11" style:family="paragraph" style:parent-style-name="code">
      <style:paragraph-properties fo:orphans="2" fo:widows="2"/>
      <style:text-properties fo:font-size="8.5pt" style:font-size-asian="8.5pt" style:font-size-complex="8.5pt"/>
    </style:style>
    <style:style style:name="P12" style:family="paragraph" style:parent-style-name="code">
      <style:paragraph-properties style:line-height-at-least="0.1736in" fo:orphans="2" fo:widows="2"/>
      <style:text-properties fo:font-size="8.5pt" style:font-size-asian="8.5pt" style:font-size-complex="8.5pt"/>
    </style:style>
    <style:style style:name="P13" style:family="paragraph" style:parent-style-name="code">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loext:contextual-spacing="false" fo:orphans="2" fo:widows="2"/>
    </style:style>
    <style:style style:name="P16" style:family="paragraph" style:parent-style-name="body">
      <style:paragraph-properties fo:orphans="2" fo:widows="2"/>
      <style:text-properties style:font-name="Courier New2"/>
    </style:style>
    <style:style style:name="P17" style:family="paragraph" style:parent-style-name="body">
      <style:paragraph-properties loext:contextual-spacing="false"/>
    </style:style>
    <style:style style:name="P18" style:family="paragraph" style:parent-style-name="body">
      <style:paragraph-properties fo:orphans="2" fo:widows="2"/>
      <style:text-properties style:font-name="Courier New" style:font-name-complex="Courier New3"/>
    </style:style>
    <style:style style:name="P19" style:family="paragraph" style:parent-style-name="body">
      <style:paragraph-properties fo:orphans="2" fo:widows="2"/>
      <style:text-properties fo:font-size="11pt" fo:font-weight="bold" style:font-size-asian="11pt" style:font-weight-asian="bold" style:font-size-complex="11pt" style:font-weight-complex="bold"/>
    </style:style>
    <style:style style:name="P20" style:family="paragraph" style:parent-style-name="body">
      <style:text-properties fo:color="#000000" style:font-name="Times New Roman" fo:font-size="10.5pt" style:font-name-asian="Courier New2" style:font-size-asian="10.5pt" style:font-name-complex="Courier New2" style:font-size-complex="10.5pt"/>
    </style:style>
    <style:style style:name="P21" style:family="paragraph" style:parent-style-name="body">
      <style:paragraph-properties fo:text-align="start" style:justify-single-word="false"/>
    </style:style>
    <style:style style:name="P22" style:family="paragraph" style:parent-style-name="body">
      <style:paragraph-properties fo:text-align="start" style:justify-single-word="false" fo:orphans="2" fo:widows="2"/>
    </style:style>
    <style:style style:name="P23" style:family="paragraph" style:parent-style-name="body">
      <style:paragraph-properties fo:orphans="2" fo:widows="2"/>
      <style:text-properties style:font-name="Times New Roman"/>
    </style:style>
    <style:style style:name="P24" style:family="paragraph" style:parent-style-name="body">
      <style:paragraph-properties fo:text-align="justify" style:justify-single-word="false" fo:orphans="2" fo:widows="2"/>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bullet">
      <style:paragraph-properties loext:contextual-spacing="false" fo:margin-top="0in" fo:margin-bottom="0.0693in" fo:text-align="start" style:justify-single-word="false" fo:orphans="2" fo:widows="2"/>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3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3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3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Standard">
      <style:paragraph-properties loext:contextual-spacing="false" fo:margin-top="0in" fo:margin-bottom="0in" fo:orphans="2" fo:widows="2"/>
    </style:style>
    <style:style style:name="P39" style:family="paragraph" style:parent-style-name="bullet">
      <style:paragraph-properties loext:contextual-spacing="false" fo:margin-top="0in" fo:margin-bottom="0.0555in" fo:orphans="2" fo:widows="2"/>
      <style:text-properties style:font-name="Courier New" style:font-name-complex="Courier New3"/>
    </style:style>
    <style:style style:name="P40" style:family="paragraph" style:parent-style-name="Text_20_body">
      <style:paragraph-properties loext:contextual-spacing="false" fo:margin-top="0in" fo:margin-bottom="0.0555in" fo:orphans="2" fo:widows="2"/>
    </style:style>
    <style:style style:name="P41" style:family="paragraph" style:parent-style-name="Standard">
      <style:paragraph-properties fo:line-height="0.139in" fo:orphans="2" fo:widows="2"/>
      <style:text-properties fo:font-size="12pt" style:font-size-asian="12pt" style:font-size-complex="12pt"/>
    </style:style>
    <style:style style:name="P42" style:family="paragraph" style:parent-style-name="Standard">
      <style:paragraph-properties fo:line-height="0.0835in" fo:orphans="2" fo:widows="2"/>
      <style:text-properties fo:font-size="12pt" style:font-size-asian="12pt" style:font-size-complex="12pt"/>
    </style:style>
    <style:style style:name="P43" style:family="paragraph" style:parent-style-name="Standard">
      <style:paragraph-properties loext:contextual-spacing="false" fo:margin-top="0in" fo:margin-bottom="1in" style:line-height-at-least="0.139in" fo:orphans="2" fo:widows="2"/>
    </style:style>
    <style:style style:name="P44" style:family="paragraph" style:parent-style-name="Standard">
      <style:paragraph-properties loext:contextual-spacing="false" fo:margin-top="0.1665in" fo:margin-bottom="0in" style:line-height-at-least="0.139in" fo:orphans="2" fo:widows="2" fo:keep-with-next="always"/>
    </style:style>
    <style:style style:name="P45" style:family="paragraph" style:parent-style-name="CellBody">
      <style:paragraph-properties fo:orphans="2" fo:widows="2"/>
    </style:style>
    <style:style style:name="P46" style:family="paragraph" style:parent-style-name="sectionheading">
      <style:paragraph-properties fo:orphans="2" fo:widows="2"/>
    </style:style>
    <style:style style:name="P47" style:family="paragraph" style:parent-style-name="sectionheading">
      <style:paragraph-properties loext:contextual-spacing="false" fo:margin-top="0.028in" fo:margin-bottom="0.0555in" fo:orphans="2" fo:widows="2"/>
    </style:style>
    <style:style style:name="P48" style:family="paragraph" style:parent-style-name="bullet">
      <style:paragraph-properties loext:contextual-spacing="false" fo:margin-left="1in" fo:margin-right="0.25in" fo:margin-top="0in" fo:margin-bottom="0.0693in" fo:orphans="2" fo:widows="2" fo:text-indent="-0.1528in" style:auto-text-indent="false"/>
    </style:style>
    <style:style style:name="P49" style:family="paragraph" style:parent-style-name="bullet">
      <style:paragraph-properties loext:contextual-spacing="false" fo:margin-left="1.5in" fo:margin-right="0.25in" fo:margin-top="0in" fo:margin-bottom="0.0693in" fo:orphans="2" fo:widows="2" fo:text-indent="-0.1528in" style:auto-text-indent="false"/>
    </style:style>
    <style:style style:name="P50" style:family="paragraph" style:parent-style-name="body" style:master-page-name="">
      <style:paragraph-properties fo:margin-top="0.0398in" fo:margin-bottom="0.0547in" style:page-number="auto"/>
    </style:style>
    <style:style style:name="P51" style:family="paragraph" style:parent-style-name="body">
      <style:paragraph-properties fo:margin-top="0.0398in" fo:margin-bottom="0.0547in"/>
    </style:style>
    <style:style style:name="P52" style:family="paragraph" style:parent-style-name="body" style:master-page-name="">
      <style:paragraph-properties fo:keep-together="always" style:page-number="auto"/>
    </style:style>
    <style:style style:name="P53" style:family="paragraph" style:parent-style-name="body" style:master-page-name="">
      <style:paragraph-properties loext:contextual-spacing="false" style:page-number="auto"/>
    </style:style>
    <style:style style:name="P54" style:family="paragraph" style:parent-style-name="body">
      <style:paragraph-properties fo:margin-top="0.1181in" fo:margin-bottom="0.0547in"/>
    </style:style>
    <style:style style:name="P55" style:family="paragraph" style:parent-style-name="body">
      <style:paragraph-properties fo:margin-top="0.1181in" fo:margin-bottom="0.0547in" fo:text-align="start" style:justify-single-word="false"/>
    </style:style>
    <style:style style:name="P56" style:family="paragraph" style:parent-style-name="body" style:master-page-name="">
      <style:paragraph-properties fo:margin-top="0.1181in" fo:margin-bottom="0.0547in" fo:keep-together="always" style:page-number="auto" fo:keep-with-next="always"/>
    </style:style>
    <style:style style:name="P57" style:family="paragraph" style:parent-style-name="bullet">
      <style:paragraph-properties fo:orphans="2" fo:widows="2"/>
    </style:style>
    <style:style style:name="P58" style:family="paragraph" style:parent-style-name="Heading_20_2">
      <style:paragraph-properties loext:contextual-spacing="false" fo:margin-top="0in" fo:margin-bottom="0.0555in" fo:orphans="2" fo:widows="2"/>
    </style:style>
    <style:style style:name="P59"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60" style:family="paragraph" style:parent-style-name="Heading_20_3">
      <style:paragraph-properties fo:orphans="2" fo:widows="2"/>
    </style:style>
    <style:style style:name="P61" style:family="paragraph" style:parent-style-name="Heading_20_3">
      <style:paragraph-properties loext:contextual-spacing="false" fo:margin-top="0.0417in" fo:margin-bottom="0.0693in" fo:orphans="2" fo:widows="2"/>
    </style:style>
    <style:style style:name="P62"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63" style:family="paragraph" style:parent-style-name="Heading_20_3">
      <style:paragraph-properties loext:contextual-spacing="false" fo:margin-top="0.028in" fo:margin-bottom="0.0693in" fo:orphans="2" fo:widows="2"/>
    </style:style>
    <style:style style:name="P64" style:family="paragraph" style:parent-style-name="Heading_20_3">
      <style:paragraph-properties fo:orphans="0" fo:widows="0" style:writing-mode="lr-tb"/>
    </style:style>
    <style:style style:name="P65" style:family="paragraph" style:parent-style-name="Heading_20_3">
      <style:paragraph-properties fo:orphans="2" fo:widows="2" style:writing-mode="lr-tb"/>
    </style:style>
    <style:style style:name="P66" style:family="paragraph" style:parent-style-name="body" style:list-style-name="L7"/>
    <style:style style:name="P67" style:family="paragraph" style:parent-style-name="body" style:list-style-name="L8"/>
    <style:style style:name="P68" style:family="paragraph" style:parent-style-name="body" style:list-style-name="L9"/>
    <style:style style:name="P69" style:family="paragraph" style:parent-style-name="body" style:list-style-name="L10"/>
    <style:style style:name="P70" style:family="paragraph" style:parent-style-name="body" style:list-style-name="L11"/>
    <style:style style:name="P71" style:family="paragraph" style:parent-style-name="body" style:list-style-name="L11">
      <style:text-properties style:font-name="Courier New1"/>
    </style:style>
    <style:style style:name="P72" style:family="paragraph" style:parent-style-name="body" style:list-style-name="L12"/>
    <style:style style:name="P73" style:family="paragraph" style:parent-style-name="body" style:list-style-name="L13">
      <style:paragraph-properties loext:contextual-spacing="false"/>
    </style:style>
    <style:style style:name="P74" style:family="paragraph" style:parent-style-name="body" style:list-style-name="L14">
      <style:paragraph-properties loext:contextual-spacing="false"/>
    </style:style>
    <style:style style:name="P75" style:family="paragraph" style:parent-style-name="body">
      <style:paragraph-properties fo:text-align="start" style:justify-single-word="false"/>
    </style:style>
    <style:style style:name="P76" style:family="paragraph" style:parent-style-name="body-code" style:list-style-name="L6">
      <style:paragraph-properties fo:orphans="2" fo:widows="2"/>
    </style:style>
    <style:style style:name="P77" style:family="paragraph" style:parent-style-name="body-code" style:list-style-name="L15">
      <style:paragraph-properties fo:orphans="2" fo:widows="2"/>
    </style:style>
    <style:style style:name="P78" style:family="paragraph" style:parent-style-name="body-code" style:list-style-name="L16">
      <style:paragraph-properties fo:orphans="2" fo:widows="2"/>
    </style:style>
    <style:style style:name="P79" style:family="paragraph" style:parent-style-name="body-code" style:list-style-name="L16">
      <style:paragraph-properties fo:margin-top="0in" fo:margin-bottom="0.1728in" fo:orphans="2" fo:widows="2"/>
    </style:style>
    <style:style style:name="P80"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1"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2"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83"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4" style:family="paragraph" style:parent-style-name="code">
      <style:text-properties fo:color="#000000" style:font-name-asian="Courier New2" style:font-name-complex="Courier New2"/>
    </style:style>
    <style:style style:name="P85" style:family="paragraph" style:parent-style-name="bullet2" style:list-style-name="L1">
      <style:paragraph-properties loext:contextual-spacing="false" fo:margin-top="0in" fo:margin-bottom="0.0138in" fo:orphans="2" fo:widows="2"/>
    </style:style>
    <style:style style:name="P86"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7" style:family="paragraph" style:parent-style-name="Heading_20_1" style:master-page-name="Standard">
      <style:paragraph-properties loext:contextual-spacing="false" fo:margin-top="0in" fo:margin-bottom="0in" fo:orphans="2" fo:widows="2" style:page-number="auto"/>
    </style:style>
    <style:style style:name="P88"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T32"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26625984" text:id="ct105553126625984">
          <text:insertion>
            <office:change-info>
              <dc:creator>Craig Russell</dc:creator>
              <dc:date>2024-10-22T10:55:00</dc:date>
            </office:change-info>
          </text:insertion>
        </text:changed-region>
        <text:changed-region xml:id="ct105553126039808" text:id="ct105553126039808">
          <text:insertion>
            <office:change-info>
              <dc:creator>Craig Russell</dc:creator>
              <dc:date>2024-11-11T16:31:00</dc:date>
            </office:change-info>
          </text:insertion>
        </text:changed-region>
        <text:changed-region xml:id="ct105553126062144" text:id="ct105553126062144">
          <text:insertion>
            <office:change-info>
              <dc:creator>Craig Russell</dc:creator>
              <dc:date>2024-11-11T16:33:00</dc:date>
            </office:change-info>
          </text:insertion>
        </text:changed-region>
        <text:changed-region xml:id="ct105553126076608" text:id="ct105553126076608">
          <text:format-change>
            <office:change-info>
              <dc:creator>Craig Russell</dc:creator>
              <dc:date>2024-11-11T18:19:00</dc:date>
            </office:change-info>
          </text:format-change>
        </text:changed-region>
        <text:changed-region xml:id="ct105553126060032" text:id="ct105553126060032">
          <text:insertion>
            <office:change-info>
              <dc:creator>Craig Russell</dc:creator>
              <dc:date>2024-11-11T18:23:00</dc:date>
            </office:change-info>
          </text:insertion>
        </text:changed-region>
        <text:changed-region xml:id="ct105553126728128" text:id="ct105553126728128">
          <text:insertion>
            <office:change-info>
              <dc:creator>Craig Russell</dc:creator>
              <dc:date>2024-11-11T18:24:00</dc:date>
            </office:change-info>
          </text:insertion>
        </text:changed-region>
        <text:changed-region xml:id="ct105553126671296" text:id="ct105553126671296">
          <text:insertion>
            <office:change-info>
              <dc:creator>Craig Russell</dc:creator>
              <dc:date>2024-10-29T16:55:00</dc:date>
            </office:change-info>
          </text:insertion>
        </text:changed-region>
        <text:changed-region xml:id="ct105553126671488" text:id="ct105553126671488">
          <text:deletion>
            <office:change-info>
              <dc:creator>Craig Russell</dc:creator>
              <dc:date>2024-10-29T16:55:00</dc:date>
            </office:change-info>
            <text:p text:style-name="code">e</text:p>
          </text:deletion>
        </text:changed-region>
        <text:changed-region xml:id="ct105553126671680" text:id="ct105553126671680">
          <text:insertion>
            <office:change-info>
              <dc:creator>Craig Russell</dc:creator>
              <dc:date>2024-10-28T14:27:00</dc:date>
            </office:change-info>
          </text:insertion>
        </text:changed-region>
        <text:changed-region xml:id="ct105553126671872" text:id="ct105553126671872">
          <text:insertion>
            <office:change-info>
              <dc:creator>Craig Russell</dc:creator>
              <dc:date>2024-10-29T16:56:00</dc:date>
            </office:change-info>
          </text:insertion>
        </text:changed-region>
        <text:changed-region xml:id="ct105553126672064" text:id="ct105553126672064">
          <text:deletion>
            <office:change-info>
              <dc:creator>Craig Russell</dc:creator>
              <dc:date>2024-10-29T16:56:00</dc:date>
            </office:change-info>
            <text:p text:style-name="code">e</text:p>
          </text:deletion>
        </text:changed-region>
        <text:changed-region xml:id="ct105553126672256" text:id="ct105553126672256">
          <text:insertion>
            <office:change-info>
              <dc:creator>Craig Russell</dc:creator>
              <dc:date>2024-10-28T14:29:00</dc:date>
            </office:change-info>
          </text:insertion>
        </text:changed-region>
        <text:changed-region xml:id="ct105553126638912" text:id="ct105553126638912">
          <text:insertion>
            <office:change-info>
              <dc:creator>Craig Russell</dc:creator>
              <dc:date>2024-10-29T16:56:00</dc:date>
            </office:change-info>
          </text:insertion>
        </text:changed-region>
        <text:changed-region xml:id="ct105553126639104" text:id="ct105553126639104">
          <text:deletion>
            <office:change-info>
              <dc:creator>Craig Russell</dc:creator>
              <dc:date>2024-10-29T16:56:00</dc:date>
            </office:change-info>
            <text:p text:style-name="code">e</text:p>
          </text:deletion>
        </text:changed-region>
        <text:changed-region xml:id="ct105553126639296" text:id="ct105553126639296">
          <text:insertion>
            <office:change-info>
              <dc:creator>Craig Russell</dc:creator>
              <dc:date>2024-10-28T14:29:00</dc:date>
            </office:change-info>
          </text:insertion>
        </text:changed-region>
        <text:changed-region xml:id="ct105553126639488" text:id="ct105553126639488">
          <text:insertion>
            <office:change-info>
              <dc:creator>Craig Russell</dc:creator>
              <dc:date>2024-10-29T16:56:00</dc:date>
            </office:change-info>
          </text:insertion>
        </text:changed-region>
        <text:changed-region xml:id="ct105553126639680" text:id="ct105553126639680">
          <text:deletion>
            <office:change-info>
              <dc:creator>Craig Russell</dc:creator>
              <dc:date>2024-10-29T16:56:00</dc:date>
            </office:change-info>
            <text:p text:style-name="code">e</text:p>
          </text:deletion>
        </text:changed-region>
        <text:changed-region xml:id="ct105553126639872" text:id="ct105553126639872">
          <text:insertion>
            <office:change-info>
              <dc:creator>Craig Russell</dc:creator>
              <dc:date>2024-10-28T14:29:00</dc:date>
            </office:change-info>
          </text:insertion>
        </text:changed-region>
        <text:changed-region xml:id="ct105553126640064" text:id="ct105553126640064">
          <text:format-change>
            <office:change-info>
              <dc:creator>Craig Russell</dc:creator>
              <dc:date>2024-10-28T14:30:00</dc:date>
            </office:change-info>
          </text:format-change>
        </text:changed-region>
        <text:changed-region xml:id="ct105553126640256" text:id="ct105553126640256">
          <text:format-change>
            <office:change-info>
              <dc:creator>Craig Russell</dc:creator>
              <dc:date>2024-10-29T12:14:00</dc:date>
            </office:change-info>
          </text:format-change>
        </text:changed-region>
        <text:changed-region xml:id="ct105553126640448" text:id="ct105553126640448">
          <text:insertion>
            <office:change-info>
              <dc:creator>Craig Russell</dc:creator>
              <dc:date>2024-10-28T14:30:00</dc:date>
            </office:change-info>
          </text:insertion>
        </text:changed-region>
        <text:changed-region xml:id="ct105553126640640" text:id="ct105553126640640">
          <text:insertion>
            <office:change-info>
              <dc:creator>Craig Russell</dc:creator>
              <dc:date>2024-10-29T16:57:00</dc:date>
            </office:change-info>
          </text:insertion>
        </text:changed-region>
        <text:changed-region xml:id="ct105553126640832" text:id="ct105553126640832">
          <text:deletion>
            <office:change-info>
              <dc:creator>Craig Russell</dc:creator>
              <dc:date>2024-10-29T16:57:00</dc:date>
            </office:change-info>
            <text:p text:style-name="code">d</text:p>
          </text:deletion>
        </text:changed-region>
        <text:changed-region xml:id="ct105553126641024" text:id="ct105553126641024">
          <text:insertion>
            <office:change-info>
              <dc:creator>Craig Russell</dc:creator>
              <dc:date>2024-10-28T14:31:00</dc:date>
            </office:change-info>
          </text:insertion>
        </text:changed-region>
        <text:changed-region xml:id="ct105553126641216" text:id="ct105553126641216">
          <text:insertion>
            <office:change-info>
              <dc:creator>Craig Russell</dc:creator>
              <dc:date>2024-10-29T12:12:00</dc:date>
            </office:change-info>
          </text:insertion>
        </text:changed-region>
        <text:changed-region xml:id="ct105553126641408" text:id="ct105553126641408">
          <text:deletion>
            <office:change-info>
              <dc:creator>Craig Russell</dc:creator>
              <dc:date>2024-10-29T12:12:00</dc:date>
            </office:change-info>
            <text:p text:style-name="code">e</text:p>
          </text:deletion>
        </text:changed-region>
        <text:changed-region xml:id="ct105553126641600" text:id="ct105553126641600">
          <text:insertion>
            <office:change-info>
              <dc:creator>Craig Russell</dc:creator>
              <dc:date>2024-10-28T14:31:00</dc:date>
            </office:change-info>
          </text:insertion>
        </text:changed-region>
        <text:changed-region xml:id="ct105553126641792" text:id="ct105553126641792">
          <text:insertion>
            <office:change-info>
              <dc:creator>Craig Russell</dc:creator>
              <dc:date>2024-10-29T12:13:00</dc:date>
            </office:change-info>
          </text:insertion>
        </text:changed-region>
        <text:changed-region xml:id="ct105553126641984" text:id="ct105553126641984">
          <text:deletion>
            <office:change-info>
              <dc:creator>Craig Russell</dc:creator>
              <dc:date>2024-10-29T12:13:00</dc:date>
            </office:change-info>
            <text:p text:style-name="code">e</text:p>
          </text:deletion>
        </text:changed-region>
        <text:changed-region xml:id="ct105553126642176" text:id="ct105553126642176">
          <text:insertion>
            <office:change-info>
              <dc:creator>Craig Russell</dc:creator>
              <dc:date>2024-10-28T14:31:00</dc:date>
            </office:change-info>
          </text:insertion>
        </text:changed-region>
        <text:changed-region xml:id="ct105553126642944" text:id="ct105553126642944">
          <text:insertion>
            <office:change-info>
              <dc:creator>Craig Russell</dc:creator>
              <dc:date>2024-10-29T16:57:00</dc:date>
            </office:change-info>
          </text:insertion>
        </text:changed-region>
        <text:changed-region xml:id="ct105553126643136" text:id="ct105553126643136">
          <text:deletion>
            <office:change-info>
              <dc:creator>Craig Russell</dc:creator>
              <dc:date>2024-10-29T16:57:00</dc:date>
            </office:change-info>
            <text:p text:style-name="code">e</text:p>
          </text:deletion>
        </text:changed-region>
        <text:changed-region xml:id="ct105553126643328" text:id="ct105553126643328">
          <text:insertion>
            <office:change-info>
              <dc:creator>Craig Russell</dc:creator>
              <dc:date>2024-10-28T14:32:00</dc:date>
            </office:change-info>
          </text:insertion>
        </text:changed-region>
        <text:changed-region xml:id="ct105553126643520" text:id="ct105553126643520">
          <text:insertion>
            <office:change-info>
              <dc:creator>Craig Russell</dc:creator>
              <dc:date>2024-10-29T16:57:00</dc:date>
            </office:change-info>
          </text:insertion>
        </text:changed-region>
        <text:changed-region xml:id="ct105553126643712" text:id="ct105553126643712">
          <text:deletion>
            <office:change-info>
              <dc:creator>Craig Russell</dc:creator>
              <dc:date>2024-10-29T16:57:00</dc:date>
            </office:change-info>
            <text:p text:style-name="P1">e</text:p>
          </text:deletion>
        </text:changed-region>
        <text:changed-region xml:id="ct105553126643904" text:id="ct105553126643904">
          <text:insertion>
            <office:change-info>
              <dc:creator>Craig Russell</dc:creator>
              <dc:date>2024-10-28T14:32:00</dc:date>
            </office:change-info>
          </text:insertion>
        </text:changed-region>
        <text:changed-region xml:id="ct105553126669504" text:id="ct105553126669504">
          <text:insertion>
            <office:change-info>
              <dc:creator>Craig Russell</dc:creator>
              <dc:date>2024-10-29T16:57:00</dc:date>
            </office:change-info>
          </text:insertion>
        </text:changed-region>
        <text:changed-region xml:id="ct105553126669120" text:id="ct105553126669120">
          <text:deletion>
            <office:change-info>
              <dc:creator>Craig Russell</dc:creator>
              <dc:date>2024-10-29T16:57:00</dc:date>
            </office:change-info>
            <text:p text:style-name="code">e</text:p>
          </text:deletion>
        </text:changed-region>
        <text:changed-region xml:id="ct105553126670080" text:id="ct105553126670080">
          <text:insertion>
            <office:change-info>
              <dc:creator>Craig Russell</dc:creator>
              <dc:date>2024-10-28T14:32:00</dc:date>
            </office:change-info>
          </text:insertion>
        </text:changed-region>
        <text:changed-region xml:id="ct105553126720064" text:id="ct105553126720064">
          <text:insertion>
            <office:change-info>
              <dc:creator>Craig Russell</dc:creator>
              <dc:date>2024-10-29T16:57:00</dc:date>
            </office:change-info>
          </text:insertion>
        </text:changed-region>
        <text:changed-region xml:id="ct105553126718272" text:id="ct105553126718272">
          <text:deletion>
            <office:change-info>
              <dc:creator>Craig Russell</dc:creator>
              <dc:date>2024-10-29T16:57:00</dc:date>
            </office:change-info>
            <text:p text:style-name="code">e</text:p>
          </text:deletion>
        </text:changed-region>
        <text:changed-region xml:id="ct105553126309888" text:id="ct105553126309888">
          <text:insertion>
            <office:change-info>
              <dc:creator>Craig Russell</dc:creator>
              <dc:date>2024-10-28T14:32:00</dc:date>
            </office:change-info>
          </text:insertion>
        </text:changed-region>
        <text:changed-region xml:id="ct105553126310080" text:id="ct105553126310080">
          <text:insertion>
            <office:change-info>
              <dc:creator>Craig Russell</dc:creator>
              <dc:date>2024-10-29T16:58:00</dc:date>
            </office:change-info>
          </text:insertion>
        </text:changed-region>
        <text:changed-region xml:id="ct105553126310272" text:id="ct105553126310272">
          <text:deletion>
            <office:change-info>
              <dc:creator>Craig Russell</dc:creator>
              <dc:date>2024-10-29T16:58:00</dc:date>
            </office:change-info>
            <text:p text:style-name="code">e</text:p>
          </text:deletion>
        </text:changed-region>
        <text:changed-region xml:id="ct105553126310464" text:id="ct105553126310464">
          <text:insertion>
            <office:change-info>
              <dc:creator>Craig Russell</dc:creator>
              <dc:date>2024-10-28T14:32:00</dc:date>
            </office:change-info>
          </text:insertion>
        </text:changed-region>
        <text:changed-region xml:id="ct105553126310656" text:id="ct105553126310656">
          <text:insertion>
            <office:change-info>
              <dc:creator>Craig Russell</dc:creator>
              <dc:date>2024-10-29T16:58:00</dc:date>
            </office:change-info>
          </text:insertion>
        </text:changed-region>
        <text:changed-region xml:id="ct105553126310848" text:id="ct105553126310848">
          <text:deletion>
            <office:change-info>
              <dc:creator>Craig Russell</dc:creator>
              <dc:date>2024-10-29T16:58:00</dc:date>
            </office:change-info>
            <text:p text:style-name="code">e</text:p>
          </text:deletion>
        </text:changed-region>
        <text:changed-region xml:id="ct105553126311040" text:id="ct105553126311040">
          <text:insertion>
            <office:change-info>
              <dc:creator>Craig Russell</dc:creator>
              <dc:date>2024-10-28T14:32:00</dc:date>
            </office:change-info>
          </text:insertion>
        </text:changed-region>
        <text:changed-region xml:id="ct105553126311232" text:id="ct105553126311232">
          <text:insertion>
            <office:change-info>
              <dc:creator>Craig Russell</dc:creator>
              <dc:date>2024-10-29T17:00:00</dc:date>
            </office:change-info>
          </text:insertion>
        </text:changed-region>
        <text:changed-region xml:id="ct105553126311424" text:id="ct105553126311424">
          <text:deletion>
            <office:change-info>
              <dc:creator>Craig Russell</dc:creator>
              <dc:date>2024-10-29T17:00:00</dc:date>
            </office:change-info>
            <text:p text:style-name="code">e</text:p>
          </text:deletion>
        </text:changed-region>
        <text:changed-region xml:id="ct105553126311616" text:id="ct105553126311616">
          <text:insertion>
            <office:change-info>
              <dc:creator>Craig Russell</dc:creator>
              <dc:date>2024-10-28T14:33:00</dc:date>
            </office:change-info>
          </text:insertion>
        </text:changed-region>
        <text:changed-region xml:id="ct105553126312192" text:id="ct105553126312192">
          <text:insertion>
            <office:change-info>
              <dc:creator>Craig Russell</dc:creator>
              <dc:date>2024-10-29T16:59:00</dc:date>
            </office:change-info>
          </text:insertion>
        </text:changed-region>
        <text:changed-region xml:id="ct105553126312384" text:id="ct105553126312384">
          <text:deletion>
            <office:change-info>
              <dc:creator>Craig Russell</dc:creator>
              <dc:date>2024-10-29T16:59:00</dc:date>
            </office:change-info>
            <text:p text:style-name="code">e</text:p>
          </text:deletion>
        </text:changed-region>
        <text:changed-region xml:id="ct105553126312576" text:id="ct105553126312576">
          <text:insertion>
            <office:change-info>
              <dc:creator>Craig Russell</dc:creator>
              <dc:date>2024-10-28T14:33:00</dc:date>
            </office:change-info>
          </text:insertion>
        </text:changed-region>
        <text:changed-region xml:id="ct105553126312768" text:id="ct105553126312768">
          <text:insertion>
            <office:change-info>
              <dc:creator>Craig Russell</dc:creator>
              <dc:date>2024-10-29T16:53:00</dc:date>
            </office:change-info>
          </text:insertion>
        </text:changed-region>
        <text:changed-region xml:id="ct105553126312960" text:id="ct105553126312960">
          <text:deletion>
            <office:change-info>
              <dc:creator>Craig Russell</dc:creator>
              <dc:date>2024-10-29T16:53:00</dc:date>
            </office:change-info>
            <text:p text:style-name="code">d</text:p>
          </text:deletion>
        </text:changed-region>
        <text:changed-region xml:id="ct105553126313152" text:id="ct105553126313152">
          <text:insertion>
            <office:change-info>
              <dc:creator>Craig Russell</dc:creator>
              <dc:date>2024-10-28T14:33:00</dc:date>
            </office:change-info>
          </text:insertion>
        </text:changed-region>
        <text:changed-region xml:id="ct105553126313344" text:id="ct105553126313344">
          <text:insertion>
            <office:change-info>
              <dc:creator>Craig Russell</dc:creator>
              <dc:date>2024-10-29T16:59:00</dc:date>
            </office:change-info>
          </text:insertion>
        </text:changed-region>
        <text:changed-region xml:id="ct105553126313728" text:id="ct105553126313728">
          <text:deletion>
            <office:change-info>
              <dc:creator>Craig Russell</dc:creator>
              <dc:date>2024-10-29T16:53:00</dc:date>
            </office:change-info>
            <text:p text:style-name="code">e</text:p>
          </text:deletion>
        </text:changed-region>
        <text:changed-region xml:id="ct105553126313536" text:id="ct105553126313536">
          <text:deletion>
            <office:change-info>
              <dc:creator>Craig Russell</dc:creator>
              <dc:date>2024-10-29T16:54:00</dc:date>
            </office:change-info>
            <text:p text:style-name="code">Q</text:p>
          </text:deletion>
        </text:changed-region>
        <text:changed-region xml:id="ct105553126312000" text:id="ct105553126312000">
          <text:insertion>
            <office:change-info>
              <dc:creator>Craig Russell</dc:creator>
              <dc:date>2024-10-29T16:54:00</dc:date>
            </office:change-info>
          </text:insertion>
        </text:changed-region>
        <text:changed-region xml:id="ct105553126314304" text:id="ct105553126314304">
          <text:deletion>
            <office:change-info>
              <dc:creator>Craig Russell</dc:creator>
              <dc:date>2024-10-29T16:54:00</dc:date>
            </office:change-info>
            <text:p text:style-name="code">e</text:p>
          </text:deletion>
        </text:changed-region>
        <text:changed-region xml:id="ct105553126314496" text:id="ct105553126314496">
          <text:insertion>
            <office:change-info>
              <dc:creator>Craig Russell</dc:creator>
              <dc:date>2024-10-28T14:33:00</dc:date>
            </office:change-info>
          </text:insertion>
        </text:changed-region>
        <text:changed-region xml:id="ct105553126314688" text:id="ct105553126314688">
          <text:insertion>
            <office:change-info>
              <dc:creator>Craig Russell</dc:creator>
              <dc:date>2024-10-29T16:55:00</dc:date>
            </office:change-info>
          </text:insertion>
        </text:changed-region>
        <text:changed-region xml:id="ct105553126314880" text:id="ct105553126314880">
          <text:deletion>
            <office:change-info>
              <dc:creator>Craig Russell</dc:creator>
              <dc:date>2024-10-29T16:55:00</dc:date>
            </office:change-info>
            <text:p text:style-name="code">e</text:p>
          </text:deletion>
        </text:changed-region>
        <text:changed-region xml:id="ct105553126315072" text:id="ct105553126315072">
          <text:insertion>
            <office:change-info>
              <dc:creator>Craig Russell</dc:creator>
              <dc:date>2024-10-28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8"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7"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8"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9" draw:style-name="gr2" draw:text-style-name="P88" svg:width="2.7913in" svg:height="0.135in" svg:x="-2.3752in" svg:y="0in">
        <draw:image xlink:href="Pictures/2000000900000FB5000000C9E5A4A80D23E7850E.wmf" xlink:type="simple" xlink:show="embed" xlink:actuate="onLoad">
          <text:p/>
        </draw:image>
      </draw:frame>
      <text:p text:style-name="P87">Query</text:p>
      <text:p text:style-name="P43"><text:bookmark text:name="_GoBack"/><draw:frame draw:style-name="fr1" draw:name="graphics1" text:anchor-type="as-char" svg:width="6.5in" svg:height="0.1346in" draw:z-index="16"><draw:image xlink:href="Pictures/20000009000025F9000000C9A96828DD27FE8892.wmf" xlink:type="simple" xlink:show="embed" xlink:actuate="onLoad"/></draw:frame></text:p>
      <text:p text:style-name="P14">This chapter specifies the query contract between an application component and the JDO <text:span text:style-name="T18">PersistenceManager</text:span>. </text:p>
      <text:p text:style-name="P14">The query facility consists of two parts: the query API, and the query language. This chapter specifies the query language “JDOQL”, and includes conventions for the use of “SQL” as the language for JDO implementations using a relational store.</text:p>
      <text:p text:style-name="P44"><draw:frame draw:style-name="fr1" draw:name="1" text:anchor-type="as-char" svg:width="2.7917in" svg:height="0.1346in" draw:z-index="17"><draw:image xlink:href="Pictures/2000000900000FB5000000C9E5A4A80D23E7850E.wmf" xlink:type="simple" xlink:show="embed" xlink:actuate="onLoad"/></draw:frame></text:p>
      <text:h text:style-name="P58" text:outline-level="2">Overview</text:h>
      <text:p text:style-name="P14">An application component requires access to JDO instances so it can invoke specific behavior on those instances. From a JDO instance, it might navigate to other associated instances, thereby operating on an application-specific closure of instances.</text:p>
      <text:p text:style-name="P14">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4">The persistent manager instance is a factory for query instances, and queries are executed in the context of the persistent manager instance. </text:p>
      <text:p text:style-name="P14">The actual <text:alphabetical-index-mark-start text:id="IMark5206259464" text:main-entry="true"/>query execution<text:alphabetical-index-mark-end text:id="IMark5206259464"/>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4">For this reason, methods in the query filter have semantics possibly different from those in the Java VM.</text:p>
      <text:p text:style-name="P44"><draw:frame draw:style-name="fr1" draw:name="2" text:anchor-type="as-char" svg:width="2.7917in" svg:height="0.1346in" draw:z-index="18"><draw:image xlink:href="Pictures/2000000900000FB5000000C9E5A4A80D23E7850E.wmf" xlink:type="simple" xlink:show="embed" xlink:actuate="onLoad"/></draw:frame></text:p>
      <text:h text:style-name="P58" text:outline-level="2">Goals</text:h>
      <text:p text:style-name="P14">The JDO <text:span text:style-name="T18">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18">Query</text:span> interface must provide for both types of <text:alphabetical-index-mark-start text:id="IMark5206259464" text:main-entry="true"/>query execution<text:alphabetical-index-mark-end text:id="IMark5206259464"/> strategies.</text:p>
      <text:p text:style-name="P26">•<text:tab/><text:alphabetical-index-mark-start text:id="IMark5206259464" text:main-entry="true"/>Large result set<text:alphabetical-index-mark-end text:id="IMark5206259464"/> support. Queries might return massive numbers of JDO instances that match the query. The JDO <text:span text:style-name="T18">Query</text:span> architecture must provide for processing the results within the resource constraints of the execution environment.</text:p>
      <text:p text:style-name="P26">•<text:tab/><text:alphabetical-index-mark-start text:id="IMark5206259464" text:main-entry="true"/>Compiled query<text:alphabetical-index-mark-end text:id="IMark5206259464"/>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5206259464" text:main-entry="true"/>Deletion by query<text:alphabetical-index-mark-end text:id="IMark5206259464"/>. Deleting multiple instances in the datastore can be done efficiently if specified as a query method instead of instantiating all persistent instances and calling the <text:span text:style-name="T18">deletePersistent</text:span> method on them.</text:p>
      <text:p text:style-name="P44"><draw:frame draw:style-name="fr1" draw:name="3" text:anchor-type="as-char" svg:width="2.7917in" svg:height="0.1346in" draw:z-index="0"><draw:image xlink:href="Pictures/2000000900000FB5000000C9E5A4A80D23E7850E.wmf" xlink:type="simple" xlink:show="embed" xlink:actuate="onLoad"/></draw:frame></text:p>
      <text:h text:style-name="P58" text:outline-level="2">Architecture: Query</text:h>
      <text:p text:style-name="P14">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5206259464" text:main-entry="true"/>execute<text:alphabetical-index-mark-end text:id="IMark5206259464"/> them serially. In either case, the execution must be thread safe.<text:span text:style-name="Assertion">]</text:span></text:p>
      <text:p text:style-name="P14">There are three required components in any query: </text:p>
      <text:p text:style-name="P26">•<text:tab/>the class of the <text:alphabetical-index-mark-start text:id="IMark5206259464" text:main-entry="true"/>candidate instances<text:alphabetical-index-mark-end text:id="IMark5206259464"/>. The class is used to scope the names in the query filter. All of the candidate instances are of this class or a subclass of this class. If the class is not explicitly passed to the query, it is obtained from the <text:alphabetical-index-mark-start text:id="IMark5206259656" text:main-entry="true"/>Extent<text:alphabetical-index-mark-end text:id="IMark5206259656"/>.</text:p>
      <text:p text:style-name="P26">•<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6">•<text:tab/>the <text:alphabetical-index-mark-start text:id="IMark5206259656" text:main-entry="true"/>query filter<text:alphabetical-index-mark-end text:id="IMark5206259656"/>. The query filter is a Java <text:span text:style-name="T18">boolean</text:span> expression that tells whether instances in the candidate collection are to be returned in the result. If not specified, the filter defaults to <text:span text:style-name="T18">true</text:span>.</text:p>
      <text:p text:style-name="P14">Other components in queries include:</text:p>
      <text:p text:style-name="P26">•<text:tab/><text:alphabetical-index-mark-start text:id="IMark5206259656" text:main-entry="true"/>parameter declarations<text:alphabetical-index-mark-end text:id="IMark5206259656"/>.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6">•<text:tab/><text:alphabetical-index-mark-start text:id="IMark5206259656" text:main-entry="true"/>variable declarations<text:alphabetical-index-mark-end text:id="IMark5206259656"/>: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text:alphabetical-index-mark-start text:id="IMark5206259656" text:main-entry="true"/>import statements<text:alphabetical-index-mark-end text:id="IMark5206259656"/>: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6">•<text:tab/><text:alphabetical-index-mark-start text:id="IMark5206259656" text:main-entry="true"/>ordering specification<text:alphabetical-index-mark-end text:id="IMark5206259656"/>. <text:span text:style-name="Assertion">A14.3-6 duplicate of 14.6-11 [</text:span>The ordering specification includes a list of expressions with the ascending/descending indicator. To be portable, the expression’s type must be one of: </text:p>
      <text:list xml:id="list1532438653892586849" text:style-name="L1">
        <text:list-item>
          <text:p text:style-name="P85">primitive types except <text:span text:style-name="T19">boolean</text:span>; </text:p>
        </text:list-item>
        <text:list-item>
          <text:p text:style-name="P85">wrapper types except <text:span text:style-name="T19">Boolean</text:span>; </text:p>
        </text:list-item>
        <text:list-item>
          <text:p text:style-name="P85"><text:span text:style-name="T19">BigDecimal</text:span>; </text:p>
        </text:list-item>
        <text:list-item>
          <text:p text:style-name="P85"><text:span text:style-name="T19">BigInteger</text:span>; </text:p>
        </text:list-item>
        <text:list-item>
          <text:p text:style-name="P85"><text:span text:style-name="T19">String</text:span>;</text:p>
        </text:list-item>
        <text:list-item>
          <text:p text:style-name="P86"><text:span text:style-name="T29">java.time</text:span><text:span text:style-name="T29">.LocalDate;</text:span></text:p>
        </text:list-item>
        <text:list-item>
          <text:p text:style-name="P86"><text:span text:style-name="T29">java.time</text:span><text:span text:style-name="T29">.LocalDateTime;</text:span></text:p>
        </text:list-item>
        <text:list-item>
          <text:p text:style-name="P86"><text:span text:style-name="T29">java.time</text:span><text:span text:style-name="T29">.LocalTime;</text:span></text:p>
        </text:list-item>
        <text:list-item>
          <text:p text:style-name="P85"><text:span text:style-name="T19">Date</text:span>.<text:span text:style-name="Assertion"><text:span text:style-name="T22">]</text:span></text:span></text:p>
        </text:list-item>
      </text:list>
      <text:p text:style-name="P26">•<text:tab/><text:alphabetical-index-mark-start text:id="IMark5206259656" text:main-entry="true"/>result specification<text:alphabetical-index-mark-end text:id="IMark5206259656"/>. The application might want to get results from a query that are not instances of the candidate class. The results might be fields of persistent instances, instances of classes other than the candidate class, or aggregates of fields.</text:p>
      <text:p text:style-name="P26">•<text:tab/><text:alphabetical-index-mark-start text:id="IMark5206259656" text:main-entry="true"/>grouping specification<text:alphabetical-index-mark-end text:id="IMark5206259656"/>. Aggregates are most useful when the application can specify the result field by which to group the results.</text:p>
      <text:p text:style-name="P26">•<text:tab/><text:alphabetical-index-mark-start text:id="IMark5206259656" text:main-entry="true"/>uniqueness<text:alphabetical-index-mark-end text:id="IMark5206259656"/>. The application can specify that the result of a query is unique, and therefore a single value instead of a <text:span text:style-name="T18">List</text:span> should be returned from the query.</text:p>
      <text:p text:style-name="P26">•<text:tab/><text:alphabetical-index-mark-start text:id="IMark5206259656" text:main-entry="true"/>result class<text:alphabetical-index-mark-end text:id="IMark5206259656"/>. The application may have a user-defined class that best represents the results of a query. In this case, the application can specify that instances of this class should be returned.</text:p>
      <text:p text:style-name="P26">•<text:tab/>limiting the size of the results. The application might want to limit the number of instances returned by the query, and might want to skip over some number of instances that might have been returned previously.</text:p>
      <text:p text:style-name="P26">•<text:tab/><text:alphabetical-index-mark-start text:id="IMark5206259656" text:main-entry="true"/>subqueries<text:alphabetical-index-mark-end text:id="IMark5206259656"/>.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4"><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4"><draw:frame draw:style-name="fr1" draw:name="4" text:anchor-type="as-char" svg:width="2.7917in" svg:height="0.1346in" draw:z-index="0"><draw:image xlink:href="Pictures/2000000900000FB5000000C9E5A4A80D23E7850E.wmf" xlink:type="simple" xlink:show="embed" xlink:actuate="onLoad"/></draw:frame></text:p>
      <text:h text:style-name="P58" text:outline-level="2">Namespaces in queries</text:h>
      <text:p text:style-name="P14">The query namespace is modeled after methods in Java:</text:p>
      <text:p text:style-name="P26">•<text:span text:style-name="T18"><text:tab/></text:span><text:span text:style-name="T18">setClass</text:span> corresponds to the class definition</text:p>
      <text:p text:style-name="P26">•<text:span text:style-name="T18"><text:tab/></text:span><text:span text:style-name="T18">declareParameters</text:span> corresponds to formal parameters of a method</text:p>
      <text:p text:style-name="P26">•<text:span text:style-name="T18"><text:tab/></text:span><text:span text:style-name="T18">declareVariables</text:span> corresponds to local variables of a method</text:p>
      <text:p text:style-name="P26">•<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4">There are two <text:alphabetical-index-mark-start text:id="IMark5206259656" text:main-entry="true"/>namespaces<text:alphabetical-index-mark-end text:id="IMark5206259656"/> in queries. <text:span text:style-name="Assertion">A14.4-1 [</text:span>Type names have their own namespace that is separate from the namespace for fields, variables and parameters.<text:span text:style-name="Assertion">]</text:span></text:p>
      <text:p text:style-name="P35"><text:tab/><text:tab/>Keywords</text:p>
      <text:p text:style-name="P1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4"><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4">The method <text:alphabetical-index-mark-start text:id="IMark5206259656" text:main-entry="true"/><text:span text:style-name="T18">setClass</text:span><text:alphabetical-index-mark-end text:id="IMark5206259656"/> introduces the name of the candidate class in the type namespace. The method <text:alphabetical-index-mark-start text:id="IMark5206259464" text:main-entry="true"/><text:span text:style-name="T18">declareImports</text:span><text:alphabetical-index-mark-end text:id="IMark5206259464"/>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4">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4">The method <text:span text:style-name="T18">setClass</text:span> also introduces the names of the candidate class fields.</text:p>
      <text:p text:style-name="P14"><text:soft-page-break/>The method <text:alphabetical-index-mark-start text:id="IMark5206259464" text:main-entry="true"/><text:span text:style-name="T18">declareParameters</text:span><text:alphabetical-index-mark-end text:id="IMark520625946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4">The method <text:alphabetical-index-mark-start text:id="IMark5206259464" text:main-entry="true"/><text:span text:style-name="T18">declareVariables</text:span><text:alphabetical-index-mark-end text:id="IMark5206259464"/>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5206259464" text:main-entry="true"/><text:span text:style-name="T20">this</text:span><text:alphabetical-index-mark-end text:id="IMark5206259464"/> would be allowed. </text:p>
      <text:p text:style-name="P14"><text:span text:style-name="Assertion">A14.4-4 [</text:span>A hidden field may be accessed using the <text:span text:style-name="T18">this</text:span> qualifier: <text:span text:style-name="T18">this.fieldName</text:span>.<text:span text:style-name="Assertion">]</text:span></text:p>
      <text:p text:style-name="P44"><draw:frame draw:style-name="fr1" draw:name="5" text:anchor-type="as-char" svg:width="2.7917in" svg:height="0.1346in" draw:z-index="0"><draw:image xlink:href="Pictures/2000000900000FB5000000C9E5A4A80D23E7850E.wmf" xlink:type="simple" xlink:show="embed" xlink:actuate="onLoad"/></draw:frame></text:p>
      <text:h text:style-name="P58" text:outline-level="2"><text:bookmark text:name="R-1088897"/>Query Factory in PersistenceManager interface</text:h>
      <text:p text:style-name="P14">The <text:span text:style-name="T18">PersistenceManager</text:span> interface contains <text:span text:style-name="T18">Query</text:span> factory methods.</text:p>
      <text:p text:style-name="P2">Query <text:alphabetical-index-mark-start text:id="IMark5206259464" text:main-entry="true"/>newQuery<text:alphabetical-index-mark-end text:id="IMark5206259464"/>();</text:p>
      <text:p text:style-name="P14"><text:span text:style-name="Assertion">A14.5-1 [</text:span>Construct a new empty query instance.<text:span text:style-name="Assertion">]</text:span> </text:p>
      <text:p text:style-name="P2">Query newQuery (Object query);</text:p>
      <text:p text:style-name="P14">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4"><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4">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2">Query newQuery (Class cls);</text:p>
      <text:p text:style-name="P14"><text:span text:style-name="Assertion">A14.5-5 [</text:span>Construct a new query instance with the candidate class specified.<text:span text:style-name="Assertion">]</text:span></text:p>
      <text:p text:style-name="P2"><text:soft-page-break/>Query newQuery (Extent cln);</text:p>
      <text:p text:style-name="P14"><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2">Query newQuery (Class cls, Collection cln);</text:p>
      <text:p text:style-name="P14"><text:span text:style-name="Assertion">A14.5-7 [</text:span>Construct a new query instance with the candidate class and candidate <text:span text:style-name="T18">Collection</text:span> specified.<text:span text:style-name="Assertion">]</text:span></text:p>
      <text:p text:style-name="P2">Query newQuery (Class cls, String queryString);</text:p>
      <text:p text:style-name="P14"><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newQuery (Class cls, Collection cln, String queryString);</text:p>
      <text:p text:style-name="P14"><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newQuery (Extent cln, String queryString);</text:p>
      <text:p text:style-name="P14"><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text:alphabetical-index-mark-start text:id="IMark5206259464" text:main-entry="true"/>newNamedQuery<text:alphabetical-index-mark-end text:id="IMark5206259464"/> (Class cls, String queryName);</text:p>
      <text:p text:style-name="P14"><text:span text:style-name="Assertion">A14.5-12 [</text:span>Construct a new query instance with the given candidate class from a <text:alphabetical-index-mark-start text:id="IMark5206259464" text:main-entry="true"/>named query<text:alphabetical-index-mark-end text:id="IMark5206259464"/>.<text:span text:style-name="Assertion">]</text:span> The query name given must be the name of a query defined in metadata. The metadata is searched for the specified name. The extent, including subclasses, is the default for the candidate collection.</text:p>
      <text:p text:style-name="P1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2">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2">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14"><text:span text:style-name="Assertion">A14.5-14 [</text:span>If the metadata for the named query is not found in the above, a <text:span text:style-name="T2">JDOUserException</text:span> is thrown.<text:span text:style-name="Assertion">]</text:span> </text:p>
      <text:p text:style-name="P14">NOTE: If no class is provided as a parameter, the metadata must be in one of the top level locations or must have already been processed during loading of metadata for a class or interface whose metadata has been loaded.</text:p>
      <text:p text:style-name="P1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4"><text:span text:style-name="Assertion">A14.5-15 [</text:span>If the <text:alphabetical-index-mark-start text:id="IMark5206259464" text:main-entry="true"/>unmodifiable<text:alphabetical-index-mark-end text:id="IMark5206259464"/> attribute is specified as or defaults to “false”, then the Query instance returned from this method can be modified by the application, just like any other Query instance.<text:span text:style-name="Assertion">]</text:span></text:p>
      <text:p text:style-name="P14"><text:span text:style-name="Assertion">A14.5-16 [</text:span>Named queries must be compilable. Attempts to get a named query that cannot be compiled result in <text:span text:style-name="T2">JDOUserException</text:span>.<text:span text:style-name="Assertion">]</text:span> </text:p>
      <text:p text:style-name="P44"><draw:frame draw:style-name="fr1" draw:name="6" text:anchor-type="as-char" svg:width="2.7917in" svg:height="0.1346in" draw:z-index="0"><draw:image xlink:href="Pictures/2000000900000FB5000000C9E5A4A80D23E7850E.wmf" xlink:type="simple" xlink:show="embed" xlink:actuate="onLoad"/></draw:frame></text:p>
      <text:h text:style-name="P58" text:outline-level="2">Query Interface</text:h>
      <text:p text:style-name="P2">package javax.jdo;</text:p>
      <text:p text:style-name="body-code">public interface Query extends <text:alphabetical-index-mark-start text:id="IMark5206259464" text:main-entry="true"/>AutoCloseable<text:alphabetical-index-mark-end text:id="IMark5206259464"/>, Serializable {</text:p>
      <text:p text:style-name="P3"><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2">String JDOQL = "javax.jdo.query.JDOQL";</text:p>
      <text:p text:style-name="P2">String SQL = "javax.jdo.query.SQL";</text:p>
      <text:p text:style-name="P35"><text:tab/><text:tab/>Persistence Manager</text:p>
      <text:p text:style-name="P2">PersistenceManager <text:alphabetical-index-mark-start text:id="IMark5206259464" text:main-entry="true"/>getPersistenceManager<text:alphabetical-index-mark-end text:id="IMark5206259464"/>();</text:p>
      <text:p text:style-name="P14"><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5"><text:tab/><text:tab/>Fetch Plan </text:p>
      <text:p text:style-name="P2">FetchPlan <text:alphabetical-index-mark-start text:id="IMark5206259464" text:main-entry="true"/>getFetchPlan<text:alphabetical-index-mark-end text:id="IMark5206259464"/>(); </text:p>
      <text:p text:style-name="P14"><text:span text:style-name="Assertion">A14.6-21 [</text:span>This method retrieves the fetch plan associated with the Query. It always returns the identical instance for the same Query instance. Any change made to the fetch plan affects subsequent <text:alphabetical-index-mark-start text:id="IMark5206259464" text:main-entry="true"/>query execution<text:alphabetical-index-mark-end text:id="IMark5206259464"/>.<text:span text:style-name="Assertion">]</text:span> Fetch plan is described in Chapter 12.</text:p>
      <text:p text:style-name="P35"><text:tab/><text:tab/>Query component binding</text:p>
      <text:p text:style-name="P14">The <text:span text:style-name="T18">Query</text:span> interface provides methods to bind required and other components prior to execution.</text:p>
      <text:p text:style-name="P1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206259464" text:main-entry="true"/>declareVariables<text:alphabetical-index-mark-end text:id="IMark5206259464"/>.<text:span text:style-name="Assertion">]</text:span></text:p>
      <text:p text:style-name="P2">void <text:alphabetical-index-mark-start text:id="IMark5206259464" text:main-entry="true"/>setClass<text:alphabetical-index-mark-end text:id="IMark5206259464"/> (Class candidateClass);</text:p>
      <text:p text:style-name="P14"><text:span text:style-name="Assertion">A14.6-4 [BindBind</text:span>the candidate class to the query instance.<text:span text:style-name="Assertion">]</text:span></text:p>
      <text:p text:style-name="P2"><text:soft-page-break/>void <text:alphabetical-index-mark-start text:id="IMark5206259464" text:main-entry="true"/>setCandidates<text:alphabetical-index-mark-end text:id="IMark5206259464"/> (Collection candidateCollection);</text:p>
      <text:p text:style-name="P14"><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4">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4">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2">void <text:alphabetical-index-mark-start text:id="IMark5206259464" text:main-entry="true"/>setCandidates<text:alphabetical-index-mark-end text:id="IMark5206259464"/> (Extent candidateExtent);</text:p>
      <text:p text:style-name="P14"><text:span text:style-name="Assertion">A14.6-6 [</text:span>Bind the candidate <text:span text:style-name="T18">Extent</text:span> to the query instance.<text:span text:style-name="Assertion">]</text:span></text:p>
      <text:p text:style-name="P2">void <text:alphabetical-index-mark-start text:id="IMark5206259464" text:main-entry="true"/>setFilter<text:alphabetical-index-mark-end text:id="IMark5206259464"/> (String filter);</text:p>
      <text:p text:style-name="P2">Query&lt;T&gt; <text:alphabetical-index-mark-start text:id="IMark5206259464" text:main-entry="true"/>filter<text:alphabetical-index-mark-end text:id="IMark5206259464"/>(String filter);</text:p>
      <text:p text:style-name="P14"><text:span text:style-name="Assertion">A14.6-7 [</text:span>Bind the query filter to the query instance.<text:span text:style-name="Assertion">]</text:span></text:p>
      <text:p text:style-name="P2">void <text:alphabetical-index-mark-start text:id="IMark5206259464" text:main-entry="true"/>declareImports<text:alphabetical-index-mark-end text:id="IMark5206259464"/> (String imports);</text:p>
      <text:p text:style-name="P2">Query&lt;T&gt; <text:alphabetical-index-mark-start text:id="IMark5206259464" text:main-entry="true"/>imports<text:alphabetical-index-mark-end text:id="IMark5206259464"/>(String imports);</text:p>
      <text:p text:style-name="P14"><text:span text:style-name="Assertion">A14.6-8 [</text:span>Bind the import statements to the query instance.<text:span text:style-name="Assertion">]</text:span> All imports must be declared in the same method call, and the imports must be separated by semicolons.</text:p>
      <text:p text:style-name="P2">void <text:alphabetical-index-mark-start text:id="IMark5206259464" text:main-entry="true"/>declareVariables<text:alphabetical-index-mark-end text:id="IMark5206259464"/> (String variables);</text:p>
      <text:p text:style-name="P2">Query&lt;T&gt; <text:alphabetical-index-mark-start text:id="IMark5206259464" text:main-entry="true"/>variables<text:alphabetical-index-mark-end text:id="IMark5206259464"/>(String variables);</text:p>
      <text:p text:style-name="P14"><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2">void <text:alphabetical-index-mark-start text:id="IMark5206259464" text:main-entry="true"/>declareParameters<text:alphabetical-index-mark-end text:id="IMark5206259464"/> (String parameters);</text:p>
      <text:p text:style-name="P14">Bind the parameter statements to the query instance. This method defines the parameter types and names that will be used by a subsequent execute method. <text:alphabetical-index-mark-start text:id="IMark5206259464" text:main-entry="true"/><text:alphabetical-index-mark-start text:id="IMark5206259656" text:main-entry="true"/>Converted types<text:alphabetical-index-mark-end text:id="IMark5206259656"/><text:alphabetical-index-mark-end text:id="IMark5206259464"/> may be used as parameters and the datastore values of the converted type are used when constructing the query.</text:p>
      <text:p text:style-name="P2">Query&lt;T&gt; <text:alphabetical-index-mark-start text:id="IMark5206259464" text:main-entry="true"/>parameters<text:alphabetical-index-mark-end text:id="IMark5206259464"/>(String parameters);</text:p>
      <text:p text:style-name="P14"><text:span text:style-name="Assertion">A14.6-10 [</text:span>Bind the parameter statements to the query instance.<text:span text:style-name="Assertion">]</text:span> This method defines the parameter types and names that will be used by a subsequent <text:alphabetical-index-mark-start text:id="IMark5206259464" text:main-entry="true"/><text:span text:style-name="T18">execute</text:span><text:alphabetical-index-mark-end text:id="IMark5206259464"/> method.</text:p>
      <text:p text:style-name="P2">void <text:alphabetical-index-mark-start text:id="IMark5206259464" text:main-entry="true"/>setOrdering<text:alphabetical-index-mark-end text:id="IMark5206259464"/> (String ordering);</text:p>
      <text:p text:style-name="P2">Query&lt;T&gt; <text:alphabetical-index-mark-start text:id="IMark5206259464" text:main-entry="true"/>orderBy<text:alphabetical-index-mark-end text:id="IMark5206259464"/>(String ordering);</text:p>
      <text:p text:style-name="P14"><text:span text:style-name="Assertion">A14.6-11 [</text:span>Bind the ordering statements to the query instance.<text:span text:style-name="Assertion">]</text:span></text:p>
      <text:p text:style-name="P2">void <text:alphabetical-index-mark-start text:id="IMark5206259464" text:main-entry="true"/>setResult<text:alphabetical-index-mark-end text:id="IMark5206259464"/> (String result);</text:p>
      <text:p text:style-name="P2">Query&lt;T&gt; <text:alphabetical-index-mark-start text:id="IMark5206259464" text:main-entry="true"/>result<text:alphabetical-index-mark-end text:id="IMark5206259464"/>(String result);</text:p>
      <text:p text:style-name="P14"><text:soft-page-break/><text:span text:style-name="Assertion">A14.6-16 [</text:span>Specify the results of the query if not instances of the candidate class.<text:span text:style-name="Assertion">]</text:span></text:p>
      <text:p text:style-name="P2">void <text:alphabetical-index-mark-start text:id="IMark5206259464" text:main-entry="true"/>setGrouping<text:alphabetical-index-mark-end text:id="IMark5206259464"/> (String grouping);</text:p>
      <text:p text:style-name="P2">Query&lt;T&gt; <text:alphabetical-index-mark-start text:id="IMark5206259464" text:main-entry="true"/>groupBy<text:alphabetical-index-mark-end text:id="IMark5206259464"/>(String grouping);</text:p>
      <text:p text:style-name="P14"><text:span text:style-name="Assertion">A14.6-17 [</text:span>Specify the grouping of results for aggregates.<text:span text:style-name="Assertion">]</text:span></text:p>
      <text:p text:style-name="P2">void <text:alphabetical-index-mark-start text:id="IMark5206259464" text:main-entry="true"/>setUnique<text:alphabetical-index-mark-end text:id="IMark5206259464"/> (boolean unique);</text:p>
      <text:p text:style-name="P2">Query&lt;T&gt; <text:alphabetical-index-mark-start text:id="IMark5206259464" text:main-entry="true"/>unique<text:alphabetical-index-mark-end text:id="IMark5206259464"/>(boolean unique);</text:p>
      <text:p text:style-name="P14"><text:span text:style-name="Assertion">A14.6-18 [</text:span>Specify that there is a single result of the query.<text:span text:style-name="Assertion">]</text:span></text:p>
      <text:p text:style-name="P2">void <text:alphabetical-index-mark-start text:id="IMark5206259464" text:main-entry="true"/>setResultClass<text:alphabetical-index-mark-end text:id="IMark5206259464"/> (Class resultClass);</text:p>
      <text:p text:style-name="P14"><text:span text:style-name="Assertion">A14.6-19 [</text:span>Specify the class to be used to return result instances.<text:span text:style-name="Assertion">]</text:span></text:p>
      <text:p text:style-name="P2"><text:bookmark text:name="X-101916953"/>void <text:alphabetical-index-mark-start text:id="IMark5206259464" text:main-entry="true"/>setRange<text:alphabetical-index-mark-end text:id="IMark5206259464"/> (long fromIncl, long toExcl);</text:p>
      <text:p text:style-name="P2"><text:bookmark text:name="X-101916955"/>void setRange (String fromIncltoExcl);</text:p>
      <text:p text:style-name="P2">Query&lt;T&gt; <text:alphabetical-index-mark-start text:id="IMark5206259464" text:main-entry="true"/>range<text:alphabetical-index-mark-end text:id="IMark5206259464"/>(long fromIncl, long toExcl);</text:p>
      <text:p text:style-name="P2">Query&lt;T&gt; range(String fromInclToExcl);</text:p>
      <text:p text:style-name="P14"><text:span text:style-name="Assertion">A14.6-20 [</text:span>Specify the number of instances to skip over and the maximum number of result instances to return.<text:span text:style-name="Assertion">]</text:span></text:p>
      <text:p text:style-name="P2">void <text:alphabetical-index-mark-start text:id="IMark5206259464" text:main-entry="true"/>addSubquery<text:alphabetical-index-mark-end text:id="IMark5206259464"/> (Query subquery, String variableDeclaration, </text:p>
      <text:p text:style-name="P2"><text:tab/>String candidateCollectionExpression);</text:p>
      <text:p text:style-name="P2">Query&lt;T&gt; <text:alphabetical-index-mark-start text:id="IMark5206259464" text:main-entry="true"/>subquery<text:alphabetical-index-mark-end text:id="IMark5206259464"/>(Query subquery, String variableDeclaration, </text:p>
      <text:p text:style-name="P2"><text:tab/>String candidateCollectionExpression);</text:p>
      <text:p text:style-name="P2">void addSubquery(String variableDeclaration, </text:p>
      <text:p text:style-name="P2"><text:tab/>Query subquery, String candidateCollectionExpr, String parameter);</text:p>
      <text:p text:style-name="P2">Query&lt;T&gt; subquery(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Query&lt;T&gt; 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2">Query&lt;T&gt; subquery(String variableDeclaration, </text:p>
      <text:p text:style-name="P2"><text:tab/>Query subquery, String candidateCollectionExpr, Map parameters);</text:p>
      <text:p text:style-name="P14"><text:soft-page-break/>These methods specify a subquery to become part of this query.</text:p>
      <text:p text:style-name="P35"><text:tab/><text:tab/><text:bookmark text:name="R-1095511T"/><text:bookmark text:name="R-1095511"/>Query options</text:p>
      <text:p text:style-name="P2">void <text:alphabetical-index-mark-start text:id="IMark5206259464" text:main-entry="true"/>setIgnoreCache<text:alphabetical-index-mark-end text:id="IMark5206259464"/> (boolean flag);</text:p>
      <text:p text:style-name="P2">Query&lt;T&gt; <text:alphabetical-index-mark-start text:id="IMark5206259464" text:main-entry="true"/>ignoreCache<text:alphabetical-index-mark-end text:id="IMark5206259464"/>(boolean flag);</text:p>
      <text:p text:style-name="P2">boolean <text:alphabetical-index-mark-start text:id="IMark5206259464" text:main-entry="true"/>getIgnoreCache<text:alphabetical-index-mark-end text:id="IMark5206259464"/> ();</text:p>
      <text:p text:style-name="P14"><text:span text:style-name="Assertion">A14.6-12 [</text:span>Query.setIgnoreCache (boolean flag)/ignoreCache(boolean flag) set the <text:alphabetical-index-mark-start text:id="IMark5206259464" text:main-entry="true"/><text:span text:style-name="T2">ignoreCache</text:span><text:alphabetical-index-mark-end text:id="IMark5206259464"/> option for queries.<text:span text:style-name="Assertion">]</text:span></text:p>
      <text:p text:style-name="P14"><text:span text:style-name="Assertion">A14.6-13 [</text:span>Query.getIgnoreCache returns the current setting of the <text:span text:style-name="T2">IgnoreCache</text:span> option.<text:span text:style-name="Assertion">]</text:span></text:p>
      <text:p text:style-name="P14">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5"><text:tab/><text:tab/>Query modification</text:p>
      <text:p text:style-name="P18">void <text:alphabetical-index-mark-start text:id="IMark5206259464" text:main-entry="true"/>setUnmodifiable<text:alphabetical-index-mark-end text:id="IMark5206259464"/>();</text:p>
      <text:p text:style-name="P18">Query&lt;T&gt; <text:alphabetical-index-mark-start text:id="IMark5206259464" text:main-entry="true"/>unmodifiable<text:alphabetical-index-mark-end text:id="IMark5206259464"/>();</text:p>
      <text:p text:style-name="P18">boolean <text:alphabetical-index-mark-start text:id="IMark5206259464" text:main-entry="true"/>isUnmodifiable<text:alphabetical-index-mark-end text:id="IMark5206259464"/>();</text:p>
      <text:p text:style-name="P14"><text:span text:style-name="Assertion">A14.6-22 [</text:span>The <text:alphabetical-index-mark-start text:id="IMark5206259464" text:main-entry="true"/><text:span text:style-name="T18">unmodifiable</text:span><text:alphabetical-index-mark-end text:id="IMark5206259464"/> option, when set, disallows further modification of the query, except for specifying the range, result class, and IgnoreCache option.<text:span text:style-name="Assertion">]</text:span> </text:p>
      <text:p text:style-name="P35"><text:span text:style-name="T22"><text:tab/><text:tab/></text:span><text:bookmark text:name="R-1083028T"/><text:bookmark text:name="R-1083028"/>Query evaluation</text:p>
      <text:p text:style-name="P22">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6">•<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6">•<text:span text:style-name="T21"><text:tab/></text:span><text:span text:style-name="Assertion">A14.6-23 [</text:span>the single string query is first parsed to yield the result, result class, filter, variable list, parameter list, import list, grouping, ordering, and range.</text:p>
      <text:p text:style-name="P27">•<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4">Evaluation of implicit parameters and variable declarations is done after applying overrides from APIs.</text:p>
      <text:p text:style-name="P35"><text:tab/><text:tab/><text:alphabetical-index-mark-start text:id="IMark5206259464" text:main-entry="true"/>Query compilation<text:alphabetical-index-mark-end text:id="IMark5206259464"/></text:p>
      <text:p text:style-name="P14">The <text:span text:style-name="T18">Query</text:span> interface provides a method to compile queries for subsequent execution. </text:p>
      <text:p text:style-name="P2">void <text:alphabetical-index-mark-start text:id="IMark5206259464" text:main-entry="true"/>compile<text:alphabetical-index-mark-end text:id="IMark5206259464"/>();</text:p>
      <text:p text:style-name="P14"><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9">Save query as a <text:alphabetical-index-mark-start text:id="IMark5206259464" text:main-entry="true"/>Named Query<text:alphabetical-index-mark-end text:id="IMark5206259464"/></text:p>
      <text:p text:style-name="body-code">Query&lt;T&gt; <text:alphabetical-index-mark-start text:id="IMark5206259464" text:main-entry="true"/>saveAsNamedQuery<text:alphabetical-index-mark-end text:id="IMark5206259464"/>(String name);</text:p>
      <text:p text:style-name="P14">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5206259464" text:main-entry="true"/>SerializeRead<text:alphabetical-index-mark-end text:id="IMark5206259464"/>)</text:p>
      <text:p text:style-name="P14">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2">Boolean <text:alphabetical-index-mark-start text:id="IMark5206259464" text:main-entry="true"/>getSerializeRead<text:alphabetical-index-mark-end text:id="IMark5206259464"/>();</text:p>
      <text:p text:style-name="P14"><text:span text:style-name="Assertion">A13.4.2-29 [</text:span>The <text:span text:style-name="T18">SerializeRead</text:span> setting currently active is returned.</text:p>
      <text:p text:style-name="P14"><text:span text:style-name="Assertion">]</text:span></text:p>
      <text:p text:style-name="P2">void <text:alphabetical-index-mark-start text:id="IMark5206259464" text:main-entry="true"/>setSerializeRead<text:alphabetical-index-mark-end text:id="IMark5206259464"/>(Boolean flag);</text:p>
      <text:p text:style-name="P2">Query&lt;T&gt; <text:alphabetical-index-mark-start text:id="IMark5206259464" text:main-entry="true"/>serializeRead<text:alphabetical-index-mark-end text:id="IMark5206259464"/>(Boolean flag);</text:p>
      <text:p text:style-name="P14"><text:span text:style-name="Assertion">A13.4.2-29 [</text:span>The <text:span text:style-name="T18">SerializeRead</text:span> setting is replaced by the value of the parameter.<text:span text:style-name="Assertion">]</text:span></text:p>
      <text:h text:style-name="P61" text:outline-level="3"><text:alphabetical-index-mark-start text:id="IMark5206259464" text:main-entry="true"/>Query execution<text:alphabetical-index-mark-end text:id="IMark5206259464"/></text:h>
      <text:p text:style-name="P14">The <text:span text:style-name="T18">Query</text:span> interface provides methods that <text:alphabetical-index-mark-start text:id="IMark5206259464" text:main-entry="true"/>execute<text:alphabetical-index-mark-end text:id="IMark5206259464"/>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4">Any parameters passed to the <text:span text:style-name="T18">execute</text:span> methods are used only for this execution, and are not remembered for future execution.</text:p>
      <text:p text:style-name="P14">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2">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4"><text:span text:style-name="Assertion">A14.6.1-3 [</text:span>The <text:alphabetical-index-mark-start text:id="IMark5206259464" text:main-entry="true"/><text:span text:style-name="T18">execute</text:span><text:alphabetical-index-mark-end text:id="IMark5206259464"/>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5206259656" text:main-entry="true"/><text:span text:style-name="T18">size</text:span><text:alphabetical-index-mark-end text:id="IMark5206259656"/><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4">When using an <text:span text:style-name="T18">Extent</text:span> to define candidate instances, the contents of the extent are subject to the setting of the <text:alphabetical-index-mark-start text:id="IMark5206259656" text:main-entry="true"/><text:span text:style-name="T18">ignoreCache</text:span><text:alphabetical-index-mark-end text:id="IMark5206259656"/> flag. <text:span text:style-name="Assertion">A14.6.1-10 [</text:span>With <text:span text:style-name="T18">ignoreCache</text:span> set to <text:span text:style-name="T18">false</text:span>:</text:p>
      <text:p text:style-name="P26">•<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4">With <text:span text:style-name="T18">ignoreCache</text:span> set to <text:span text:style-name="T18">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4">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2">Object <text:alphabetical-index-mark-start text:id="IMark5206259656" text:main-entry="true"/>executeWithMap<text:alphabetical-index-mark-end text:id="IMark5206259656"/> (Map parameters);</text:p>
      <text:p text:style-name="P14"><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2">Object <text:alphabetical-index-mark-start text:id="IMark5206259656" text:main-entry="true"/>executeWithArray<text:alphabetical-index-mark-end text:id="IMark5206259656"/> (Object... parameters);</text:p>
      <text:p text:style-name="P14"><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4"/>
      <text:p text:style-name="P14">JDO 3.2 introduces several new methods to execute a Query instance, avoiding the need to cast the result to the appropriate type.</text:p>
      <text:p text:style-name="body-code">Query&lt;T&gt; <text:alphabetical-index-mark-start text:id="IMark5206259656" text:main-entry="true"/>setNamedParameters<text:alphabetical-index-mark-end text:id="IMark5206259656"/>(Map&lt;String, ?&gt; namedParamMap);</text:p>
      <text:p text:style-name="body-code">Query&lt;T&gt; <text:alphabetical-index-mark-start text:id="IMark5206259656" text:main-entry="true"/>setParameters<text:alphabetical-index-mark-end text:id="IMark5206259656"/>(Object... paramValues);</text:p>
      <text:p text:style-name="P14">These methods are used to specify the values of named and positional parameters in the query, prior to calling the execute method.</text:p>
      <text:p text:style-name="P16">List&lt;T&gt; <text:alphabetical-index-mark-start text:id="IMark5206259656" text:main-entry="true"/>executeList<text:alphabetical-index-mark-end text:id="IMark5206259656"/>();</text:p>
      <text:p text:style-name="P16">T <text:alphabetical-index-mark-start text:id="IMark5206259656" text:main-entry="true"/>executeUnique<text:alphabetical-index-mark-end text:id="IMark5206259656"/>();</text:p>
      <text:p text:style-name="P23">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5206259656" text:main-entry="true"/>executeResultList<text:alphabetical-index-mark-end text:id="IMark5206259656"/>(Class&lt;R&gt; resultCls);</text:p>
      <text:p text:style-name="body-code">&lt;R&gt; R <text:alphabetical-index-mark-start text:id="IMark5206259656" text:main-entry="true"/>executeResultUnique<text:alphabetical-index-mark-end text:id="IMark5206259656"/>(Class&lt;R&gt; resultCls);</text:p>
      <text:p text:style-name="P16"><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5206259656" text:main-entry="true"/>executeResultList<text:alphabetical-index-mark-end text:id="IMark5206259656"/>();</text:p>
      <text:p text:style-name="body-code">Object <text:alphabetical-index-mark-start text:id="IMark5206259656" text:main-entry="true"/>executeResultUnique<text:alphabetical-index-mark-end text:id="IMark5206259656"/>();</text:p>
      <text:p text:style-name="P14">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4"/>
      <text:p text:style-name="P35"><text:tab/><text:tab/><text:alphabetical-index-mark-start text:id="IMark5206259656" text:main-entry="true"/>Query Timeout<text:alphabetical-index-mark-end text:id="IMark5206259656"/></text:p>
      <text:p text:style-name="P14">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5206259656" text:main-entry="true"/>getDatastoreReadTimeoutMillis<text:alphabetical-index-mark-end text:id="IMark5206259656"/>();</text:p>
      <text:p text:style-name="body-code">Integer <text:alphabetical-index-mark-start text:id="IMark5206259656" text:main-entry="true"/>getDatastoreWriteTimeoutMillis<text:alphabetical-index-mark-end text:id="IMark5206259656"/>();</text:p>
      <text:p text:style-name="P14">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5206259656" text:main-entry="true"/>setDatastoreReadTimeoutMillis<text:alphabetical-index-mark-end text:id="IMark5206259656"/>(Integer timeoutMillis);</text:p>
      <text:p text:style-name="body-code">void <text:alphabetical-index-mark-start text:id="IMark5206259656" text:main-entry="true"/>setDatastoreWriteTimeoutMillis<text:alphabetical-index-mark-end text:id="IMark5206259656"/>(Integer timeoutMillis);</text:p>
      <text:p text:style-name="body-code">Query&lt;T&gt; <text:alphabetical-index-mark-start text:id="IMark5206259656" text:main-entry="true"/>datastoreReadTimeoutMillis<text:alphabetical-index-mark-end text:id="IMark5206259656"/>(Integer timeoutMillis);</text:p>
      <text:p text:style-name="body-code">Query&lt;T&gt; <text:alphabetical-index-mark-start text:id="IMark5206259656" text:main-entry="true"/>datastoreWriteTimeoutMillis<text:alphabetical-index-mark-end text:id="IMark5206259656"/>(Integer timeoutMillis);</text:p>
      <text:p text:style-name="P14"><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4">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5"><text:tab/><text:tab/><text:alphabetical-index-mark-start text:id="IMark5206259656" text:main-entry="true"/>Query <text:alphabetical-index-mark-start text:id="IMark5206259464" text:main-entry="true"/>Cancel<text:alphabetical-index-mark-end text:id="IMark5206259464"/><text:alphabetical-index-mark-end text:id="IMark5206259656"/></text:p>
      <text:p text:style-name="P14">Queries might be canceled by a different thread from the thread currently executing the query. There is no requirement that the <text:span text:style-name="T18">Multithreaded</text:span> flag be set in order to invoke the <text:alphabetical-index-mark-start text:id="IMark5206259656" text:main-entry="true"/>cancel<text:alphabetical-index-mark-end text:id="IMark5206259656"/> operation from a different thread.</text:p>
      <text:p text:style-name="body-code">void <text:alphabetical-index-mark-start text:id="IMark5206259656" text:main-entry="true"/>cancelAll<text:alphabetical-index-mark-end text:id="IMark5206259656"/>();</text:p>
      <text:p text:style-name="body-code">void <text:alphabetical-index-mark-start text:id="IMark5206259656" text:main-entry="true"/>cancel<text:alphabetical-index-mark-end text:id="IMark5206259656"/>(Thread thread);</text:p>
      <text:p text:style-name="P14"><text:span text:style-name="Assertion">A14.6.1-8 [</text:span>These methods cancel a running query (or queries). The thread that has its query canceled will throw a <text:span text:style-name="T18">JDOQueryInterruptedException</text:span>. </text:p>
      <text:p text:style-name="P14">If cancel is not supported (most likely due to the underlying implementation not supporting cancel) then <text:span text:style-name="T18">JDOUnsupportedOptionException</text:span> is thrown to the caller. <text:span text:style-name="Assertion">]</text:span></text:p>
      <text:h text:style-name="P61" text:outline-level="3"><text:bookmark-start text:name="__RefHeading__3797_1773241242"/><text:bookmark text:name="R-1039921"/>Filter specification<text:bookmark-end text:name="__RefHeading__3797_1773241242"/></text:h>
      <text:p text:style-name="P14">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4"><text:span text:style-name="Assertion">A14.6.2-2 [</text:span>An element of the candidate collection is returned in the result if:</text:p>
      <text:p text:style-name="P26">•<text:tab/>it is assignment compatible to the candidate <text:span text:style-name="T18">Class</text:span> of the <text:span text:style-name="T18">Query</text:span>; and</text:p>
      <text:p text:style-name="P27">•<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4">Rules for constructing valid expressions follow the Java language, except for these differences:</text:p>
      <text:p text:style-name="P26">•<text:span text:style-name="T21"><text:tab/></text:span><text:span text:style-name="Assertion">A14.6.2-3 [</text:span>Equality and ordering comparisons between primitives, instances of <text:alphabetical-index-mark-start text:id="IMark5206259656" text:main-entry="true"/>converted types<text:alphabetical-index-mark-end text:id="IMark5206259656"/>, and instances of wrapper classes are valid.<text:span text:style-name="Assertion">]</text:span> Converted instances use the datastore value for comparison.</text:p>
      <text:p text:style-name="P26">•<text:span text:style-name="T21"><text:tab/></text:span><text:span text:style-name="Assertion">A14.6.2-4 [</text:span>Equality and ordering comparisons of <text:alphabetical-index-mark-start text:id="IMark5206259656" text:main-entry="true"/>java.time<text:alphabetical-index-mark-end text:id="IMark5206259656"/> LocalDate, LocalTime, LocalDateTime fields and parameters are valid.</text:p>
      <text:p text:style-name="P26"><text:soft-page-break/>•<text:span text:style-name="T21"><text:tab/></text:span><text:span text:style-name="Assertion">A14.6.2-4 [</text:span>Equality and ordering comparisons of <text:span text:style-name="T18">Date</text:span> fields and <text:span text:style-name="T18">Date</text:span> parameters are valid.</text:p>
      <text:p text:style-name="P26">•<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21"><text:tab/></text:span><text:span text:style-name="Assertion">A14.6.2-6 [</text:span>White space (non-printing characters space, tab, carriage return, and line feed) is a separator and is otherwise ignored.<text:span text:style-name="Assertion">]</text:span></text:p>
      <text:p text:style-name="P26">•<text:span text:style-name="T21"><text:tab/></text:span><text:span text:style-name="Assertion">A14.6.2-7 [</text:span>The assignment operators =, +=, etc. and pre- and post-increment and -decrement are not supported.<text:span text:style-name="Assertion">]</text:span> </text:p>
      <text:p text:style-name="P26">•<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6">•<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8"><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6">•<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6">•<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6">•<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tab/></text:p>
      <text:list xml:id="list5193123489026250679" text:style-name="L2">
        <text:list-item>
          <text:p text:style-name="P80">Arithmetic operations on <text:alphabetical-index-mark-start text:id="IMark5206259656" text:main-entry="true"/>converted fields<text:alphabetical-index-mark-end text:id="IMark5206259656"/> use the datastore values as expression terms.</text:p>
        </text:list-item>
      </text:list>
      <text:list xml:id="list2628640059296764346" text:style-name="L3">
        <text:list-item>
          <text:p text:style-name="P81"><text:alphabetical-index-mark-start text:id="IMark5206259656" text:main-entry="true"/>IF-expression<text:alphabetical-index-mark-end text:id="IMark5206259656"/>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4"><text:soft-page-break/>Note that comparisons between floating point values are by nature inexact. Therefore, equality comparisons (== and !=) with floating point values should be used with caution. </text:p>
      <text:p text:style-name="P1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4"><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4">A JDO implementation is allowed to reorder the filter expression for optimization purposes. </text:p>
      <text:p text:style-name="P14">The following are minimum capabilities of the expressions that every implementation must support:</text:p>
      <text:p text:style-name="P26">•<text:tab/>operators applied to all types where they are defined in the Java language:</text:p>
      <text:p text:style-name="P41"/>
      <text:p text:style-name="P37">Table 4: <text:alphabetical-index-mark-start text:id="IMark5206259656" text:main-entry="true"/>Query Operators<text:alphabetical-index-mark-end text:id="IMark5206259656"/></text:p>
      <text:p text:style-name="P42"> </text:p>
      <table:table table:name="Table1" table:style-name="Table1">
        <table:table-column table:style-name="Table1.A"/>
        <table:table-column table:style-name="Table1.B"/>
        <table:table-header-rows>
          <table:table-row table:style-name="Table1.1">
            <table:table-cell table:style-name="Table1.A1" office:value-type="string">
              <text:p text:style-name="P33">Operator</text:p>
            </table:table-cell>
            <table:table-cell table:style-name="Table1.B1" office:value-type="string">
              <text:p text:style-name="P33">Description</text:p>
            </table:table-cell>
          </table:table-row>
        </table:table-header-rows>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0">&amp;</text:p>
          </table:table-cell>
          <table:table-cell table:style-name="Table1.B2" office:value-type="string">
            <text:p text:style-name="P28"><text:span text:style-name="Assertion"><text:span text:style-name="T22">A14.6.2-20[</text:span></text:span><text:span text:style-name="T22">boolean </text:span><text:alphabetical-index-mark-start text:id="IMark5206259656" text:main-entry="true"/><text:span text:style-name="T22">logical AND</text:span><text:alphabetical-index-mark-end text:id="IMark5206259656"/><text:span text:style-name="T22"><text:line-break/>integral </text:span><text:alphabetical-index-mark-start text:id="IMark5206259464" text:main-entry="true"/><text:span text:style-name="T22">bitwise AND</text:span><text:alphabetical-index-mark-end text:id="IMark5206259464"/><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0">&amp;&amp;</text:p>
          </table:table-cell>
          <table:table-cell table:style-name="Table1.B2" office:value-type="string">
            <text:p text:style-name="P28"><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boolean </text:span><text:alphabetical-index-mark-start text:id="IMark5206259464" text:main-entry="true"/><text:span text:style-name="T22">logical OR</text:span><text:alphabetical-index-mark-end text:id="IMark5206259464"/><text:span text:style-name="T22"><text:line-break/>integral </text:span><text:alphabetical-index-mark-start text:id="IMark5206259656" text:main-entry="true"/><text:span text:style-name="T22">bitwise inclusive OR</text:span><text:alphabetical-index-mark-end text:id="IMark5206259656"/><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3[</text:span></text:span><text:alphabetical-index-mark-start text:id="IMark5206259656" text:main-entry="true"/><text:span text:style-name="T22">conditional OR</text:span><text:alphabetical-index-mark-end text:id="IMark520625965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integral </text:span><text:alphabetical-index-mark-start text:id="IMark5206259656" text:main-entry="true"/><text:span text:style-name="T22">bitwise exclusive OR</text:span><text:alphabetical-index-mark-end text:id="IMark5206259656"/><text:span text:style-name="T22">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4[</text:span></text:span><text:span text:style-name="T22">integral unary </text:span><text:alphabetical-index-mark-start text:id="IMark5206259656" text:main-entry="true"/><text:span text:style-name="T22">bitwise complement</text:span><text:alphabetical-index-mark-end text:id="IMark520625965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1[</text:span></text:span><text:span text:style-name="T22">divide by</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2[</text:span></text:span><text:alphabetical-index-mark-start text:id="IMark5206259656" text:main-entry="true"/><text:span text:style-name="T22">logical complement</text:span><text:alphabetical-index-mark-end text:id="IMark5206259656"/><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40[</text:span></text:span><text:alphabetical-index-mark-start text:id="IMark5206259656" text:main-entry="true"/><text:span text:style-name="T22">modulo</text:span><text:alphabetical-index-mark-end text:id="IMark5206259656"/><text:span text:style-name="T22"> operator</text:span><text:span text:style-name="Assertion"><text:span text:style-name="T22">]</text:span></text:span></text:p>
          </table:table-cell>
        </table:table-row>
        <table:table-row table:style-name="Table1.1">
          <table:table-cell table:style-name="Table1.A2" office:value-type="string">
            <text:p text:style-name="P30">instanceof</text:p>
          </table:table-cell>
          <table:table-cell table:style-name="Table1.B2" office:value-type="string">
            <text:p text:style-name="P28"><text:span text:style-name="Assertion"><text:span text:style-name="T22">A14.6.2-41[</text:span></text:span><text:alphabetical-index-mark-start text:id="IMark5206259656" text:main-entry="true"/><text:span text:style-name="T22">instanceof</text:span><text:alphabetical-index-mark-end text:id="IMark5206259656"/><text:span text:style-name="T22"> operator</text:span><text:span text:style-name="Assertion"><text:span text:style-name="T22">]</text:span></text:span></text:p>
          </table:table-cell>
        </table:table-row>
      </table:table>
      <text:p text:style-name="P41"> </text:p>
      <text:p text:style-name="P37">Table 5: Null Operators</text:p>
      <text:p text:style-name="P42">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2" office:value-type="string">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5" office:value-type="float" office:value="0">
            <text:p text:style-name="P30">FALSE</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ext:soft-page-break/>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field (navigation)</text:p>
          </table:table-cell>
          <table:table-cell table:style-name="Table5.B2" office:value-type="string">
            <text:p text:style-name="P30">null</text:p>
          </table:table-cell>
        </table:table-row>
        <table:table-row table:style-name="Table5.1">
          <table:table-cell table:style-name="Table5.A2" office:value-type="string">
            <text:p text:style-name="P30">null.get()</text:p>
          </table:table-cell>
          <table:table-cell table:style-name="Table5.B2" office:value-type="string">
            <text:p text:style-name="P30">null</text:p>
          </table:table-cell>
        </table:table-row>
        <table:table-row table:style-name="Table5.1">
          <table:table-cell table:style-name="Table5.A2" office:value-type="string">
            <text:p text:style-name="P30">null.isPresent()</text:p>
          </table:table-cell>
          <table:table-cell table:style-name="Table5.B2" office:value-type="string">
            <text:p text:style-name="P30">FALSE</text:p>
          </table:table-cell>
        </table:table-row>
        <table:table-row table:style-name="Table5.1">
          <table:table-cell table:style-name="Table5.A2" office:value-type="string">
            <text:p text:style-name="P30">null.isEmpty()</text:p>
          </table:table-cell>
          <table:table-cell table:style-name="Table5.B2" office:value-type="string">
            <text:p text:style-name="P30">TRUE</text:p>
          </table:table-cell>
        </table:table-row>
        <table:table-row table:style-name="Table5.1">
          <table:table-cell table:style-name="Table5.A2" office:value-type="string">
            <text:p text:style-name="P30">null.contains()</text:p>
          </table:table-cell>
          <table:table-cell table:style-name="Table5.B2" office:value-type="string">
            <text:p text:style-name="P30">FALSE</text:p>
          </table:table-cell>
        </table:table-row>
        <table:table-row table:style-name="Table5.1">
          <table:table-cell table:style-name="Table5.A2" office:value-type="string">
            <text:p text:style-name="P30">null.anyOtherMethod()</text:p>
          </table:table-cell>
          <table:table-cell table:style-name="Table5.B2" office:value-type="string">
            <text:p text:style-name="P30">null</text:p>
          </table:table-cell>
        </table:table-row>
      </table:table>
      <text:p text:style-name="P41"/>
      <text:p text:style-name="P57">•<text:tab/>exceptions to the above:</text:p>
      <text:list xml:id="list493774808002607623" text:style-name="L4">
        <text:list-item>
          <text:list>
            <text:list-item>
              <text:p text:style-name="P83">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6">•<text:span text:style-name="T21"><text:tab/></text:span><text:span text:style-name="Assertion">A14.6.2-37 [</text:span>parentheses to explicitly mark operator precedence<text:span text:style-name="Assertion">]</text:span></text:p>
      <text:p text:style-name="P26">•<text:span text:style-name="T21"><text:tab/></text:span><text:span text:style-name="Assertion">A14.6.2-38 </text:span>cast operator (class)<text:span text:style-name="Assertion">]</text:span></text:p>
      <text:p text:style-name="P48">•<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2157524055" text:continue-numbering="true" text:style-name="L4">
        <text:list-item>
          <text:list>
            <text:list-item>
              <text:p text:style-name="P83">if either operand is of type <text:span text:style-name="T19">BigDecimal</text:span>, the other is converted to <text:span text:style-name="T19">BigDecimal</text:span>.</text:p>
            </text:list-item>
            <text:list-item>
              <text:p text:style-name="P83">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3"><text:soft-page-break/>otherwise, if either operand is of type <text:span text:style-name="T19">BigInteger</text:span>, the other is converted to <text:span text:style-name="T19">BigInteger</text:span>.</text:p>
            </text:list-item>
            <text:list-item>
              <text:p text:style-name="P83">otherwise, if either operand is of type <text:span text:style-name="T19">double</text:span>, the other is converted to <text:span text:style-name="T19">double</text:span>. </text:p>
            </text:list-item>
            <text:list-item>
              <text:p text:style-name="P83">otherwise, if either operand is of type <text:span text:style-name="T19">float</text:span>, the other is converted to <text:span text:style-name="T19">float</text:span>. </text:p>
            </text:list-item>
            <text:list-item>
              <text:p text:style-name="P83">otherwise, if either operand is of type <text:span text:style-name="T19">long</text:span>, the other is converted to <text:span text:style-name="T19">long</text:span>. </text:p>
            </text:list-item>
            <text:list-item>
              <text:p text:style-name="P83">otherwise, both operands are converted to type <text:span text:style-name="T19">int</text:span>.</text:p>
            </text:list-item>
            <text:list-item>
              <text:p text:style-name="P83">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6">•<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6">•<text:span text:style-name="T21"><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6">•<text:span text:style-name="T21"><text:tab/></text:span><text:span text:style-name="Assertion">A14.6.2-33 [</text:span><text:span text:style-name="T18">String</text:span> methods <text:alphabetical-index-mark-start text:id="IMark5206259656" text:main-entry="true"/><text:span text:style-name="T18">startsWith</text:span><text:alphabetical-index-mark-end text:id="IMark5206259656"/> and <text:alphabetical-index-mark-start text:id="IMark5206259464" text:main-entry="true"/><text:span text:style-name="T18">endsWith</text:span><text:alphabetical-index-mark-end text:id="IMark520625946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206259752" text:main-entry="true"/><text:span text:style-name="T18">matches</text:span><text:alphabetical-index-mark-end text:id="IMark5206259752"/><text:span text:style-name="T18">(String)</text:span>.</text:p>
      <text:p text:style-name="P25">•<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7"><text:tab/><text:tab/><text:alphabetical-index-mark-start text:id="IMark5206259752" text:main-entry="true"/>Optional&lt;T&gt;<text:alphabetical-index-mark-end text:id="IMark5206259752"/></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7"><text:bookmark-start text:name="__RefHeading__3711_1773241242"/><text:tab/><text:tab/>Methods<text:bookmark-end text:name="__RefHeading__3711_1773241242"/></text:p>
      <text:p text:style-name="P14">The following methods are supported for their specific types, with semantics as defined by the Java language:</text:p>
      <text:p text:style-name="P41"> </text:p>
      <text:p text:style-name="P37"><text:bookmark text:name="R-1087957S"/><text:soft-page-break/>Table 6: <text:bookmark text:name="R-1087957"/><text:alphabetical-index-mark-start text:id="IMark5206259752" text:main-entry="true"/>Query Methods<text:alphabetical-index-mark-end text:id="IMark5206259752"/></text:p>
      <text:p text:style-name="P42">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Class</text:p>
            </table:table-cell>
            <table:table-cell table:style-name="Table2.B1" office:value-type="string">
              <text:p text:style-name="P34">Method</text:p>
            </table:table-cell>
            <table:table-cell table:style-name="Table2.C1" office:value-type="string">
              <text:p text:style-name="P34">Description</text:p>
            </table:table-cell>
          </table:table-row>
        </table:table-header-rows>
        <table:table-row table:style-name="Table2.1">
          <table:table-cell table:style-name="Table2.A2" office:value-type="string">
            <text:p text:style-name="P28">java.util.Collection</text:p>
          </table:table-cell>
          <table:table-cell table:style-name="Table2.B2" office:value-type="string">
            <text:p text:style-name="P28"><text:span text:style-name="Assertion"><text:span text:style-name="T22">A14.6.2-45 [</text:span></text:span><text:alphabetical-index-mark-start text:id="IMark5206259752" text:main-entry="true"/>contains<text:alphabetical-index-mark-end text:id="IMark5206259752"/>(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List</text:p>
          </table:table-cell>
          <table:table-cell table:style-name="Table2.B2" office:value-type="string">
            <text:p text:style-name="P28"><text:alphabetical-index-mark-start text:id="IMark5206259752" text:main-entry="true"/><text:span text:style-name="Assertion">A14.6.2-58[</text:span>get<text:alphabetical-index-mark-end text:id="IMark5206259752"/>(int)</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util.Map</text:p>
          </table:table-cell>
          <table:table-cell table:style-name="Table2.B2" office:value-type="string">
            <text:p text:style-name="P28"><text:span text:style-name="Assertion"><text:span text:style-name="T22">A14.6.2-46[</text:span></text:span><text:alphabetical-index-mark-start text:id="IMark5206259752" text:main-entry="true"/>get<text:alphabetical-index-mark-end text:id="IMark5206259752"/>(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5206259752" text:main-entry="true"/>containsKey<text:alphabetical-index-mark-end text:id="IMark5206259752"/>(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5206259752" text:main-entry="true"/>containsValue<text:alphabetical-index-mark-end text:id="IMark5206259752"/>(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span text:style-name="Assertion"><text:span text:style-name="T22">A14.6.2-45[</text:span></text:span><text:alphabetical-index-mark-start text:id="IMark5206259752" text:main-entry="true"/>isEmpty<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alphabetical-index-mark-start text:id="IMark5206259752" text:main-entry="true"/>size<text:alphabetical-index-mark-end text:id="IMark5206259752"/>()</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String</text:p>
          </table:table-cell>
          <table:table-cell table:style-name="Table2.B2" office:value-type="string">
            <text:p text:style-name="P28"><text:span text:style-name="Assertion"><text:span text:style-name="T22">A14.6.2-47[</text:span></text:span><text:alphabetical-index-mark-start text:id="IMark5206259752" text:main-entry="true"/>toLowerCase<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toUpperCase<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charAt<text:alphabetical-index-mark-end text:id="IMark5206259752"/>(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indexOf<text:alphabetical-index-mark-end text:id="IMark5206259752"/>(String)</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indexOf<text:alphabetical-index-mark-end text:id="IMark5206259752"/>(String, int)</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matches<text:alphabetical-index-mark-end text:id="IMark5206259752"/>(String)</text:p>
          </table:table-cell>
          <table:table-cell table:style-name="Table2.C2" office:value-type="string">
            <text:p text:style-name="P2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substring<text:alphabetical-index-mark-end text:id="IMark5206259752"/>(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substring<text:alphabetical-index-mark-end text:id="IMark5206259752"/>(int, 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startsWith<text:alphabetical-index-mark-end text:id="IMark5206259752"/>(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startsWith<text:alphabetical-index-mark-end text:id="IMark5206259752"/>(String, 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endsWith<text:alphabetical-index-mark-end text:id="IMark5206259752"/>(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length<text:alphabetical-index-mark-end text:id="IMark5206259752"/>()</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9752" text:main-entry="true"/>trim<text:alphabetical-index-mark-end text:id="IMark5206259752"/>()</text:p>
          </table:table-cell>
          <table:table-cell table:style-name="Table2.C2" office:value-type="string">
            <text:p text:style-name="P28"><text:s/></text:p>
          </table:table-cell>
        </table:table-row>
        <text:soft-page-break/>
        <table:table-row table:style-name="Table2.1">
          <table:table-cell table:style-name="Table2.A2" office:value-type="string">
            <text:p text:style-name="P28">Enum</text:p>
          </table:table-cell>
          <table:table-cell table:style-name="Table2.B2" office:value-type="string">
            <text:p text:style-name="P28"><text:alphabetical-index-mark-start text:id="IMark5206259752" text:main-entry="true"/><text:span text:style-name="Assertion">A14.6.2-59[</text:span>ordinal<text:alphabetical-index-mark-end text:id="IMark5206259752"/>()</text:p>
          </table:table-cell>
          <table:table-cell table:style-name="Table2.C2" office:value-type="string">
            <text:p text:style-name="P28"><text:s/></text:p>
          </table:table-cell>
        </table:table-row>
        <table:table-row table:style-name="Table2.1">
          <table:table-cell table:style-name="Table2.A2" office:value-type="string">
            <text:p text:style-name="P28">Enum</text:p>
          </table:table-cell>
          <table:table-cell table:style-name="Table2.B2" office:value-type="string">
            <text:p text:style-name="P28"><text:alphabetical-index-mark-start text:id="IMark5206259752" text:main-entry="true"/>toString<text:alphabetical-index-mark-end text:id="IMark5206259752"/>()</text:p>
          </table:table-cell>
          <table:table-cell table:style-name="Table2.C2" office:value-type="string">
            <text:p text:style-name="P28"><text:s/></text:p>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9752" text:main-entry="true"/><text:span text:style-name="Assertion">A14.6.2-60[</text:span>getHour<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9752" text:main-entry="true"/>getMinute<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9752" text:main-entry="true"/>getSecond<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9752" text:main-entry="true"/><text:alphabetical-index-mark-start text:id="IMark5206259464" text:main-entry="true"/>getDate<text:alphabetical-index-mark-end text:id="IMark5206259464"/><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9752" text:main-entry="true"/>getMonth<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9752" text:main-entry="true"/>getYear<text:alphabetical-index-mark-end text:id="IMark5206259752"/>()</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206259752"/>getDayOfMonth<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206259752" text:main-entry="true"/>getMonthValue<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206259752" text:main-entry="true"/>getYear<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206259752" text:main-entry="true"/>getHour<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206259752" text:main-entry="true"/>getMinute<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206259752" text:main-entry="true"/>getSecond<text:alphabetical-index-mark-end text:id="IMark5206259752"/>()</text:p>
          </table:table-cell>
          <table:table-cell table:style-name="Table2.C2" office:value-type="string">
            <text:p text:style-name="P28"/>
          </table:table-cell>
        </table:table-row>
        <table:table-row table:style-name="Table2.1">
          <table:table-cell table:style-name="Table2.A2" office:value-type="string">
            <text:p text:style-name="P28"/>
          </table:table-cell>
          <table:table-cell table:style-name="Table2.B2" office:value-type="string">
            <text:p text:style-name="P28"><text:span text:style-name="Assertion"><text:span text:style-name="T22">A14.6.2-48[</text:span></text:span><text:alphabetical-index-mark-start text:id="IMark5206259752" text:main-entry="true"/>Math.abs<text:alphabetical-index-mark-end text:id="IMark5206259752"/>(numeric)</text:p>
          </table:table-cell>
          <table:table-cell table:style-name="Table2.C2" office:value-type="string">
            <text:p text:style-name="P28">static method in java.lang.Math, applies to types of float, double, int, and long</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5206259752" text:main-entry="true"/>Math.sqrt<text:alphabetical-index-mark-end text:id="IMark5206259752"/>(numeric)</text:p>
          </table:table-cell>
          <table:table-cell table:style-name="Table2.C2"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cos<text:alphabetical-index-mark-end text:id="IMark5206259752"/>(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sin<text:alphabetical-index-mark-end text:id="IMark5206259752"/>(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tan<text:alphabetical-index-mark-end text:id="IMark5206259752"/>(number)</text:p>
          </table:table-cell>
          <table:table-cell table:style-name="Table2.C38" office:value-type="string">
            <text:p text:style-name="P28">static method in java.lang.Math, applies to double type<text:span text:style-name="Assertion"><text:span text:style-name="T22">]</text:span></text:span> </text:p>
          </table:table-cell>
        </table:table-row>
        <text:soft-page-break/>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acos<text:alphabetical-index-mark-end text:id="IMark5206259752"/>(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5206259752" text:main-entry="true"/>Math.asin<text:alphabetical-index-mark-end text:id="IMark5206259752"/>(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atan<text:alphabetical-index-mark-end text:id="IMark5206259752"/>(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ceil<text:alphabetical-index-mark-end text:id="IMark5206259752"/>(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floor<text:alphabetical-index-mark-end text:id="IMark5206259752"/>(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5206259752" text:main-entry="true"/>Math.log<text:alphabetical-index-mark-end text:id="IMark5206259752"/>(number)</text:p>
          </table:table-cell>
          <table:table-cell table:style-name="Table2.B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9752" text:main-entry="true"/>Math.exp<text:alphabetical-index-mark-end text:id="IMark5206259752"/>(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span text:style-name="Assertion"><text:span text:style-name="T22">A14.6.2-49[</text:span></text:span><text:alphabetical-index-mark-start text:id="IMark5206259752"/>JDOHelper.getObjectId<text:alphabetical-index-mark-end text:id="IMark5206259752"/>(Object)</text:p>
          </table:table-cell>
          <table:table-cell table:style-name="Table2.C38" office:value-type="string">
            <text:p text:style-name="P28">static method in JDOHelper, allows using the object identity of an instance directly in a query.</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5206259752" text:main-entry="true"/>JDOHelper.getVersion<text:alphabetical-index-mark-end text:id="IMark5206259752"/>(Object)</text:p>
          </table:table-cell>
          <table:table-cell table:style-name="Table2.C2" office:value-type="string">
            <text:p text:style-name="P28">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206259752" text:main-entry="true"/>get<text:alphabetical-index-mark-end text:id="IMark5206259752"/>()</text:p>
          </table:table-cell>
          <table:table-cell table:style-name="Table2.C2" office:value-type="string">
            <text:p text:style-name="P28">if field opt is of type Optional&lt;T&gt;, then use of opt in expressions is equivalent to opt.get().</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206259752" text:main-entry="true"/>isPresent<text:alphabetical-index-mark-end text:id="IMark5206259752"/>()</text:p>
          </table:table-cell>
          <table:table-cell table:style-name="Table2.C2" office:value-type="string">
            <text:p text:style-name="P28">returns TRUE if the field is not null; returns FALSE if the field is null; equivalent to != null.</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206259752" text:main-entry="true"/>orElse<text:alphabetical-index-mark-end text:id="IMark5206259752"/>(substitute)</text:p>
          </table:table-cell>
          <table:table-cell table:style-name="Table2.C2" office:value-type="string">
            <text:p text:style-name="P28">usable only in the SELECT clause; returns the value of the object in the database if present; and returns substitute if not</text:p>
          </table:table-cell>
        </table:table-row>
      </table:table>
      <text:p text:style-name="P41"> </text:p>
      <text:p text:style-name="P46"><text:tab/><text:tab/>Subqueries</text:p>
      <text:p text:style-name="P2">void <text:alphabetical-index-mark-start text:id="IMark5206259752" text:main-entry="true"/>addSubquery<text:alphabetical-index-mark-end text:id="IMark5206259752"/> (Query subquery, String variableDeclaration, </text:p>
      <text:p text:style-name="P2"><text:soft-page-break/><text:tab/>String candidateCollectionExpression);</text:p>
      <text:p text:style-name="P14">This method adds a <text:alphabetical-index-mark-start text:id="IMark5206259752" text:main-entry="true"/>subquery<text:alphabetical-index-mark-end text:id="IMark5206259752"/>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4"><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4">Subqueries that return single-valued aggregate results are required to be supported. The effect of defining other result specifications is not defined.<text:span text:style-name="Assertion">]</text:span></text:p>
      <text:p text:style-name="P14">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4"><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5"><text:tab/><text:tab/>Non-correlated subqueries</text:p>
      <text:p text:style-name="P14"><text:span text:style-name="Assertion">A14.6.2-55[</text:span>If the subquery has no references to expressions in the outer query the subquery is non-correlated.<text:span text:style-name="Assertion">]</text:span></text:p>
      <text:p text:style-name="P14">For example, to find employees who work more than the average of all employees,</text:p>
      <text:p text:style-name="P11">Query sub = pm.newQuery(Employee.class);</text:p>
      <text:p text:style-name="P11">sub.setResult("avg(this.weeklyhours)");</text:p>
      <text:p text:style-name="P11">Query q = pm.newQuery(Employee.class);</text:p>
      <text:p text:style-name="P11">q.setFilter("this.weeklyHours &gt; averageWeeklyhours");</text:p>
      <text:p text:style-name="P11">q.addSubquery(sub, "double averageWeeklyhours", null);</text:p>
      <text:p text:style-name="P14"/>
      <text:p text:style-name="P35"><text:bookmark text:name="X-102010335"/><text:tab/><text:tab/>Correlated subqueries</text:p>
      <text:p text:style-name="P14"><text:span text:style-name="Assertion">A14.6.2-56[</text:span>A <text:alphabetical-index-mark-start text:id="IMark5206259752" text:main-entry="true"/>correlated subquery<text:alphabetical-index-mark-end text:id="IMark5206259752"/> is a subquery which contains references to expressions in the outer query. If the correlation can be expressed as a restriction of the candidate collection of the subquery, no parameters are needed. <text:span text:style-name="Assertion">]</text:span></text:p>
      <text:p text:style-name="P14">For example, to find employees who work more than the average of their department employees:</text:p>
      <text:p text:style-name="P11">Query sub = pm.newQuery(Employee.class);</text:p>
      <text:p text:style-name="P11">sub.setResult("avg(this.weeklyhours)");</text:p>
      <text:p text:style-name="P11">Query q = pm.newQuery(Employee.class);</text:p>
      <text:p text:style-name="P11">q.setFilter("this.weeklyhours&gt; averageWeeklyhours");</text:p>
      <text:p text:style-name="P11">q.addSubquery(sub, "double averageWeeklyhours",<text:line-break/> <text:s text:c="3"/>"this.department.employees");</text:p>
      <text:p text:style-name="P14"/>
      <text:p text:style-name="P14"><text:span text:style-name="Assertion">A14.6.2-57[</text:span></text:p>
      <text:p text:style-name="P1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4"><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2">void <text:alphabetical-index-mark-start text:id="IMark5206259752" text:main-entry="true"/>addSubquery<text:alphabetical-index-mark-end text:id="IMark5206259752"/>(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14">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4">For example, to find employees who work more than the average of the employees in their department having the same manager:</text:p>
      <text:p text:style-name="P11">Query sub = pm.newQuery(Employee.class);</text:p>
      <text:p text:style-name="P11">sub.setResult("avg(this.weeklyhours)");</text:p>
      <text:p text:style-name="P11">sub.setFilter("this.manager == :manager");</text:p>
      <text:p text:style-name="P11">Query q = pm.newQuery(Employee.class);</text:p>
      <text:p text:style-name="P11">q.setFilter("this.weeklyHours &gt; averageWeeklyhours");</text:p>
      <text:p text:style-name="P11">q.addSubquery(sub, "double averageWeeklyhours", <text:line-break/><text:tab/>"this.department.employees", "this.manager");</text:p>
      <text:p text:style-name="P8"/>
      <text:p text:style-name="P14">The parameter in the subquery “<text:span text:style-name="T18">:manager</text:span>” is bound to the expression “<text:span text:style-name="T18">this.manager</text:span>” in the context of the outer query.</text:p>
      <text:h text:style-name="P62" text:outline-level="3"><text:bookmark-start text:name="__RefHeading__3801_1773241242"/><text:bookmark text:name="R-1054559"/>Parameter declaration<text:bookmark-end text:name="__RefHeading__3801_1773241242"/></text:h>
      <text:p text:style-name="P14">The parameter declaration is a <text:span text:style-name="T18">String</text:span> containing one or more parameter type declarations separated by commas. This follows the Java syntax for method signatures.</text:p>
      <text:p text:style-name="P14">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4"><text:span text:style-name="Assertion">A14.6.3-2[</text:span>Parameters must all be declared explicitly via <text:alphabetical-index-mark-start text:id="IMark5206259752" text:main-entry="true"/>declareParameters<text:alphabetical-index-mark-end text:id="IMark5206259752"/>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7"><text:tab/><text:tab/><text:alphabetical-index-mark-start text:id="IMark5206259752" text:main-entry="true"/>Implicit parameter declaration<text:alphabetical-index-mark-end text:id="IMark5206259752"/></text:p>
      <text:p text:style-name="P1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61" text:outline-level="3"><text:bookmark-start text:name="__RefHeading__3843_1773241242"/><text:bookmark text:name="R-1083126"/>Import statements<text:bookmark-end text:name="__RefHeading__3843_1773241242"/></text:h>
      <text:p text:style-name="P14">The <text:alphabetical-index-mark-start text:id="IMark5206259752" text:main-entry="true"/>import statement<text:alphabetical-index-mark-end text:id="IMark5206259752"/>s follow the Java syntax for import statements. Import statements are separated by semicolons. Import on demand is supported. Classes in java.lang and javax.jdo are automatically imported.</text:p>
      <text:h text:style-name="P61" text:outline-level="3"><text:bookmark-start text:name="__RefHeading__3799_1773241242"/><text:bookmark text:name="R-1044915"/><text:alphabetical-index-mark-start text:id="IMark5206259752" text:main-entry="true"/>Variable declaration<text:bookmark-end text:name="__RefHeading__3799_1773241242"/><text:alphabetical-index-mark-end text:id="IMark5206259752"/></text:h>
      <text:p text:style-name="P14">The type declarations follow the Java syntax for local variable declarations. Variable declarations are separated by semicolons.</text:p>
      <text:p text:style-name="P14"><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4">If the query result uses a variable, the variable must not be constrained by an extent. Further, each side of an "OR" expression must constrain the variable using a <text:alphabetical-index-mark-start text:id="IMark5206259752" text:main-entry="true"/>contains<text:alphabetical-index-mark-end text:id="IMark5206259752"/> clause.</text:p>
      <text:p text:style-name="P14">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4">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4">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5"><text:tab/><text:tab/><text:alphabetical-index-mark-start text:id="IMark5206259752" text:main-entry="true"/>Implicit variable declaration<text:alphabetical-index-mark-end text:id="IMark5206259752"/></text:p>
      <text:p text:style-name="P14">The variable declaration is unnecessary if all variables are implicitly declared. <text:span text:style-name="Assertion">A14.6.5-3 [</text:span>All variables must be explicitly declared, or all variables must be implicitly declared.<text:span text:style-name="Assertion">]</text:span></text:p>
      <text:p text:style-name="P14"><text:span text:style-name="Assertion">A14.6.5-4 [</text:span>Names in the filter are treated as parameters if they are explicitly declared via <text:alphabetical-index-mark-start text:id="IMark5206259752" text:main-entry="true"/>declareParameters<text:alphabetical-index-mark-end text:id="IMark5206259752"/> or if they begin with “:”.</text:p>
      <text:p text:style-name="P14">Names are treated as variable names if they are explicitly declared via declareVariables.</text:p>
      <text:p text:style-name="P14">Names are treated as field or property names if they are fields or properties of the candidate class.</text:p>
      <text:p text:style-name="P14">Names are treated as class names if they exist in the package of the candidate class, have been imported, or if they are in the java.lang package. e.g. Integer.</text:p>
      <text:p text:style-name="P14">Otherwise, names are treated as implicitly defined variable names. <text:span text:style-name="Assertion">]</text:span></text:p>
      <text:p text:style-name="P14">Variables must be typed. Implicitly defined variables are typed according to the following:</text:p>
      <text:p text:style-name="P26">•<text:tab/>if the variable is the parameter of a <text:alphabetical-index-mark-start text:id="IMark5206259752" text:main-entry="true"/><text:span text:style-name="T18">contains</text:span><text:alphabetical-index-mark-end text:id="IMark5206259752"/> method, the type is the element type of the collection; or</text:p>
      <text:p text:style-name="P26">•<text:tab/>if the variable is the parameter of a <text:alphabetical-index-mark-start text:id="IMark5206259752" text:main-entry="true"/><text:span text:style-name="T18">containsKey</text:span><text:alphabetical-index-mark-end text:id="IMark5206259752"/> method, the type is the key type of the map; or</text:p>
      <text:p text:style-name="P26">•<text:tab/>if the variable is the parameter of a <text:alphabetical-index-mark-start text:id="IMark5206259752" text:main-entry="true"/><text:span text:style-name="T18">containsValue</text:span><text:alphabetical-index-mark-end text:id="IMark5206259752"/> method, the type is the value type of the map; or</text:p>
      <text:p text:style-name="P26">•<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3" text:outline-level="3"><text:bookmark-start text:name="__RefHeading__3847_1773241242"/><text:bookmark text:name="R-1017852"/><text:alphabetical-index-mark-start text:id="IMark5206259752" text:main-entry="true"/>Ordering statement<text:bookmark-end text:name="__RefHeading__3847_1773241242"/><text:alphabetical-index-mark-end text:id="IMark5206259752"/></text:h>
      <text:p text:style-name="P14"><text:span text:style-name="Assertion">A14.6.6-1 [</text:span>The ordering statement is a <text:span text:style-name="T18">String</text:span> containing one or more ordering declarations separated by commas. Each ordering declaration is a Java expression of an orderable type:</text:p>
      <text:p text:style-name="P26">•<text:tab/>primitives (<text:span text:style-name="T18">boolean</text:span> is non-portable);</text:p>
      <text:p text:style-name="P26">•<text:tab/>wrappers (<text:span text:style-name="T18">Boolean</text:span> is non-portable);</text:p>
      <text:p text:style-name="P26">•<text:span text:style-name="T18"><text:tab/>BigDecimal</text:span>; </text:p>
      <text:p text:style-name="P26">•<text:span text:style-name="T18"><text:tab/>BigInteger</text:span>; </text:p>
      <text:p text:style-name="P26">•<text:span text:style-name="T18"><text:tab/>String</text:span>;</text:p>
      <text:p text:style-name="P26"><text:span text:style-name="T27">•</text:span><text:span text:style-name="T28"><text:tab/></text:span><text:span text:style-name="T18">java.time</text:span><text:span text:style-name="T18">.LocalDate</text:span>;</text:p>
      <text:p text:style-name="P26"><text:span text:style-name="T27">•</text:span><text:span text:style-name="T28"><text:tab/></text:span><text:span text:style-name="T18">java.time</text:span><text:span text:style-name="T18">.LocalTime</text:span>;</text:p>
      <text:p text:style-name="P26"><text:span text:style-name="T27">•</text:span><text:span text:style-name="T28"><text:tab/></text:span><text:span text:style-name="T18">java.time</text:span><text:span text:style-name="T18">.LocalDateTime</text:span>;</text:p>
      <text:p text:style-name="P39"><text:span text:style-name="T27">•<text:tab/></text:span>Date</text:p>
      <text:p text:style-name="P14">followed by one of the following words: “<text:span text:style-name="T18">ascending</text:span>”, “<text:span text:style-name="T18">descending</text:span>”,“<text:span text:style-name="T18">asc</text:span>”, or “<text:span text:style-name="T18">desc</text:span>”.</text:p>
      <text:p text:style-name="P14"><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4">The ordering of instances containing null-valued fields specified by the ordering is not specified. Different JDO implementations might order the instances containing null-valued fields either before or after instances whose fields contain non-null values.</text:p>
      <text:p text:style-name="P14">Ordering of boolean fields, if supported by the implementation, is false before true, unless descending is specified. Ordering of null-valued Boolean fields is as above.</text:p>
      <text:h text:style-name="P61" text:outline-level="3"><text:alphabetical-index-mark-start text:id="IMark5206259752" text:main-entry="true"/>Closing Query results<text:alphabetical-index-mark-end text:id="IMark5206259752"/></text:h>
      <text:p text:style-name="P14">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5206259752" text:main-entry="true"/>close<text:alphabetical-index-mark-end text:id="IMark5206259752"/> (Object queryResult);</text:p>
      <text:p text:style-name="P14"><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2">void <text:alphabetical-index-mark-start text:id="IMark5206259752" text:main-entry="true"/>closeAll<text:alphabetical-index-mark-end text:id="IMark5206259752"/> ();</text:p>
      <text:p text:style-name="P14"><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61" text:outline-level="3"><text:bookmark-start text:name="__RefHeading__3849_1773241242"/><text:bookmark text:name="R-1067615"/>Limiting the <text:alphabetical-index-mark-start text:id="IMark5206259752" text:main-entry="true"/>Cardinality of the Query Result<text:bookmark-end text:name="__RefHeading__3849_1773241242"/><text:alphabetical-index-mark-end text:id="IMark5206259752"/></text:h>
      <text:p text:style-name="P1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4"><text:span text:style-name="Assertion">A14.6.8-1 [</text:span><text:alphabetical-index-mark-start text:id="IMark5206259752" text:main-entry="true"/><text:span text:style-name="T25">setRange</text:span><text:alphabetical-index-mark-end text:id="IMark5206259752"/><text:span text:style-name="T25">(long fromIncl, long toExcl);</text:span><text:span text:style-name="Assertion">]</text:span></text:p>
      <text:p text:style-name="P14">The <text:span text:style-name="T2">fromIncl</text:span> parameter is the number of instances of the query result to skip over before returning the <text:span text:style-name="T18">List</text:span> to the user. If specified as 0 (the default), no instances are skipped.</text:p>
      <text:p text:style-name="P14">The <text:span text:style-name="T2">toExcl</text:span> parameter is the last instance of the query result (before skipping) to return to the user.</text:p>
      <text:p text:style-name="P14">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6"><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6">•<text:tab/>if the result of the query execution is a single instance (<text:alphabetical-index-mark-start text:id="IMark5206259752" text:main-entry="true"/><text:span text:style-name="T18">setUnique</text:span><text:alphabetical-index-mark-end text:id="IMark5206259752"/><text:span text:style-name="T18">(true)</text:span>), it will have a value of <text:span text:style-name="T18">null</text:span>.<text:span text:style-name="Assertion">]</text:span></text:p>
      <text:p text:style-name="P14"><text:span text:style-name="Assertion">A14.6.8-3 [</text:span><text:span text:style-name="T25">setRange</text:span><text:span text:style-name="T25">(String range);</text:span><text:span text:style-name="Assertion">]</text:span></text:p>
      <text:p text:style-name="P22">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61" text:outline-level="3"><text:bookmark-start text:name="__RefHeading__3795_1773241242"/><text:bookmark text:name="R-1017884"/>Specifying the Result of a Query (Projections, Aggregates)<text:bookmark-end text:name="__RefHeading__3795_1773241242"/></text:h>
      <text:p text:style-name="P1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206259752" text:main-entry="true"/>setResult<text:alphabetical-index-mark-end text:id="IMark5206259752"/>(String result);</text:p>
      <text:p text:style-name="body-code">Query&lt;T&gt; <text:alphabetical-index-mark-start text:id="IMark5206259752"/>result<text:alphabetical-index-mark-end text:id="IMark5206259752"/>(String result);</text:p>
      <text:p text:style-name="P14">The result parameter consists of the optional keyword distinct followed by a comma-separated list of <text:alphabetical-index-mark-start text:id="IMark5206259752" text:main-entry="true"/>named result expressions<text:alphabetical-index-mark-end text:id="IMark5206259752"/> or a constructor expression. </text:p>
      <text:p text:style-name="P14">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4"><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5"><text:tab/><text:tab/><text:alphabetical-index-mark-start text:id="IMark5206259752" text:main-entry="true"/>Distinct results<text:alphabetical-index-mark-end text:id="IMark5206259752"/></text:p>
      <text:p text:style-name="P1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4">The distinct specification requires removing duplicates from projected expressions.</text:p>
      <text:p text:style-name="P14"><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4"><text:span text:style-name="Assertion">A14.6.9-5 [</text:span>The result expressions include:</text:p>
      <text:p text:style-name="P26">•<text:tab/>“<text:span text:style-name="T18">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571513071" text:continue-numbering="true" text:style-name="L4">
        <text:list-item>
          <text:list>
            <text:list-item>
              <text:p text:style-name="P83"><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3"><text:span text:style-name="T18">sum</text:span>(&lt;numeric field expression&gt;): the sum of field expressions is returned; the expression is preceded by an optional "<text:span text:style-name="T2">distinct</text:span>"</text:p>
            </text:list-item>
            <text:list-item>
              <text:p text:style-name="P83"><text:span text:style-name="T18">min</text:span>(&lt;orderable field expression&gt;): the minimum value of the field expression is returned</text:p>
            </text:list-item>
            <text:list-item>
              <text:p text:style-name="P83"><text:span text:style-name="T18">max</text:span>(&lt;orderable field expression&gt;): the maximum value of the field expression is returned</text:p>
            </text:list-item>
            <text:list-item>
              <text:p text:style-name="P83"><text:span text:style-name="T18">avg</text:span>(&lt;numeric field expression&gt;): the average value of all field expressions is returned; the expression is preceded by an optional "<text:span text:style-name="T2">distinct</text:span>"</text:p>
            </text:list-item>
          </text:list>
        </text:list-item>
      </text:list>
      <text:p text:style-name="P26">•<text:tab/>&lt;field expression&gt;: the value of an expression using any of the operators allowed in queries applied to fields is returned</text:p>
      <text:p text:style-name="P2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list xml:id="list887298430298448556" text:style-name="L5">
        <text:list-item>
          <text:p text:style-name="P82"><text:alphabetical-index-mark-start text:id="IMark5206259752" text:main-entry="true"/>IF-expressions<text:alphabetical-index-mark-end text:id="IMark5206259752"/>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4">The result expression can be explicitly cast using the (cast) operator.<text:span text:style-name="Assertion">]</text:span></text:p>
      <text:p text:style-name="P35"><text:soft-page-break/><text:tab/><text:tab/><text:alphabetical-index-mark-start text:id="IMark5206259752" text:main-entry="true"/>Named Result Expressions<text:alphabetical-index-mark-end text:id="IMark5206259752"/></text:p>
      <text:p text:style-name="P14">&lt;result expression&gt; as &lt;name&gt;: identify the &lt;result expression&gt; (any of the result expressions specified above) as a named element for the purpose of matching a method or field name in the result class.</text:p>
      <text:p text:style-name="P14">If the name is not specified explicitly, the default for name is the expression itself.</text:p>
      <text:p text:style-name="P35"><text:tab/><text:tab/><text:alphabetical-index-mark-start text:id="IMark5206259752" text:main-entry="true"/>Aggregate Types<text:alphabetical-index-mark-end text:id="IMark5206259752"/></text:p>
      <text:p text:style-name="P14"><text:span text:style-name="Assertion">A14.6.9-6 [</text:span><text:span text:style-name="T2">Count</text:span> returns <text:span text:style-name="T2">Long</text:span>.</text:p>
      <text:p text:style-name="P14"><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4"><text:span text:style-name="T2">Min</text:span> and <text:span text:style-name="T2">max</text:span> return the type of the expression.<text:span text:style-name="Assertion">]</text:span> </text:p>
      <text:p text:style-name="P14">If there are no instances that match the filter,</text:p>
      <text:p text:style-name="P26">•<text:span text:style-name="T18"><text:tab/>count</text:span> returns 0;</text:p>
      <text:p text:style-name="P26">•<text:span text:style-name="T18"><text:tab/>avg</text:span>, <text:span text:style-name="T18">sum</text:span>, <text:span text:style-name="T18">min</text:span>, and <text:span text:style-name="T18">max</text:span> return <text:span text:style-name="T18">null</text:span>.</text:p>
      <text:p text:style-name="P14">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4">If a result expression has a primitive type, its value is returned as an instance of the corresponding java wrapper class.</text:p>
      <text:p text:style-name="P35"><text:tab/><text:tab/>Null Results</text:p>
      <text:p text:style-name="P1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1" text:outline-level="3"><text:bookmark-start text:name="__RefHeading__3845_1773241242"/><text:bookmark text:name="R-1096377"/>Grouping Aggregate Results<text:bookmark-end text:name="__RefHeading__3845_1773241242"/></text:h>
      <text:p text:style-name="P14">Aggregates are most useful if they can be grouped based on an element of the result. Grouping is required if there are aggregate expressions in the result.</text:p>
      <text:p text:style-name="P2">void <text:alphabetical-index-mark-start text:id="IMark5206259752" text:main-entry="true"/>setGrouping<text:alphabetical-index-mark-end text:id="IMark5206259752"/>(String grouping);</text:p>
      <text:p text:style-name="P2">Query&lt;T&gt; <text:alphabetical-index-mark-start text:id="IMark5206259752"/><text:alphabetical-index-mark-start text:id="IMark5206259464" text:main-entry="true"/>groupBy<text:alphabetical-index-mark-end text:id="IMark5206259464"/><text:alphabetical-index-mark-end text:id="IMark5206259752"/>(String grouping);</text:p>
      <text:p text:style-name="P14"><text:soft-page-break/>The grouping parameter consists of one or more expressions separated by commas followed by an optional <text:alphabetical-index-mark-start text:id="IMark5206259752" text:main-entry="true"/><text:span text:style-name="T2">having</text:span><text:alphabetical-index-mark-end text:id="IMark5206259752"/> followed by one Boolean expression. </text:p>
      <text:p text:style-name="P14"><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4"><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4">The query groups all elements where all expressions specified in setGrouping have the same values. The query result consists of one element per group.</text:p>
      <text:p text:style-name="P1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1" text:outline-level="3">Specifying <text:alphabetical-index-mark-start text:id="IMark5206259752" text:main-entry="true"/>Uniqueness of the Query Result<text:alphabetical-index-mark-end text:id="IMark5206259752"/></text:h>
      <text:p text:style-name="P14">If the application knows that there can be exactly zero or one instance returned from a query, the result of the query is most conveniently returned as an instance (possibly null) instead of a <text:span text:style-name="T18">List</text:span>. </text:p>
      <text:p text:style-name="P2">void <text:alphabetical-index-mark-start text:id="IMark5206259752" text:main-entry="true"/>setUnique<text:alphabetical-index-mark-end text:id="IMark5206259752"/>(boolean unique);</text:p>
      <text:p text:style-name="P1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5"><text:tab/><text:tab/>Default Unique setting</text:p>
      <text:p text:style-name="P14"><text:span text:style-name="Assertion">A14.6.11-2 [</text:span>The default Unique setting is true for aggregate results without a grouping expression, and false otherwise.<text:span text:style-name="Assertion">]</text:span></text:p>
      <text:h text:style-name="P61" text:outline-level="3"><text:bookmark-start text:name="__RefHeading__3753_1773241242"/><text:bookmark text:name="R-1060032"/>Specifying the <text:alphabetical-index-mark-start text:id="IMark5206259752" text:main-entry="true"/>Class of the Query Result<text:bookmark-end text:name="__RefHeading__3753_1773241242"/><text:alphabetical-index-mark-end text:id="IMark5206259752"/></text:h>
      <text:p text:style-name="P14">The application may have a user-defined class that best represents the results of a query. In this case, the application can specify that instances of this class should be returned.</text:p>
      <text:p text:style-name="P2">void <text:alphabetical-index-mark-start text:id="IMark5206259752" text:main-entry="true"/>setResultClass<text:alphabetical-index-mark-end text:id="IMark5206259752"/>(Class resultClass);</text:p>
      <text:p text:style-name="P14">The default result class is the candidate class if the parameter to <text:alphabetical-index-mark-start text:id="IMark5206259752" text:main-entry="true"/><text:span text:style-name="T2">setResult</text:span><text:alphabetical-index-mark-end text:id="IMark5206259752"/>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26">•<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6"><text:soft-page-break/>•<text:tab/>If there are multiple result expressions, the result class must be able to hold all elements of the result specification or a <text:span text:style-name="T18">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6">•<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1199415194" text:continue-list="list571513071" text:style-name="L4">
        <text:list-item>
          <text:list>
            <text:list-item>
              <text:p text:style-name="P83">A user-defined result class must have a no-args constructor and one or more public “set” or “put” methods or fields. </text:p>
            </text:list-item>
            <text:list-item>
              <text:p text:style-name="P83">Each result expression must match one of:</text:p>
            </text:list-item>
            <text:list-item>
              <text:p text:style-name="P83">a public field that matches the name of the result expression and is of the type (treating wrapper types the same as primitive types) of the result expression; </text:p>
            </text:list-item>
            <text:list-item>
              <text:p text:style-name="P83">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3">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3">Portable result classes do not invoke any persistence behavior during their no-args constructor or “set” methods.<text:span text:style-name="Assertion"><text:span text:style-name="T22">]</text:span></text:span></text:p>
            </text:list-item>
          </text:list>
        </text:list-item>
      </text:list>
      <text:p text:style-name="P14"/>
      <text:p text:style-name="P41"> </text:p>
      <text:p text:style-name="P37">Table 7: Shape of Result (C is the candidate class)</text:p>
      <text:p text:style-name="P4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setResult</text:p>
            </table:table-cell>
            <table:table-cell table:style-name="Table3.B1" office:value-type="string">
              <text:p text:style-name="P31">setResultClass</text:p>
            </table:table-cell>
            <table:table-cell table:style-name="Table3.B1" office:value-type="string">
              <text:p text:style-name="P31">setUnique</text:p>
            </table:table-cell>
            <table:table-cell table:style-name="Table3.B1" office:value-type="string">
              <text:p text:style-name="P31">shape of result</text:p>
            </table:table-cell>
          </table:table-row>
        </table:table-header-rows>
        <table:table-row table:style-name="Table3.1">
          <table:table-cell table:style-name="Table3.A2" office:value-type="string">
            <text:p text:style-name="P28"><text:span text:style-name="Assertion"><text:span text:style-name="T22">A14.6.12-2 [</text:span></text:span>null, or “distinct this as C”</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C&gt;</text:span></text:p>
          </table:table-cell>
        </table:table-row>
        <table:table-row table:style-name="Table3.1">
          <table:table-cell table:style-name="Table3.A2" office:value-type="string">
            <text:p text:style-name="P28">null, or “distinct this as C”</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C</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T&gt;</text:span></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T</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Object[]&gt;</text:span></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9">Object[]</text:p>
          </table:table-cell>
        </table:table-row>
        <text:soft-page-break/>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false</text:p>
          </table:table-cell>
          <table:table-cell table:style-name="Table3.B2" office:value-type="string">
            <text:p text:style-name="P28"><text:span text:style-name="T19">List</text:span><text:span text:style-name="T18">&lt;UserResult&gt;</text:span></text:p>
          </table:table-cell>
        </table:table-row>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true</text:p>
          </table:table-cell>
          <table:table-cell table:style-name="Table3.B2" office:value-type="string">
            <text:p text:style-name="P28"><text:span text:style-name="T18">UserResult</text:span><text:span text:style-name="Assertion"><text:span text:style-name="T22">]</text:span></text:span></text:p>
          </table:table-cell>
        </table:table-row>
      </table:table>
      <text:p text:style-name="P41"> </text:p>
      <text:h text:style-name="P60" text:outline-level="3"><text:bookmark-start text:name="__RefHeading__3629_1773241242"/><text:bookmark text:name="R-1076574"/><text:alphabetical-index-mark-start text:id="IMark5206259752" text:main-entry="true"/>Single-string Query<text:alphabetical-index-mark-end text:id="IMark5206259752"/> component binding<text:bookmark-end text:name="__RefHeading__3629_1773241242"/></text:h>
      <text:p text:style-name="P14"><text:span text:style-name="Assertion">A14.6.13-1 [</text:span>The String version of Query represents all query components using a single string. The string contains the following structure:<text:span text:style-name="Assertion">]</text:span></text:p>
      <text:p text:style-name="P14"><text:bookmark text:name="X-102006656"/>select [<text:span text:style-name="T21">unique</text:span>] [ &lt;result&gt; ] [<text:span text:style-name="T21">into</text:span> &lt;result-class-name&gt;] </text:p>
      <text:p text:style-name="P14">[<text:span text:style-name="T21">from</text:span> &lt;candidate-class-name&gt; [<text:span text:style-name="T21">exclude</text:span> <text:span text:style-name="T21">subclasses</text:span>] ]</text:p>
      <text:p text:style-name="P14">[<text:span text:style-name="T21">where</text:span> &lt;filter&gt;]</text:p>
      <text:p text:style-name="P14">[<text:span text:style-name="T21">variables</text:span> &lt;variables-clause&gt; ] </text:p>
      <text:p text:style-name="P14">[<text:span text:style-name="T21">parameters</text:span> &lt;parameters-clause&gt;]</text:p>
      <text:p text:style-name="P14">[&lt;imports-clause&gt;]</text:p>
      <text:p text:style-name="P14">[<text:span text:style-name="T21">group by</text:span> &lt;grouping-clause&gt; ]</text:p>
      <text:p text:style-name="P14">[<text:span text:style-name="T21">order by</text:span> &lt;ordering-clause&gt;]</text:p>
      <text:p text:style-name="P14">[<text:span text:style-name="T21">range</text:span> &lt;from-range&gt; <text:span text:style-name="T21">,</text:span>&lt;to-range&gt;]</text:p>
      <text:p text:style-name="P14"><text:span text:style-name="Assertion">A14.6.13-2 [</text:span>Keywords, identified in <text:span text:style-name="T21">bold</text:span>, are either all upper-case or all lower-case. Keywords cannot be mixed case.<text:span text:style-name="Assertion">]</text:span></text:p>
      <text:p text:style-name="P14">The select clause must be the first clause in the query.</text:p>
      <text:p text:style-name="P14">The order of the other clauses must be as described above.</text:p>
      <text:p text:style-name="P14"><text:span text:style-name="Assertion">A14.6.13-3 [</text:span>If implicit parameters are used, their order of appearance in the query determines their order for binding to positional parameters for execution.<text:span text:style-name="Assertion">]</text:span></text:p>
      <text:p text:style-name="P14">&lt;result&gt; is the result as in <text:bookmark-ref text:reference-format="number" text:ref-name="__RefHeading__3795_1773241242">9</text:bookmark-ref>.</text:p>
      <text:p text:style-name="P14">&lt;result-class-name&gt; is the name of the result class as in <text:bookmark-ref text:reference-format="number" text:ref-name="__RefHeading__3753_1773241242">12</text:bookmark-ref>.</text:p>
      <text:p text:style-name="P14">&lt;filter&gt; is the filter as in <text:bookmark-ref text:reference-format="number" text:ref-name="__RefHeading__3797_1773241242">2</text:bookmark-ref>. </text:p>
      <text:p text:style-name="P14">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49">•<text:tab/>A candidate class name followed by an optional alias definition followed by an optional <text:span text:style-name="T21">exclude</text:span> <text:span text:style-name="T21">subclasses</text:span></text:p>
      <text:p text:style-name="P49"><text:soft-page-break/>•<text:tab/>A field access expression followed by an optional alias definition</text:p>
      <text:p text:style-name="P36">An alias definition consists of an optional keyword <text:span text:style-name="T21">as</text:span> followed by an identifier. </text:p>
      <text:p text:style-name="P49">•<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9">•<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4">&lt;variables-clause&gt; is the variable declaration as in <text:bookmark-ref text:reference-format="number" text:ref-name="__RefHeading__3799_1773241242">5</text:bookmark-ref>. As in Java, variables in the clause are separated by semicolons.</text:p>
      <text:p text:style-name="P14">&lt;parameters-clause&gt; is the parameter declaration as in <text:bookmark-ref text:reference-format="number" text:ref-name="__RefHeading__3801_1773241242">3</text:bookmark-ref>. As in Java, parameters in the clause are separated by commas.</text:p>
      <text:p text:style-name="P14">&lt;imports-clause&gt; is the imports declaration as in <text:bookmark-ref text:reference-format="number" text:ref-name="__RefHeading__3843_1773241242">4</text:bookmark-ref>. As in Java, imports in the clause are separated by semicolons.</text:p>
      <text:p text:style-name="P14">&lt;grouping-clause&gt; is the grouping specification as in <text:bookmark-ref text:reference-format="number" text:ref-name="__RefHeading__3845_1773241242">10</text:bookmark-ref>.</text:p>
      <text:p text:style-name="P14">&lt;ordering-clause&gt; is the ordering specification as in <text:bookmark-ref text:reference-format="number" text:ref-name="__RefHeading__3847_1773241242">6</text:bookmark-ref>.</text:p>
      <text:p text:style-name="P14">&lt;from-range&gt; and &lt;to-range&gt; are as in <text:bookmark-ref text:reference-format="number" text:ref-name="__RefHeading__3849_1773241242">8</text:bookmark-ref>.</text:p>
      <text:p text:style-name="P14"/>
      <text:p text:style-name="P44"><draw:frame draw:style-name="fr1" draw:name="7" text:anchor-type="as-char" svg:width="2.7917in" svg:height="0.1346in" draw:z-index="0"><draw:image xlink:href="Pictures/2000000900000FB5000000C9E5A4A80D23E7850E.wmf" xlink:type="simple" xlink:show="embed" xlink:actuate="onLoad"/></draw:frame></text:p>
      <text:h text:style-name="P58" text:outline-level="2"><text:bookmark-start text:name="__RefHeading__3631_1773241242"/><text:bookmark text:name="R-1072193"/><text:alphabetical-index-mark-start text:id="IMark5206259752" text:main-entry="true"/>SQL Queries<text:bookmark-end text:name="__RefHeading__3631_1773241242"/><text:alphabetical-index-mark-end text:id="IMark5206259752"/></text:h>
      <text:p text:style-name="P14">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4">The SQL query string must be well-formed. The JDO implementation must not make any changes to the query string. The tokens “?” must be used to identify parameters in the SQL query string.</text:p>
      <text:p text:style-name="P14">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6">•<text:tab/>there is no filter, and the <text:span text:style-name="T18">setFilter</text:span> method throws <text:span text:style-name="T18">JDOUserException</text:span>.</text:p>
      <text:p text:style-name="P27">•<text:tab/>there is no ordering specification, and the <text:span text:style-name="T18">setOrdering</text:span> method throws <text:span text:style-name="T18">JDOUserException</text:span>.</text:p>
      <text:p text:style-name="P27">•<text:tab/>there are no variables, and the <text:span text:style-name="T18">declareVariables</text:span> method throws <text:span text:style-name="T18">JDOUserException</text:span>.</text:p>
      <text:p text:style-name="P27">•<text:tab/>the parameters are untyped, and the <text:span text:style-name="T18">declareParameters</text:span> method throws <text:span text:style-name="T18">JDOUserException</text:span>.</text:p>
      <text:p text:style-name="P27"><text:soft-page-break/>•<text:tab/>there is no grouping specification, and the <text:span text:style-name="T18">setGrouping</text:span> method throws <text:span text:style-name="T18">JDOUserException</text:span>.</text:p>
      <text:p text:style-name="P26">•<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6">•<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7">•<text:tab/>there are no imports, and the <text:span text:style-name="T18">declareImports</text:span> method throws <text:span text:style-name="T18">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span text:style-name="T18">setResult</text:span> method throws <text:span text:style-name="T18">JDOUserException</text:span>.</text:p>
      <text:p text:style-name="P26">•<text:tab/>the cardinality of the result is determined by the SQL query itself, and the <text:span text:style-name="T18">setRange</text:span> method throws <text:span text:style-name="T18">JDOUserException</text:span>.</text:p>
      <text:p text:style-name="P14"><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4"/>
      <text:p text:style-name="P41"> </text:p>
      <text:p text:style-name="P37">Table 8: Shape of Result of SQL Query</text:p>
      <text:p text:style-name="P4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1">Candidate class</text:p>
            </table:table-cell>
            <table:table-cell table:style-name="Table4.B1" office:value-type="string">
              <text:p text:style-name="P31">Selected columns</text:p>
            </table:table-cell>
            <table:table-cell table:style-name="Table4.B1" office:value-type="string">
              <text:p text:style-name="P31">setResultClass</text:p>
            </table:table-cell>
            <table:table-cell table:style-name="Table4.B1" office:value-type="string">
              <text:p text:style-name="P31">setUnique</text:p>
            </table:table-cell>
            <table:table-cell table:style-name="Table4.B1" office:value-type="string">
              <text:p text:style-name="P31">shape of result</text:p>
            </table:table-cell>
          </table:table-row>
        </table:table-header-rows>
        <table:table-row table:style-name="Table4.1">
          <table:table-cell table:style-name="Table4.A2" office:value-type="string">
            <text:p text:style-name="P28"><text:span text:style-name="Assertion"><text:span text:style-name="T22">A14.7-4 [</text:span></text:span>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C&gt;</text:p>
          </table:table-cell>
        </table:table-row>
        <table:table-row table:style-name="Table4.1">
          <table:table-cell table:style-name="Table4.A2" office:value-type="string">
            <text:p text:style-name="P28">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C</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 </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T&gt;</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Object[ ]&g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Object[ ]</text:p>
          </table:table-cell>
        </table:table-row>
        <text:soft-page-break/>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false</text:p>
          </table:table-cell>
          <table:table-cell table:style-name="Table4.B2" office:value-type="string">
            <text:p text:style-name="P28"><text:span text:style-name="T19">List</text:span>&lt;UserResult&gt;</text:p>
          </table:table-cell>
        </table:table-row>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true</text:p>
          </table:table-cell>
          <table:table-cell table:style-name="Table4.B2" office:value-type="string">
            <text:p text:style-name="P28">UserResult<text:span text:style-name="Assertion"><text:span text:style-name="T22">]</text:span></text:span></text:p>
          </table:table-cell>
        </table:table-row>
      </table:table>
      <text:p text:style-name="P41"> </text:p>
      <text:p text:style-name="P14"/>
      <text:h text:style-name="P61" text:outline-level="3">Mapping Columns of <text:alphabetical-index-mark-start text:id="IMark5206259752" text:main-entry="true"/>SQL Queries<text:alphabetical-index-mark-end text:id="IMark5206259752"/> to User-specified Result Classes</text:h>
      <text:p text:style-name="P14">There are two specified means by which columns of SQL queries can be mapped to user-specified result classes: by name and by position.</text:p>
      <text:p text:style-name="P1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4">A result set column is considered labeled if:</text:p>
      <text:p text:style-name="P26">•<text:tab/>the return value from <text:span text:style-name="T18">java.sql.ResultSetMetaData.getColumnLabel (int oneBasedColumnIndex)</text:span> is non-null and of non-zero length; or,</text:p>
      <text:p text:style-name="P27">•<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4"><draw:frame draw:style-name="fr1" draw:name="8" text:anchor-type="as-char" svg:width="2.7917in" svg:height="0.1346in" draw:z-index="0"><draw:image xlink:href="Pictures/2000000900000FB5000000C9E5A4A80D23E7850E.wmf" xlink:type="simple" xlink:show="embed" xlink:actuate="onLoad"/></draw:frame></text:p>
      <text:h text:style-name="P58" text:outline-level="2"><text:alphabetical-index-mark-start text:id="IMark5206259752" text:main-entry="true"/>Deletion by Query<text:alphabetical-index-mark-end text:id="IMark5206259752"/></text:h>
      <text:p text:style-name="P14">An application may want to delete a number of instances in the datastore without instantiating them in memory. The instances to be deleted can be described by a query.</text:p>
      <text:p text:style-name="P2">long <text:alphabetical-index-mark-start text:id="IMark5206259752" text:main-entry="true"/>deletePersistentAll<text:alphabetical-index-mark-end text:id="IMark5206259752"/>(Object... parameters);</text:p>
      <text:p text:style-name="P2">long deletePersistentAll(Map parameters);</text:p>
      <text:p text:style-name="P2"><text:soft-page-break/>long deletePersistentAll();</text:p>
      <text:p text:style-name="P1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4">When the value of the Unique flag is true, then at most one instance will be deleted. If more than one instance satisfies the filter, then deletePersistentAll throws a JDOUserException.</text:p>
      <text:p text:style-name="P1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4">Before returning control to the application, instances of affected classes in the cache are refreshed by the implementation so their status in the cache reflects whether they were deleted from the datastore.<text:span text:style-name="Assertion">]</text:span></text:p>
      <text:p text:style-name="P44"><draw:frame draw:style-name="fr1" draw:name="9" text:anchor-type="as-char" svg:width="2.7917in" svg:height="0.1346in" draw:z-index="0"><draw:image xlink:href="Pictures/2000000900000FB5000000C9E5A4A80D23E7850E.wmf" xlink:type="simple" xlink:show="embed" xlink:actuate="onLoad"/></draw:frame></text:p>
      <text:h text:style-name="P58" text:outline-level="2">Extensions</text:h>
      <text:p text:style-name="P14"><text:span text:style-name="Assertion">A14.9-1 [</text:span>Some JDO vendors provide extensions to the query, and these extensions must be set in the query instance prior to execution.<text:span text:style-name="Assertion">]</text:span></text:p>
      <text:p text:style-name="P2">void <text:alphabetical-index-mark-start text:id="IMark5206259752" text:main-entry="true"/>setExtensions<text:alphabetical-index-mark-end text:id="IMark5206259752"/>(Map extensions);</text:p>
      <text:p text:style-name="P2">Query&lt;T&gt; <text:alphabetical-index-mark-start text:id="IMark5206259752" text:main-entry="true"/>extensions<text:alphabetical-index-mark-end text:id="IMark5206259752"/>(Map extensions);</text:p>
      <text:p text:style-name="P1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4">This method adds one extension to the Query instance. This extension will remain until the next setExtensions method is called, or addExtension with an equal key. Key recognition behavior is identical to setExtensions.</text:p>
      <text:p text:style-name="P44"><text:soft-page-break/><draw:frame draw:style-name="fr1" draw:name="10" text:anchor-type="as-char" svg:width="2.7917in" svg:height="0.1346in" draw:z-index="15"><draw:image xlink:href="Pictures/2000000900000FB5000000C9E5A4A80D23E7850E.wmf" xlink:type="simple" xlink:show="embed" xlink:actuate="onLoad"/></draw:frame></text:p>
      <text:h text:style-name="P58" text:outline-level="2"><text:alphabetical-index-mark-start text:id="IMark5206259752" text:main-entry="true"/>Typesafe Query<text:alphabetical-index-mark-end text:id="IMark5206259752"/> Construction</text:h>
      <text:h text:style-name="Heading_20_3" text:outline-level="3">Overview</text:h>
      <text:p text:style-name="P17">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7">The typesafe query API follows the same JDOQL syntax as the query API in Chapter 14.6. It supports a Java like syntax when defining the components of a query. The API is <text:alphabetical-index-mark-start text:id="IMark5206259752" text:main-entry="true"/>fluent<text:alphabetical-index-mark-end text:id="IMark5206259752"/>, <text:span text:style-name="T15">i.e.</text:span> it supports method chaining when creating the query components.</text:p>
      <text:h text:style-name="Heading_20_3" text:outline-level="3">Metamodel</text:h>
      <text:p text:style-name="P17">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3">The metamodel class provides a public static field for each persistent field/property and relationship of the persistence capable class. These static fields are used to represent field access in a query. <text:change-start text:change-id="ct105553126625984"/></text:p>
      <text:p text:style-name="P17">The metamodel class has a public static method <text:span text:style-name="T2">candidate(String name)</text:span> that returns a new instance of the candidate type that can be used to generate query elements representing fields and properties.<text:change-end text:change-id="ct105553126625984"/></text:p>
      <text:h text:style-name="P64" text:outline-level="3">Typed Query Interface</text:h>
      <text:p text:style-name="P52">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2"><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1">The <text:span text:style-name="T2">JDOQLTypedQuery</text:span> interface provides methods to bind the components filter, result, ordering grouping and having of the query:</text:p>
      <text:list xml:id="list2887996914866860110" text:style-name="L6">
        <text:list-item>
          <text:p text:style-name="P76">JDOQLTypedQuery&lt;<text:span text:style-name="T13">T</text:span>&gt; filter(BooleanExpression expr);</text:p>
        </text:list-item>
        <text:list-item>
          <text:p text:style-name="P76">JDOQLTypedQuery&lt;<text:span text:style-name="T13">T</text:span>&gt; result(<text:span text:style-name="T16">boolean</text:span><text:span text:style-name="T30"> </text:span>distinct, <text:line-break/><text:tab/>Expression&lt;?&gt;... exprs);</text:p>
        </text:list-item>
        <text:list-item>
          <text:p text:style-name="P76">JDOQLTypedQuery&lt;<text:span text:style-name="T13">T</text:span>&gt; orderBy(<text:line-break/><text:tab/>OrderExpression&lt;?&gt;... orderExprs);</text:p>
        </text:list-item>
        <text:list-item>
          <text:p text:style-name="P76">JDOQLTypedQuery&lt;<text:span text:style-name="T13">T</text:span>&gt; groupBy(Expression&lt;?&gt;... exprs);</text:p>
        </text:list-item>
        <text:list-item>
          <text:p text:style-name="P76"><text:soft-page-break/>JDOQLTypedQuery&lt;<text:span text:style-name="T13">T</text:span>&gt; having(Expression&lt;?&gt; expr);</text:p>
        </text:list-item>
      </text:list>
      <text:h text:style-name="Heading_20_3" text:outline-level="3">Query Expressions</text:h>
      <text:p text:style-name="P2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change-start text:change-id="ct105553126039808"/></text:p>
      <text:p text:style-name="P21">The <text:span text:style-name="T2">JDOQLTypedQuery</text:span> interface has a public static method <text:span text:style-name="T2">variable(String name, Expression exp)</text:span> that returns a new <text:span text:style-name="T2">Expression</text:span> instance<text:change-end text:change-id="ct105553126039808"/><text:change-start text:change-id="ct105553126062144"/> of the parameter type.<text:change-end text:change-id="ct105553126062144"/></text:p>
      <text:p text:style-name="P54"><text:span text:style-name="T2">Expression</text:span> provides methods for the following operations:</text:p>
      <text:list xml:id="list8168890937721263065" text:style-name="L7">
        <text:list-item>
          <text:p text:style-name="P66">equality comparison (<text:span text:style-name="T2">eq</text:span>, <text:span text:style-name="T2">ne</text:span>)</text:p>
        </text:list-item>
        <text:list-item>
          <text:p text:style-name="P66">aggregate count (<text:span text:style-name="T2">count</text:span>, <text:span text:style-name="T2">countDistinct</text:span>)</text:p>
        </text:list-item>
        <text:list-item>
          <text:p text:style-name="P66"><text:span text:style-name="T2">instanceof</text:span> and <text:span text:style-name="T2">cast</text:span> </text:p>
        </text:list-item>
        <text:list-item>
          <text:p text:style-name="P66">naming (<text:span text:style-name="T2">as</text:span>)</text:p>
        </text:list-item>
      </text:list>
      <text:p text:style-name="P54">A <text:span text:style-name="T2">ComparableExpression</text:span> instance represents an expression or a Java type that implements <text:span text:style-name="T2">java.lang.Comparable</text:span>. It provides methods for comparison operations: </text:p>
      <text:list xml:id="list7129277125138074272" text:style-name="L8">
        <text:list-item>
          <text:p text:style-name="P67">less than (<text:span text:style-name="T2">lt</text:span>, <text:span text:style-name="T2">lteq</text:span>)</text:p>
        </text:list-item>
        <text:list-item>
          <text:p text:style-name="P67">greater than (<text:span text:style-name="T2">gt</text:span>, <text:span text:style-name="T2">gteq</text:span>)</text:p>
        </text:list-item>
        <text:list-item>
          <text:p text:style-name="P67">aggregated minimum and maximum (<text:span text:style-name="T2">min</text:span>, <text:span text:style-name="T2">max</text:span>)</text:p>
        </text:list-item>
        <text:list-item>
          <text:p text:style-name="P67">ordering (<text:span text:style-name="T2">asc</text:span>, <text:span text:style-name="T2">desc</text:span>)</text:p>
        </text:list-item>
      </text:list>
      <text:p text:style-name="P54"><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6268901828098533240" text:style-name="L9">
        <text:list-item>
          <text:p text:style-name="P68">binary arithmetic (<text:span text:style-name="T2">add</text:span>, <text:span text:style-name="T2">sub</text:span>, <text:span text:style-name="T2">mul</text:span>, <text:span text:style-name="T2">div</text:span>, <text:span text:style-name="T2">mod</text:span>)</text:p>
        </text:list-item>
        <text:list-item>
          <text:p text:style-name="P68">unary arithmetic (<text:span text:style-name="T2">neg</text:span>, <text:span text:style-name="T2">com</text:span>)</text:p>
        </text:list-item>
        <text:list-item>
          <text:p text:style-name="P68">aggregated average and sum (<text:span text:style-name="T2">avg</text:span>, <text:span text:style-name="T2">avgDistinct</text:span>, <text:span text:style-name="T2">sum</text:span>, <text:span text:style-name="T2">sumDistinct</text:span>)</text:p>
        </text:list-item>
        <text:list-item>
          <text:p text:style-name="P68">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8">bitwise (<text:span text:style-name="T2">bAnd</text:span>, <text:span text:style-name="T2">bOr</text:span>, <text:span text:style-name="T2">bXor</text:span>)</text:p>
        </text:list-item>
      </text:list>
      <text:p text:style-name="P54"><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3699790864896797263" text:style-name="L10">
        <text:list-item>
          <text:p text:style-name="P69">binary logical: <text:span text:style-name="T2">and</text:span><text:span text:style-name="T27">, </text:span><text:span text:style-name="T2">or</text:span></text:p>
        </text:list-item>
        <text:list-item>
          <text:p text:style-name="P69">unary logical: <text:span text:style-name="T2">not</text:span>, <text:span text:style-name="T2">neg</text:span></text:p>
        </text:list-item>
      </text:list>
      <text:p text:style-name="P54"><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1615755097" text:continue-numbering="true" text:style-name="L10">
        <text:list-item>
          <text:p text:style-name="P69">comparison methods: <text:span text:style-name="T2">equalsIgnoreCase</text:span>, <text:span text:style-name="T2">startsWith</text:span>, <text:span text:style-name="T2">endsWith</text:span>, <text:span text:style-name="T2">matches</text:span></text:p>
        </text:list-item>
        <text:list-item>
          <text:p text:style-name="P69">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9"><text:soft-page-break/>other String methods: <text:span text:style-name="T2">indexOf</text:span>, <text:span text:style-name="T2">length</text:span>, <text:span text:style-name="T2">charAt</text:span></text:p>
        </text:list-item>
      </text:list>
      <text:p text:style-name="P55"><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391299245" text:continue-numbering="true" text:style-name="L10">
        <text:list-item>
          <text:p text:style-name="P69"><text:span text:style-name="T2">toLowerCase</text:span><text:span text:style-name="T27">, </text:span><text:span text:style-name="T2">toUpperCase</text:span></text:p>
        </text:list-item>
      </text:list>
      <text:p text:style-name="P54"><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7237621831904178701" text:style-name="L11">
        <text:list-item>
          <text:p text:style-name="P70"><text:span text:style-name="T2">getYear</text:span><text:span text:style-name="T27">, </text:span><text:span text:style-name="T2">getMonth</text:span><text:span text:style-name="T27">, </text:span><text:span text:style-name="T2">getDay</text:span></text:p>
        </text:list-item>
      </text:list>
      <text:p text:style-name="P54"><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297583882" text:continue-numbering="true" text:style-name="L11">
        <text:list-item>
          <text:p text:style-name="P70"><text:span text:style-name="T2">getHour</text:span><text:span text:style-name="T27">, </text:span><text:span text:style-name="T2">getMinute</text:span><text:span text:style-name="T27">, </text:span><text:span text:style-name="T2">getSecond</text:span></text:p>
        </text:list-item>
      </text:list>
      <text:p text:style-name="P55"><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1476474839" text:continue-numbering="true" text:style-name="L11">
        <text:list-item>
          <text:p text:style-name="P70"><text:span text:style-name="T2">getYear</text:span><text:span text:style-name="T27">, </text:span><text:span text:style-name="T2">getMonth</text:span><text:span text:style-name="T27">, </text:span><text:span text:style-name="T2">getDay</text:span></text:p>
        </text:list-item>
        <text:list-item>
          <text:p text:style-name="P70"><text:span text:style-name="T2">getHour</text:span><text:span text:style-name="T27">, </text:span><text:span text:style-name="T2">getMinute</text:span><text:span text:style-name="T27">, </text:span><text:span text:style-name="T2">getSecond</text:span></text:p>
        </text:list-item>
      </text:list>
      <text:p text:style-name="P56"><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265178269" text:continue-numbering="true" text:style-name="L11">
        <text:list-item>
          <text:p text:style-name="P70"><text:span text:style-name="T2">getYear</text:span><text:span text:style-name="T27">, </text:span><text:span text:style-name="T2">getMonthValue</text:span><text:span text:style-name="T27">, </text:span><text:span text:style-name="T2">getDayOfMonth</text:span></text:p>
        </text:list-item>
      </text:list>
      <text:p text:style-name="P54"><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148699839" text:continue-numbering="true" text:style-name="L11">
        <text:list-item>
          <text:p text:style-name="P70"><text:span text:style-name="T2">getHour</text:span><text:span text:style-name="T27">, </text:span><text:span text:style-name="T2">getMinute</text:span><text:span text:style-name="T27">, </text:span><text:span text:style-name="T2">getSecond</text:span></text:p>
        </text:list-item>
      </text:list>
      <text:p text:style-name="P54"><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1000812893" text:continue-numbering="true" text:style-name="L11">
        <text:list-item>
          <text:p text:style-name="P70"><text:span text:style-name="T2">getYear</text:span><text:span text:style-name="T27">, </text:span><text:span text:style-name="T2">getMonthValue</text:span><text:span text:style-name="T27">, </text:span><text:span text:style-name="T2">getDayOfMonth</text:span></text:p>
        </text:list-item>
        <text:list-item>
          <text:p text:style-name="P70"><text:span text:style-name="T2">getHour</text:span><text:span text:style-name="T27">, </text:span><text:span text:style-name="T2">getMinute</text:span><text:span text:style-name="T27">, </text:span><text:span text:style-name="T2">getSecond</text:span></text:p>
        </text:list-item>
      </text:list>
      <text:p text:style-name="P54"><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896469628" text:continue-numbering="true" text:style-name="L11">
        <text:list-item>
          <text:p text:style-name="P71">ordinal</text:p>
        </text:list-item>
      </text:list>
      <text:p text:style-name="P54"><text:span text:style-name="T2">OptionalExpression</text:span> inherits from <text:span text:style-name="T2">ComparableExpression</text:span> and represents an expression of an <text:span text:style-name="T2">Optional</text:span> type in a query. It provides methods for the following operations in <text:soft-page-break/>addition to the methods specified in <text:span text:style-name="T2">ComparableExpression</text:span><text:span text:style-name="T27">:</text:span></text:p>
      <text:list xml:id="list1693354372" text:continue-numbering="true" text:style-name="L11">
        <text:list-item>
          <text:p text:style-name="P71">get</text:p>
        </text:list-item>
        <text:list-item>
          <text:p text:style-name="P71">isPresent</text:p>
        </text:list-item>
      </text:list>
      <text:p text:style-name="P54">A <text:span text:style-name="T2">CollectionExpression</text:span> instance represents an expression or a Java type that implements <text:span text:style-name="T2">java.util.Collection</text:span>. It provides methods for the following operations:</text:p>
      <text:list xml:id="list6324425867113182661" text:style-name="L12">
        <text:list-item>
          <text:p text:style-name="P72"><text:span text:style-name="T2">contains</text:span>, <text:span text:style-name="T2">isEmpty</text:span>, <text:span text:style-name="T2">size</text:span></text:p>
        </text:list-item>
      </text:list>
      <text:p text:style-name="P54"><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1079740441" text:continue-list="list1693354372" text:style-name="L11">
        <text:list-item>
          <text:p text:style-name="P70"><text:span text:style-name="T27">get by index: </text:span><text:span text:style-name="T2">get</text:span></text:p>
        </text:list-item>
      </text:list>
      <text:p text:style-name="P54"><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286875018" text:continue-numbering="true" text:style-name="L11">
        <text:list-item>
          <text:p text:style-name="P70"><text:span text:style-name="T27">get by key: </text:span><text:span text:style-name="T2">get</text:span></text:p>
        </text:list-item>
        <text:list-item>
          <text:p text:style-name="P71">containsKey</text:p>
        </text:list-item>
      </text:list>
      <text:p text:style-name="P54"><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5397735326531109178" text:style-name="L13">
        <text:list-item>
          <text:p text:style-name="P73"><text:span text:style-name="T2">jdoObjectId</text:span><text:span text:style-name="T27">, </text:span><text:span text:style-name="T2">jdoVersion</text:span></text:p>
        </text:list-item>
      </text:list>
      <text:p text:style-name="P56"><text:span text:style-name="T2">IfThenElseExpression</text:span> represents an if-then-else expression and provides methods for <text:span text:style-name="T15">the</text:span> following operations:</text:p>
      <text:list xml:id="list4360109625058670778" text:style-name="L14">
        <text:list-item>
          <text:p text:style-name="P74"><text:span text:style-name="T2">ifThen</text:span>, <text:span text:style-name="T2">elseEnd</text:span></text:p>
        </text:list-item>
      </text:list>
      <text:p text:style-name="P54">Persistent fields and single valued relationships are represented by the following interfaces depending on the field type:</text:p>
      <text:list xml:id="list6282356557383968043" text:style-name="L15">
        <text:list-item>
          <text:p text:style-name="P77">StringExpression</text:p>
        </text:list-item>
        <text:list-item>
          <text:p text:style-name="P77">EnumExpression</text:p>
        </text:list-item>
        <text:list-item>
          <text:p text:style-name="P77">NumericExpression</text:p>
        </text:list-item>
        <text:list-item>
          <text:p text:style-name="P77">BooleanExpression</text:p>
        </text:list-item>
        <text:list-item>
          <text:p text:style-name="P77">ByteExpression</text:p>
        </text:list-item>
        <text:list-item>
          <text:p text:style-name="P77">CharacterExpression</text:p>
        </text:list-item>
        <text:list-item>
          <text:p text:style-name="P77">DateExpression</text:p>
        </text:list-item>
        <text:list-item>
          <text:p text:style-name="P77">DateTimeExpression</text:p>
        </text:list-item>
        <text:list-item>
          <text:p text:style-name="P77">TimeExpression</text:p>
        </text:list-item>
        <text:list-item>
          <text:p text:style-name="P77">ObjectExpression</text:p>
        </text:list-item>
      </text:list>
      <text:p text:style-name="P54">Relationships of container types are represented as:</text:p>
      <text:list xml:id="list1881223939" text:continue-numbering="true" text:style-name="L15">
        <text:list-item>
          <text:p text:style-name="P77">CollectionExpression</text:p>
        </text:list-item>
        <text:list-item>
          <text:p text:style-name="P77"><text:soft-page-break/>ListExpression</text:p>
        </text:list-item>
        <text:list-item>
          <text:p text:style-name="P77">MapExpression</text:p>
        </text:list-item>
      </text:list>
      <text:h text:style-name="P64"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text:change-start text:change-id="ct105553126076608"/><text:span text:style-name="T2">distinct</text:span><text:change-end text:change-id="ct105553126076608"/> is a boolean specifying whether duplicates are removed from <text:span text:style-name="T15">the</text:span> query result. </text:p>
      <text:h text:style-name="P64" text:outline-level="3">Query <text:span text:style-name="T14">Ordering</text:span></text:h>
      <text:p text:style-name="P21"><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4"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7427774881200336600" text:style-name="L16">
        <text:list-item>
          <text:p text:style-name="P78">&lt;<text:span text:style-name="T13">P</text:span>&gt; Expression&lt;<text:span text:style-name="T13">P</text:span>&gt; parameter(String name, Class&lt;<text:span text:style-name="T13">P</text:span>&gt; type);</text:p>
        </text:list-item>
        <text:list-item>
          <text:p text:style-name="P78">StringExpression stringParameter(String name);</text:p>
        </text:list-item>
        <text:list-item>
          <text:p text:style-name="P78">CharacterExpression characterParameter(String name);</text:p>
        </text:list-item>
        <text:list-item>
          <text:p text:style-name="P78">NumericExpression&lt;?&gt; numericParameter(String name);</text:p>
        </text:list-item>
        <text:list-item>
          <text:p text:style-name="P78">&lt;<text:span text:style-name="T13">N</text:span>&gt; NumericExpression&lt;<text:span text:style-name="T13">N</text:span>&gt; numericParameter(String name, <text:tab/>Class&lt;<text:span text:style-name="T13">N</text:span>&gt; type)</text:p>
        </text:list-item>
        <text:list-item>
          <text:p text:style-name="P78">DateExpression dateParameter(String name);</text:p>
        </text:list-item>
        <text:list-item>
          <text:p text:style-name="P78">TimeExpression timeParameter(String name);</text:p>
        </text:list-item>
        <text:list-item>
          <text:p text:style-name="P78">DateTimeExpression datetimeParameter(String name);</text:p>
        </text:list-item>
        <text:list-item>
          <text:p text:style-name="P78">CollectionExpression&lt;?, ?&gt; collectionParameter(<text:line-break/><text:tab/>String name);</text:p>
        </text:list-item>
        <text:list-item>
          <text:p text:style-name="P78">&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8">MapExpression&lt;?, ?, ?&gt; mapParameter(String name);</text:p>
        </text:list-item>
        <text:list-item>
          <text:p text:style-name="P78">&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8">ListExpression&lt;?, ?&gt; listParameter(String name);</text:p>
        </text:list-item>
        <text:list-item>
          <text:p text:style-name="P78"><text:soft-page-break/>&lt;<text:span text:style-name="T13">E</text:span>&gt; ListExpression&lt;List&lt;<text:span text:style-name="T13">E</text:span>&gt;, <text:span text:style-name="T13">E</text:span>&gt; listParameter(String name, <text:tab/>Class&lt;<text:span text:style-name="T13">E</text:span>&gt; elementType)</text:p>
        </text:list-item>
      </text:list>
      <text:h text:style-name="P64" text:outline-level="3">Query Variables</text:h>
      <text:p text:style-name="body">The interface <text:span text:style-name="T2">JDOQLTypedQuery</text:span> provides a method to create a variable for the query<text:change-start text:change-id="ct105553126060032"/>. This method is not recommended. The method in the Q<text:span text:style-name="T2">{class} variable(String name, </text:span><text:change-end text:change-id="ct105553126060032"/><text:change-start text:change-id="ct105553126728128"/><text:span text:style-name="T2">Class&lt;V&gt; type)</text:span> should be used instead<text:change-end text:change-id="ct105553126728128"/>:</text:p>
      <text:list xml:id="list1802591920" text:continue-numbering="true" text:style-name="L16">
        <text:list-item>
          <text:p text:style-name="P78">&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936691492" text:continue-numbering="true" text:style-name="L16">
        <text:list-item>
          <text:p text:style-name="P78">List&lt;<text:span text:style-name="T13">T</text:span>&gt; <text:alphabetical-index-mark-start text:id="IMark5206259752" text:main-entry="true"/>executeList<text:alphabetical-index-mark-end text:id="IMark5206259752"/>();</text:p>
        </text:list-item>
        <text:list-item>
          <text:p text:style-name="P78"><text:span text:style-name="T13">T</text:span><text:span text:style-name="T1"> </text:span><text:alphabetical-index-mark-start text:id="IMark5206259752" text:main-entry="true"/>executeUnique<text:alphabetical-index-mark-end text:id="IMark5206259752"/>();</text:p>
        </text:list-item>
        <text:list-item>
          <text:p text:style-name="P78">&lt;<text:span text:style-name="T13">R</text:span>&gt; List&lt;<text:span text:style-name="T13">R</text:span>&gt; <text:alphabetical-index-mark-start text:id="IMark5206259752" text:main-entry="true"/>executeResultList<text:alphabetical-index-mark-end text:id="IMark5206259752"/>(Class&lt;<text:span text:style-name="T13">R</text:span>&gt; resultCls);</text:p>
        </text:list-item>
        <text:list-item>
          <text:p text:style-name="P78">&lt;<text:span text:style-name="T13">R</text:span>&gt; <text:span text:style-name="T13">R</text:span><text:span text:style-name="T1"> </text:span><text:alphabetical-index-mark-start text:id="IMark5206259752" text:main-entry="true"/>executeResultUnique<text:alphabetical-index-mark-end text:id="IMark5206259752"/>(Class&lt;<text:span text:style-name="T13">R</text:span>&gt; resultCls);</text:p>
        </text:list-item>
        <text:list-item>
          <text:p text:style-name="P78">List&lt;Object&gt; <text:alphabetical-index-mark-start text:id="IMark5206259752" text:main-entry="true"/>executeResultList<text:alphabetical-index-mark-end text:id="IMark5206259752"/>();</text:p>
        </text:list-item>
        <text:list-item>
          <text:p text:style-name="P78">Object <text:alphabetical-index-mark-start text:id="IMark5206259752" text:main-entry="true"/>executeResultUnique<text:alphabetical-index-mark-end text:id="IMark5206259752"/>();</text:p>
        </text:list-item>
      </text:list>
      <text:p text:style-name="body">Methods to set the actual value of the specified parameters prior to the execution of the <text:span text:style-name="T2">JDOQLTypedQuery</text:span> instance:</text:p>
      <text:list xml:id="list1244873815" text:continue-numbering="true" text:style-name="L16">
        <text:list-item>
          <text:p text:style-name="P78">JDOQLTypedQuery&lt;<text:span text:style-name="T13">T</text:span>&gt; <text:alphabetical-index-mark-start text:id="IMark5206259752" text:main-entry="true"/>setParameters<text:alphabetical-index-mark-end text:id="IMark5206259752"/>(<text:line-break/><text:tab/>Map&lt;String, ?&gt; namedParamMap);</text:p>
        </text:list-item>
        <text:list-item>
          <text:p text:style-name="P78">JDOQLTypedQuery&lt;<text:span text:style-name="T13">T</text:span>&gt; <text:alphabetical-index-mark-start text:id="IMark5206259752" text:main-entry="true"/>setParameter<text:alphabetical-index-mark-end text:id="IMark5206259752"/>(Expression&lt;?&gt; paramExpr, <text:tab/>Object value);</text:p>
        </text:list-item>
        <text:list-item>
          <text:p text:style-name="P78">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134619912" text:continue-numbering="true" text:style-name="L16">
        <text:list-item>
          <text:p text:style-name="P78">JDOQLTypedSubquery&lt;<text:span text:style-name="T13">T</text:span>&gt; <text:alphabetical-index-mark-start text:id="IMark5206259752" text:main-entry="true"/>subquery<text:alphabetical-index-mark-end text:id="IMark5206259752"/>(String candidateAlias);</text:p>
        </text:list-item>
        <text:list-item>
          <text:p text:style-name="P78">&lt;<text:span text:style-name="T13">S</text:span>&gt; JDOQLTypedSubquery&lt;<text:span text:style-name="T13">S</text:span>&gt; subquery(Class&lt;<text:span text:style-name="T13">S</text:span>&gt; candidate, <text:tab/>String candidateAlias);</text:p>
        </text:list-item>
        <text:list-item>
          <text:p text:style-name="P79">&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0"><draw:frame draw:style-name="fr1" draw:name="graphics2" text:anchor-type="as-char" svg:width="2.7917in" svg:height="0.1346in" draw:z-index="11"><draw:image xlink:href="Pictures/2000000900000FB5000000C9E5A4A80D23E7850E.wmf" xlink:type="simple" xlink:show="embed" xlink:actuate="onLoad"/></draw:frame></text:p>
      <text:h text:style-name="P58" text:outline-level="2">Examples:</text:h>
      <text:p text:style-name="P14">The following class definitions for persistence capable classes are used in the examples:</text:p>
      <text:p text:style-name="P8">package com.xyz.hr;</text:p>
      <text:p text:style-name="P8">class Employee {</text:p>
      <text:p text:style-name="P8"><text:soft-page-break/><text:tab/>String firstname;</text:p>
      <text:p text:style-name="P8"><text:tab/>String lastname;</text:p>
      <text:p text:style-name="P8"><text:tab/>double salary;</text:p>
      <text:p text:style-name="P8"><text:tab/>double weeklyhours;</text:p>
      <text:p text:style-name="P8"><text:tab/>Department department;</text:p>
      <text:p text:style-name="P8">Employee manager;</text:p>
      <text:p text:style-name="P8">}</text:p>
      <text:p text:style-name="P8">package com.xyz.hr;</text:p>
      <text:p text:style-name="P8">class Department {</text:p>
      <text:p text:style-name="P8"><text:tab/>String name;</text:p>
      <text:p text:style-name="P8"><text:tab/>Collection employees;</text:p>
      <text:p text:style-name="P8">}</text:p>
      <text:p text:style-name="P8"/>
      <text:p text:style-name="P22">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60" text:outline-level="3">Basic query.</text:h>
      <text:p text:style-name="P14">This query selects all Employee instances from the candidate collection where the salary is greater than the constant <text:span text:style-name="T18">30000</text:span><text:span text:style-name="T18">:</text:span></text:p>
      <text:p text:style-name="P13">select from com.xyz.hr.Employee where salary &gt; 30000</text:p>
      <text:p text:style-name="P7"/>
      <text:p text:style-name="P14">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8"><text:span text:style-name="T22">Q</text:span>uery q = pm.<text:alphabetical-index-mark-start text:id="IMark5206259752" text:main-entry="true"/>newQuery<text:alphabetical-index-mark-end text:id="IMark5206259752"/> (Employee.class, "salary &gt; 30000");</text:p>
      <text:p text:style-name="P8">List&lt;Employee&gt; emps = q.<text:alphabetical-index-mark-start text:id="IMark5206259752" text:main-entry="true"/>executeList<text:alphabetical-index-mark-end text:id="IMark5206259752"/> ();</text:p>
      <text:p text:style-name="P15"/>
      <text:p text:style-name="P15">This is <text:span text:style-name="T15">the</text:span> JDOQLTyped version of the query:</text:p>
      <text:p text:style-name="code">QEmployee cand = Q<text:change-start text:change-id="ct105553126671296"/>E<text:change-end text:change-id="ct105553126671296"/><text:change text:change-id="ct105553126671488"/>mployee.candidate(<text:change-start text:change-id="ct105553126671680"/>"this"<text:change-end text:change-id="ct105553126671680"/>);</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8"/>
      <text:p text:style-name="P8">Query q = pm.newQuery (Employee.class, "salary &gt; 30000");</text:p>
      <text:p text:style-name="P8">q.<text:alphabetical-index-mark-start text:id="IMark5206259752" text:main-entry="true"/>setOrdering<text:alphabetical-index-mark-end text:id="IMark5206259752"/> ("salary ascending");</text:p>
      <text:p text:style-name="P8">List&lt;Employee&gt; emps = q.executeList ();</text:p>
      <text:p text:style-name="P8"/>
      <text:p text:style-name="P15">This is <text:span text:style-name="T15">the</text:span> JDOQLTyped version of the query:</text:p>
      <text:p text:style-name="code"><text:soft-page-break/>QEmployee cand = Q<text:change-start text:change-id="ct105553126671872"/>E<text:change-end text:change-id="ct105553126671872"/><text:change text:change-id="ct105553126672064"/>mployee.candidate(<text:change-start text:change-id="ct105553126672256"/>"this"<text:change-end text:change-id="ct105553126672256"/>);</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4"/>
      <text:p text:style-name="P14">If the value for the <text:span text:style-name="T18">salary</text:span> field in a candidate instance is <text:span text:style-name="T18">null</text:span>, then it cannot be unwrapped for the comparison, and the candidate instance is rejected.</text:p>
      <text:p text:style-name="P8">Query q = pm.newQuery (Employee.class, </text:p>
      <text:p text:style-name="P8"><text:s text:c="23"/>"salary &gt; sal &amp;&amp; firstname.<text:alphabetical-index-mark-start text:id="IMark5206259752" text:main-entry="true"/>startsWith<text:alphabetical-index-mark-end text:id="IMark5206259752"/>(begin)");</text:p>
      <text:p text:style-name="P8">q.<text:alphabetical-index-mark-start text:id="IMark5206259752" text:main-entry="true"/>declareParameters<text:alphabetical-index-mark-end text:id="IMark5206259752"/> ("Double sal, String begin");</text:p>
      <text:p text:style-name="P8">List&lt;Employee&gt; emps = <text:span text:style-name="T7">(List&lt;Employee&gt;)q.execute(</text:span><text:span text:style-name="T17">3000</text:span>0.), "M");</text:p>
      <text:p text:style-name="P8"/>
      <text:p text:style-name="P15">This is <text:span text:style-name="T15">the</text:span> JDOQLTyped version of the query:</text:p>
      <text:p text:style-name="code">QEmployee cand = Q<text:change-start text:change-id="ct105553126638912"/>E<text:change-end text:change-id="ct105553126638912"/><text:change text:change-id="ct105553126639104"/>mployee.candidate(<text:change-start text:change-id="ct105553126639296"/>"this"<text:change-end text:change-id="ct105553126639296"/>);</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4">If the value for the <text:span text:style-name="T18">dept</text:span> field in a candidate instance is <text:span text:style-name="T18">null</text:span>, then it cannot be navigated for the comparison, and the candidate instance is rejected.</text:p>
      <text:p text:style-name="P8">Query q = pm.newQuery (Employee.class, "department.name == dep");</text:p>
      <text:p text:style-name="P10">q.declareParameters ("String dep");</text:p>
      <text:p text:style-name="P8"><text:span text:style-name="T5">Map&lt;String, Object&gt; paramValues = </text:span><text:span text:style-name="T6">new </text:span><text:span text:style-name="T5">HashMap&lt;&gt;();</text:span></text:p>
      <text:p text:style-name="P8"><text:span text:style-name="T5">paramValues.put("dep", "R&amp;D"</text:span><text:span text:style-name="T5">);</text:span></text:p>
      <text:p text:style-name="P5">q.<text:alphabetical-index-mark-start text:id="IMark5206259752" text:main-entry="true"/>setNamedParameters<text:alphabetical-index-mark-end text:id="IMark5206259752"/>(paramValues);</text:p>
      <text:p text:style-name="P5">List&lt;Employee&gt; emps = q.executeList();</text:p>
      <text:p text:style-name="P6"/>
      <text:p text:style-name="P14">This is the JDOQLTyped version of the query:</text:p>
      <text:p text:style-name="code">QEmployee cand = Q<text:change-start text:change-id="ct105553126639488"/>E<text:change-end text:change-id="ct105553126639488"/><text:change text:change-id="ct105553126639680"/>mployee.candidate(<text:change-start text:change-id="ct105553126639872"/>"this"<text:change-end text:change-id="ct105553126639872"/>);</text:p>
      <text:p text:style-name="code"><text:soft-page-break/>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4">This query selects all <text:span text:style-name="T18">Department</text:span> instances from the candidate collection where the collection of <text:span text:style-name="T18">Employee</text:span> instances contains at least one <text:change-start text:change-id="ct105553126640064"/><text:span text:style-name="T2">Employee</text:span><text:change-end text:change-id="ct105553126640064"/> instance having <text:change-start text:change-id="ct105553126640256"/><text:span text:style-name="T2">weeklyhours</text:span><text:change-end text:change-id="ct105553126640256"/> greater than the value passed as a parameter:</text:p>
      <text:p text:style-name="code">select from com.xyz.hr.Department <text:line-break/>where employees.contains(emp) &amp;&amp; emp.weeklyhours &gt; :hours <text:line-break/>variables Employee emp</text:p>
      <text:p text:style-name="code"/>
      <text:p text:style-name="P8"><text:bookmark text:name="X-10627149"/>String filter = "employees.contains (emp) &amp;&amp; emp.weeklyhours &gt; hours";</text:p>
      <text:p text:style-name="P8">Query&lt;Department&gt; q = pm.newQuery(Department.class, filter);</text:p>
      <text:p text:style-name="P8">q.declareVariables("Employee emp");</text:p>
      <text:p text:style-name="P8">q.declareParameters("double hours");</text:p>
      <text:p text:style-name="P8">List&lt;Department&gt; deps = (List&lt;Department&gt;)q.execute (30.);</text:p>
      <text:p text:style-name="P8"/>
      <text:p text:style-name="P15">This is <text:span text:style-name="T15">the</text:span> JDOQLTyped version of the query:</text:p>
      <text:p text:style-name="code">QDepartment cand = QDepartment.candidate(<text:change-start text:change-id="ct105553126640448"/>"this"<text:change-end text:change-id="ct105553126640448"/>);</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4">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8">String filter = "depts.contains(name)";</text:p>
      <text:p text:style-name="P8">Query&lt;Department&gt; q = pm.newQuery (Department.class, filter);</text:p>
      <text:p text:style-name="P8">q.declareParameters("java.util.Collection depts");</text:p>
      <text:p text:style-name="P8">Map&lt;String, Object&gt; paramValues = new HashMap&lt;&gt;();</text:p>
      <text:p text:style-name="P8">paramValues.put("depts", Arrays.asList("R&amp;D", "Sales", "Marketing"));</text:p>
      <text:p text:style-name="P8">q.setNamedParameters(paramValues);</text:p>
      <text:p text:style-name="P8">List&lt;Department&gt; result = q.executeList();</text:p>
      <text:p text:style-name="P8"/>
      <text:p text:style-name="P15">This is <text:span text:style-name="T15">the</text:span> JDOQLTyped version of the query:</text:p>
      <text:p text:style-name="code">QDepartment cand = Q<text:change-start text:change-id="ct105553126640640"/>D<text:change-end text:change-id="ct105553126640640"/><text:change text:change-id="ct105553126640832"/>epartment.candidate(<text:change-start text:change-id="ct105553126641024"/>"this"<text:change-end text:change-id="ct105553126641024"/>);</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text:soft-page-break/>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14">This query selects names of all Employees who work in the parameter department:</text:p>
      <text:p text:style-name="code">select firstname from com.xyz.hr.Employee </text:p>
      <text:p text:style-name="code">where department.name == :deptName</text:p>
      <text:p text:style-name="code"/>
      <text:p text:style-name="P8">Query q = pm.newQuery (Employee.class, "department.name == deptName");</text:p>
      <text:p text:style-name="P8">q.declareParameters ("String deptName");</text:p>
      <text:p text:style-name="P8">q.<text:alphabetical-index-mark-start text:id="IMark5206259752" text:main-entry="true"/>setResult<text:alphabetical-index-mark-end text:id="IMark5206259752"/>("firstname");</text:p>
      <text:p text:style-name="P8">Map&lt;String, Object&gt; params = new HashMap&lt;&gt;();</text:p>
      <text:p text:style-name="P8">params.put("deptName", "R&amp;D");</text:p>
      <text:p text:style-name="P8">q.setNamedParameters(params);</text:p>
      <text:p text:style-name="P8">List&lt;String&gt; names = q.<text:alphabetical-index-mark-start text:id="IMark5206259752" text:main-entry="true"/><text:alphabetical-index-mark-start text:id="IMark5206259464" text:main-entry="true"/>executeResultList<text:alphabetical-index-mark-end text:id="IMark5206259464"/><text:alphabetical-index-mark-end text:id="IMark5206259752"/>(String.class);</text:p>
      <text:p text:style-name="P8">Iterator it = names.iterator();</text:p>
      <text:p text:style-name="P8">while (it.hasNext()) {</text:p>
      <text:p text:style-name="P8"><text:tab/>String name = (String) it.next();</text:p>
      <text:p text:style-name="P8"><text:tab/>...</text:p>
      <text:p text:style-name="P8">}</text:p>
      <text:p text:style-name="P8"/>
      <text:p text:style-name="P15">This is <text:span text:style-name="T15">the</text:span> JDOQLTyped version of the query:</text:p>
      <text:p text:style-name="code">QEmployee cand = Q<text:change-start text:change-id="ct105553126641216"/>E<text:change-end text:change-id="ct105553126641216"/><text:change text:change-id="ct105553126641408"/>mployee.candidate(<text:change-start text:change-id="ct105553126641600"/>"this"<text:change-end text:change-id="ct105553126641600"/>);</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8">class Info {</text:p>
      <text:p text:style-name="P8"><text:tab/>public String firstname;</text:p>
      <text:p text:style-name="P8"><text:tab/>public Double salary;</text:p>
      <text:p text:style-name="P8"><text:tab/>public Employee reportsTo;</text:p>
      <text:p text:style-name="P8">}</text:p>
      <text:p text:style-name="P8"/>
      <text:p text:style-name="P8">Query q = pm.newQuery (Employee.class, "department.name == deptName");</text:p>
      <text:p text:style-name="P8">q.declareParameters ("String deptName");</text:p>
      <text:p text:style-name="P8">q.setResult("firstname, salary, manager as reportsTo");</text:p>
      <text:p text:style-name="P8">q.setResultClass(Info.class);</text:p>
      <text:p text:style-name="P8">q.setParameters("R&amp;D");</text:p>
      <text:p text:style-name="P8">List&lt;Info&gt; infos = q.executeResultList(Info.class);</text:p>
      <text:p text:style-name="P8">Iterator&lt;Info&gt; it = infos.iterator();</text:p>
      <text:p text:style-name="P8"><text:soft-page-break/>while (it.hasNext()) {</text:p>
      <text:p text:style-name="P8"><text:tab/>Info info = it.next();</text:p>
      <text:p text:style-name="P8"><text:tab/>String firstname = info.firstname;</text:p>
      <text:p text:style-name="P8"><text:tab/>Employee manager = info.reportsTo;</text:p>
      <text:p text:style-name="P8"><text:tab/>...</text:p>
      <text:p text:style-name="P8">}</text:p>
      <text:p text:style-name="P8"/>
      <text:p text:style-name="P15">This is <text:span text:style-name="T15">the</text:span> JDOQLTyped version of the query:</text:p>
      <text:p text:style-name="code">QEmployee cand = Q<text:change-start text:change-id="ct105553126641792"/>E<text:change-end text:change-id="ct105553126641792"/><text:change text:change-id="ct105553126641984"/>mployee.candidate(<text:change-start text:change-id="ct105553126642176"/>"this"<text:change-end text:change-id="ct105553126642176"/>);</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8">class Info {</text:p>
      <text:p text:style-name="P8"><text:tab/>public String firstname;</text:p>
      <text:p text:style-name="P8"><text:tab/>public Double salary;</text:p>
      <text:p text:style-name="P8"><text:tab/>public Employee reportsTo;</text:p>
      <text:p text:style-name="P8"><text:tab/>public Info (String name, Float salary, Employee reportsTo) {</text:p>
      <text:p text:style-name="P8"><text:tab/><text:tab/>this.name = name;</text:p>
      <text:p text:style-name="P8"><text:tab/><text:tab/>this.salary = salary;</text:p>
      <text:p text:style-name="P8"><text:tab/><text:tab/>this.reportsTo = reportsTo;</text:p>
      <text:p text:style-name="P8"><text:tab/>}</text:p>
      <text:p text:style-name="P8">}</text:p>
      <text:p text:style-name="P8"/>
      <text:p text:style-name="P8">Query q = pm.newQuery (Employee.class, "department.name == deptName");</text:p>
      <text:p text:style-name="P8">q.declareParameters ("String deptName");</text:p>
      <text:p text:style-name="P8">q.setResult("new Info(firstname, salary, manager)");</text:p>
      <text:p text:style-name="P8">q.<text:alphabetical-index-mark-start text:id="IMark5206259752" text:main-entry="true"/>setResultClass<text:alphabetical-index-mark-end text:id="IMark5206259752"/>(Info.class);</text:p>
      <text:p text:style-name="P8">List&lt;Info&gt; infos = q.executeResultList(Info.class);</text:p>
      <text:p text:style-name="P8">for (Info info : infos) {</text:p>
      <text:p text:style-name="P8"><text:tab/>String firstname = info.firstname;</text:p>
      <text:p text:style-name="P8"><text:tab/>Employee manager = info.reportsTo;</text:p>
      <text:p text:style-name="P8"><text:tab/>...</text:p>
      <text:p text:style-name="P8">}</text:p>
      <text:p text:style-name="P8"/>
      <text:p text:style-name="body"/>
      <text:p text:style-name="body">The same query might be defined as named query in the JDO metadata; e.g. in a file package.jdo as part of the metadata for the class Employee:</text:p>
      <text:p text:style-name="P8">&lt;query name="constructor"&gt;</text:p>
      <text:p text:style-name="P8"><text:tab/>&lt;![CDATA[</text:p>
      <text:p text:style-name="P8"><text:tab/><text:tab/>select new com.xyz.hr.Info (name, salary, manager) </text:p>
      <text:p text:style-name="P8"><text:soft-page-break/><text:tab/><text:tab/>where dept.name == :deptName</text:p>
      <text:p text:style-name="P8"><text:tab/>]&gt;</text:p>
      <text:p text:style-name="P8">&lt;/query&gt;</text:p>
      <text:p text:style-name="P50">Running the named query would look like:</text:p>
      <text:p text:style-name="P8">Query&lt;Employee&gt; q = pm.newNamedQuery(Employee.class, "constructor");</text:p>
      <text:p text:style-name="P8">q.setParameters("R&amp;D");</text:p>
      <text:p text:style-name="P8">List&lt;Info&gt; infos = q.executeResultList(Info.class);</text:p>
      <text:p text:style-name="P8"/>
      <text:p text:style-name="P15">This is <text:span text:style-name="T15">the</text:span> JDOQLTyped version of the query:</text:p>
      <text:p text:style-name="code">QEmployee cand = Q<text:change-start text:change-id="ct105553126642944"/>E<text:change-end text:change-id="ct105553126642944"/><text:change text:change-id="ct105553126643136"/>mployee.candidate(<text:change-start text:change-id="ct105553126643328"/>"this"<text:change-end text:change-id="ct105553126643328"/>);</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5" text:outline-level="3"><text:span text:style-name="T14">Aggregation</text:span> of a single Field</text:h>
      <text:p text:style-name="P14">This query averages the salaries of Employees who work in the parameter department and returns a single value:</text:p>
      <text:p text:style-name="code">select avg(salary) from com.xyz.hr.Employee where department.name == :deptName</text:p>
      <text:p text:style-name="code"/>
      <text:p text:style-name="P8">Query q = pm.newQuery (Employee.class, "departemnt.name == deptName");</text:p>
      <text:p text:style-name="P8">q.declareParameters ("String deptName");</text:p>
      <text:p text:style-name="P8">q.setResult("avg(salary)");</text:p>
      <text:p text:style-name="P8"><text:span text:style-name="T9">q.</text:span><text:span text:style-name="T9">setParameters</text:span><text:span text:style-name="T9">("R&amp;D"</text:span><text:span text:style-name="T9">);</text:span></text:p>
      <text:p text:style-name="P8"><text:span text:style-name="T7">Double avgSalary = q.</text:span><text:alphabetical-index-mark-start text:id="IMark5206259752" text:main-entry="true"/><text:span text:style-name="T7">executeResultUnique</text:span><text:alphabetical-index-mark-end text:id="IMark5206259752"/><text:span text:style-name="T7">(Double.class</text:span><text:span text:style-name="T7">);</text:span></text:p>
      <text:p text:style-name="P5"/>
      <text:p text:style-name="P20">This is the JDOQLTyped version of the query:</text:p>
      <text:p text:style-name="P1">QEmployee cand = Q<text:change-start text:change-id="ct105553126643520"/>E<text:change-end text:change-id="ct105553126643520"/><text:change text:change-id="ct105553126643712"/>mployee.candidate(<text:change-start text:change-id="ct105553126643904"/>"this"<text:change-end text:change-id="ct105553126643904"/>);</text:p>
      <text:p text:style-name="P1">JDOQLTypedQuery&lt;Employee&gt; q = pm.newJDOQLTypedQuery(Employee.class)</text:p>
      <text:p text:style-name="P1"><text:tab/>.result(false, cand.salary.avg());</text:p>
      <text:p text:style-name="P1">StringExpression deptName = q.stringParameter("deptName");</text:p>
      <text:p text:style-name="P1">q.filter(cand.department.name.eq(deptName));</text:p>
      <text:p text:style-name="P1">Map&lt;String, Object&gt; paramValues = new HashMap&lt;&gt;();</text:p>
      <text:p text:style-name="P1">paramValues.put("deptName", "R&amp;D");</text:p>
      <text:p text:style-name="P1">q.setParameters(paramValues);</text:p>
      <text:p text:style-name="P1">Double avgSalary = q.executeResultUnique(Double.class);</text:p>
      <text:h text:style-name="P65" text:outline-level="3"><text:span text:style-name="T14">Aggregation</text:span> of Multiple Fields and Expressions</text:h>
      <text:p text:style-name="P14">This query averages and sums the salaries of Employees who work in the parameter department:</text:p>
      <text:p text:style-name="code">select avg(salary), sum(salary) from com.xyz.hr.Employee </text:p>
      <text:p text:style-name="code">where department.name == :deptName</text:p>
      <text:p text:style-name="code"/>
      <text:p text:style-name="P8">Query q = pm.newQuery (Employee.class, "dept.name == deptName");</text:p>
      <text:p text:style-name="P8">q.declareParameters ("String deptName");</text:p>
      <text:p text:style-name="P8">q.setResult("avg(salary), sum(salary)");</text:p>
      <text:p text:style-name="P8"><text:span text:style-name="T7">q.</text:span><text:span text:style-name="T7">setParameters</text:span><text:span text:style-name="T7">("R&amp;D"</text:span><text:span text:style-name="T7">);</text:span></text:p>
      <text:p text:style-name="P9"><text:span text:style-name="T8">Object[] avgSum = q.</text:span><text:span text:style-name="T8">executeResultUnique</text:span><text:span text:style-name="T8">(Object[].class</text:span><text:span text:style-name="T8">);</text:span></text:p>
      <text:p text:style-name="P8"><text:soft-page-break/>Double average = (Double)avgSum[0];</text:p>
      <text:p text:style-name="P8">Double sum = (Double)avgSum[1];</text:p>
      <text:p text:style-name="P8"/>
      <text:p text:style-name="P15">This is <text:span text:style-name="T15">the</text:span> JDOQLTyped version of the query:</text:p>
      <text:p text:style-name="code">QEmployee cand = Q<text:change-start text:change-id="ct105553126669504"/>E<text:change-end text:change-id="ct105553126669504"/><text:change text:change-id="ct105553126669120"/>mployee.candidate(<text:change-start text:change-id="ct105553126670080"/>"this"<text:change-end text:change-id="ct105553126670080"/>);</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8">Query q = pm.newQuery (Employee.class);</text:p>
      <text:p text:style-name="P8">q.setResult("avg(salary), sum(salary), department.name");</text:p>
      <text:p text:style-name="P8">q.<text:alphabetical-index-mark-start text:id="IMark5206259752" text:main-entry="true"/>setGrouping<text:alphabetical-index-mark-end text:id="IMark5206259752"/>("department.name having count(department.name) &gt; 1");</text:p>
      <text:p text:style-name="P8">List&lt;Object[]&gt; results = q.executeResultList(Object[]class);</text:p>
      <text:p text:style-name="P8">for (Object[] info : results) {</text:p>
      <text:p text:style-name="P8"><text:tab/>Double average = (Double)info[0];</text:p>
      <text:p text:style-name="P8"><text:tab/>Double sum = (Double)info[1];</text:p>
      <text:p text:style-name="P8"><text:tab/>String deptName = (String)info[2];</text:p>
      <text:p text:style-name="P8"><text:tab/>...</text:p>
      <text:p text:style-name="P8">}</text:p>
      <text:p text:style-name="P8"/>
      <text:p text:style-name="body"/>
      <text:p text:style-name="P14">The same query might be defined as named query in the JDO metadata; e.g. in a file package.jdo as part of the metadata for the class Employee:</text:p>
      <text:p text:style-name="P8">&lt;query name="grouping"&gt;</text:p>
      <text:p text:style-name="P8"><text:tab/>&lt;![CDATA[</text:p>
      <text:p text:style-name="P8"><text:tab/><text:tab/>select avg(salary), sum(salary), department.name</text:p>
      <text:p text:style-name="P8"><text:tab/><text:tab/>group by department.name having count(department.name) &gt; 1</text:p>
      <text:p text:style-name="P8"><text:tab/>]]&gt;</text:p>
      <text:p text:style-name="P8">&lt;/query&gt;</text:p>
      <text:p text:style-name="P51">Running the named query would look like:</text:p>
      <text:p text:style-name="P8">Query&lt;Employee&gt; q = pm.newNamedQuery(Employee.class, "grouping");</text:p>
      <text:p text:style-name="P8">List&lt;Object[]&gt; results = q.executeResultList(Object[].class);</text:p>
      <text:p text:style-name="P8"/>
      <text:p text:style-name="P15">This is <text:span text:style-name="T15">the</text:span> JDOQLTyped version of the query:</text:p>
      <text:p text:style-name="code">QEmployee cand = Q<text:change-start text:change-id="ct105553126720064"/>E<text:change-end text:change-id="ct105553126720064"/><text:change text:change-id="ct105553126718272"/>mployee.candidate(<text:change-start text:change-id="ct105553126309888"/>"this"<text:change-end text:change-id="ct105553126309888"/>);</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text:soft-page-break/>Selection <text:span text:style-name="T14">of</text:span> a <text:span text:style-name="T14">Single</text:span> Instance</text:h>
      <text:p text:style-name="P14">This query returns a single instance of Employee:</text:p>
      <text:p text:style-name="code">select unique this from com.xyz.hr.Employee where firstname == :empName</text:p>
      <text:p text:style-name="code"/>
      <text:p text:style-name="P8">Query q = pm.newQuery (Employee.class, "firstname == empName");</text:p>
      <text:p text:style-name="P8">q.declareParameters ("String empName");</text:p>
      <text:p text:style-name="P8">q.<text:alphabetical-index-mark-start text:id="IMark5206259752" text:main-entry="true"/>setUnique<text:alphabetical-index-mark-end text:id="IMark5206259752"/>(true);</text:p>
      <text:p text:style-name="P8">q.setParameters("Michael");</text:p>
      <text:p text:style-name="P8">Employee emp = q.<text:alphabetical-index-mark-start text:id="IMark5206259752" text:main-entry="true"/>executeUnique<text:alphabetical-index-mark-end text:id="IMark5206259752"/>();</text:p>
      <text:p text:style-name="P8"/>
      <text:p text:style-name="P15">This is <text:span text:style-name="T15">the</text:span> JDOQLTyped version of the query:</text:p>
      <text:p text:style-name="code">QEmployee cand = Q<text:change-start text:change-id="ct105553126310080"/>E<text:change-end text:change-id="ct105553126310080"/><text:change text:change-id="ct105553126310272"/>mployee.candidate(<text:change-start text:change-id="ct105553126310464"/>"this"<text:change-end text:change-id="ct105553126310464"/>);</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4">This query returns a single field of a single Employee:</text:p>
      <text:p text:style-name="code">select unique salary from com.xyz.hr.Employee where firstname == :empName</text:p>
      <text:p text:style-name="code"/>
      <text:p text:style-name="P8">Query q = pm.newQuery (Employee.class, "firstname == empName");</text:p>
      <text:p text:style-name="P8">q.declareParameters ("String empName");</text:p>
      <text:p text:style-name="P8">q.setResult("salary");</text:p>
      <text:p text:style-name="P8">q.setResultClass(Double.class);</text:p>
      <text:p text:style-name="P8">q.setParamaters("Michael");</text:p>
      <text:p text:style-name="P8">Double salary = <text:s/>q.executeResultUnique (Double.class);</text:p>
      <text:p text:style-name="P8"/>
      <text:p text:style-name="P15">This is <text:span text:style-name="T15">the</text:span> JDOQLTyped version of the query:</text:p>
      <text:p text:style-name="code">QEmployee cand = Q<text:change-start text:change-id="ct105553126310656"/>E<text:change-end text:change-id="ct105553126310656"/><text:change text:change-id="ct105553126310848"/>mployee.candidate(<text:change-start text:change-id="ct105553126311040"/>"this"<text:change-end text:change-id="ct105553126311040"/>);</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5"/>
      <text:h text:style-name="Heading_20_3" text:outline-level="3">Projection of “this” to User-defined Result Class with Matching Field</text:h>
      <text:p text:style-name="P1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8">class EmpWrapper {</text:p>
      <text:p text:style-name="P8"><text:soft-page-break/><text:tab/>public Employee Employee;</text:p>
      <text:p text:style-name="P8">}</text:p>
      <text:p text:style-name="P8"/>
      <text:p text:style-name="P8">Query q = pm.newQuery (Employee.class, "salary &gt; sal");</text:p>
      <text:p text:style-name="P8">q.declareParameters ("Double sal");</text:p>
      <text:p text:style-name="P8">q.setParameters(30000.);</text:p>
      <text:p text:style-name="P8">List&lt;EmpWrapper&gt; infos = q.executeResultList(EmpWrapper.class);</text:p>
      <text:p text:style-name="P8">for (EmpWrapper info : infos) {</text:p>
      <text:p text:style-name="P8"><text:tab/>Employee e = info.Employee;</text:p>
      <text:p text:style-name="P8"><text:tab/>...</text:p>
      <text:p text:style-name="P8">}</text:p>
      <text:p text:style-name="P8"/>
      <text:p text:style-name="P15">This is <text:span text:style-name="T15">the</text:span> JDOQLTyped version of the query:</text:p>
      <text:p text:style-name="code">QEmployee cand = Q<text:change-start text:change-id="ct105553126311232"/>E<text:change-end text:change-id="ct105553126311232"/><text:change text:change-id="ct105553126311424"/>mployee.candidate(<text:change-start text:change-id="ct105553126311616"/>"this"<text:change-end text:change-id="ct10555312631161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4">This query selects instances of Employee who make more than the parameter salary and stores the result in a user-defined class:</text:p>
      <text:p text:style-name="code">select into com.xyz.hr.EmpInfo from com.xyz.hr.Employee where salary &gt; :sal</text:p>
      <text:p text:style-name="code"/>
      <text:p text:style-name="P8">class EmpInfo {</text:p>
      <text:p text:style-name="P8"><text:tab/>private Employee worker;</text:p>
      <text:p text:style-name="P8"><text:tab/>public Employee getWorker() {return worker;}</text:p>
      <text:p text:style-name="P8"><text:tab/>public void setEmployee(Employee e) {worker = e;}</text:p>
      <text:p text:style-name="P8">}</text:p>
      <text:p text:style-name="P8"/>
      <text:p text:style-name="P8">Query q = pm.newQuery (Employee.class, "salary &gt; sal");</text:p>
      <text:p text:style-name="P8">q.declareParameters ("Double sal");</text:p>
      <text:p text:style-name="P8">q.setParameters(30000.);</text:p>
      <text:p text:style-name="P8">List&lt;EmpInfo&gt; infos = q.executeResultList(EmpInfo.class);</text:p>
      <text:p text:style-name="P8">for (EmpInfo info : infos) {</text:p>
      <text:p text:style-name="P8"><text:tab/>Employee e = info.getWorker();</text:p>
      <text:p text:style-name="P8"><text:tab/>...</text:p>
      <text:p text:style-name="P8">}</text:p>
      <text:p text:style-name="P8"/>
      <text:p text:style-name="P15">This is <text:span text:style-name="T15">the</text:span> JDOQLTyped version of the query:</text:p>
      <text:p text:style-name="code">QEmployee cand = Q<text:change-start text:change-id="ct105553126312192"/>e<text:change-end text:change-id="ct105553126312192"/><text:change text:change-id="ct105553126312384"/>mployee.candidate(<text:change-start text:change-id="ct105553126312576"/>"this"<text:change-end text:change-id="ct10555312631257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oft-page-break/><text:span text:style-name="T14">Projection</text:span> <text:span text:style-name="T14">of</text:span> variables</text:h>
      <text:p text:style-name="P14">This query returns the names of all Employees of all "R&amp;D" departments:</text:p>
      <text:p text:style-name="code">select e.firstname from com.xyz.hr.Department <text:line-break/>where name.startsWith('R&amp;D') &amp;&amp; employees.contains(e) <text:line-break/>variables com.xyz.hr.Employee e</text:p>
      <text:p text:style-name="P14"/>
      <text:p text:style-name="P8">Query q = pm.newQuery(Department.class);</text:p>
      <text:p text:style-name="P8">q.declareVariables("com.xyz.hr.Employee e");</text:p>
      <text:p text:style-name="P8">q.setFilter("name.startsWith('R&amp;D') &amp;&amp; employees.contains(e)");</text:p>
      <text:p text:style-name="P8">q.setResult(<text:span text:style-name="T22">"</text:span>e.firstname<text:span text:style-name="T22">"</text:span>);</text:p>
      <text:p text:style-name="P8">List&lt;String&gt; names = q.executeResultList(String.class);</text:p>
      <text:p text:style-name="P8">for (String firstname : names) {</text:p>
      <text:p text:style-name="P8"><text:tab/>...</text:p>
      <text:p text:style-name="P8">}</text:p>
      <text:p text:style-name="P8"/>
      <text:p text:style-name="body"/>
      <text:p text:style-name="body">The same query might be defined as named query in the JDO metadata; e.g. in a file package.jdo as part of the metadata for the class Department:</text:p>
      <text:p text:style-name="P8">&lt;query name="projectingVariables"&gt;</text:p>
      <text:p text:style-name="P8"><text:tab/>&lt;![CDATA[</text:p>
      <text:p text:style-name="P8"><text:tab/><text:tab/>select e.firstname</text:p>
      <text:p text:style-name="P8"><text:tab/><text:tab/>where name.startsWith('R&amp;D') &amp;&amp; employees.contains(e)</text:p>
      <text:p text:style-name="P8"><text:tab/><text:tab/>variables com.xyz.hr.Employee e</text:p>
      <text:p text:style-name="P8"><text:tab/>]]&gt;</text:p>
      <text:p text:style-name="P8">&lt;/query&gt;</text:p>
      <text:p text:style-name="P51">Running the named query would look like:</text:p>
      <text:p text:style-name="P8">Query&lt;Department&gt; q = pm.newNamedQuery(Department.class, "projectingVariables");</text:p>
      <text:p text:style-name="P8">List&lt;String&gt; names = q.executeResultList(String.class);</text:p>
      <text:p text:style-name="P8"/>
      <text:p text:style-name="P15">This is <text:span text:style-name="T15">the</text:span> JDOQLTyped version of the query:</text:p>
      <text:p text:style-name="code">QDepartment cand = Q<text:change-start text:change-id="ct105553126312768"/>D<text:change-end text:change-id="ct105553126312768"/><text:change text:change-id="ct105553126312960"/>epartment.candidate(<text:change-start text:change-id="ct105553126313152"/>"this"<text:change-end text:change-id="ct105553126313152"/>);</text:p>
      <text:p text:style-name="code">QEmployee e = <text:change-start text:change-id="ct105553126313344"/>QE<text:change-end text:change-id="ct105553126313344"/><text:change text:change-id="ct105553126313728"/><text:change text:change-id="ct105553126313536"/>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5206259752" text:main-entry="true"/>Non-correlated subquery<text:alphabetical-index-mark-end text:id="IMark5206259752"/></text:h>
      <text:p text:style-name="P1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2">// subquery instance form</text:p>
      <text:p text:style-name="P12">Query&lt;Employee&gt; subq = pm.newQuery(Employee.class);</text:p>
      <text:p text:style-name="P11">subq.setResult("avg(weeklyhours)");</text:p>
      <text:p text:style-name="P11">Query&lt;Employee&gt; q = pm.newQuery(Employee.class);</text:p>
      <text:p text:style-name="P11">q.setFilter("this.weeklyhours &gt; average_hours");</text:p>
      <text:p text:style-name="P11">q.setResult("this.firstname");</text:p>
      <text:p text:style-name="P11">q.addSubquery(subq, "double average_hours", null);</text:p>
      <text:p text:style-name="P11"><text:soft-page-break/>List&lt;String&gt; names = q.executeResultList(String.class);</text:p>
      <text:p text:style-name="P11">for (String name : names) {</text:p>
      <text:p text:style-name="P11"><text:tab/>...</text:p>
      <text:p text:style-name="P11">}</text:p>
      <text:p text:style-name="P11"/>
      <text:p text:style-name="P14">This is <text:span text:style-name="T15">the</text:span> JDOQLTyped version of the query:</text:p>
      <text:p text:style-name="code">QEmployee cand = Q<text:change-start text:change-id="ct105553126312000"/>E<text:change-end text:change-id="ct105553126312000"/><text:change text:change-id="ct105553126314304"/>mployee.candidate(<text:change-start text:change-id="ct105553126314496"/>"this"<text:change-end text:change-id="ct105553126314496"/>);</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206259752" text:main-entry="true"/>Correlated subquery<text:alphabetical-index-mark-end text:id="IMark5206259752"/></text:h>
      <text:p text:style-name="P1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2">// subquery instance form</text:p>
      <text:p text:style-name="P12">Query&lt;Employee&gt; subq = pm.newQuery(Employee.class);</text:p>
      <text:p text:style-name="P12">subq.setFilter("this.manager == :manager");</text:p>
      <text:p text:style-name="P12">subq.setResult("avg(weeklyhours)");</text:p>
      <text:p text:style-name="P12">Query&lt;Employee&gt; q = pm.newQuery(Employee.class);</text:p>
      <text:p text:style-name="P12">q.setFilter("this.weeklyhours &gt; average_hours");</text:p>
      <text:p text:style-name="P12">q.setResult("firstname");</text:p>
      <text:p text:style-name="P12">q.<text:alphabetical-index-mark-start text:id="IMark5206259752"/>addSubquery<text:alphabetical-index-mark-end text:id="IMark5206259752"/>(subq, "double average_hours","this.department.employees",</text:p>
      <text:p text:style-name="P12"><text:tab/>"this.manager");</text:p>
      <text:p text:style-name="P11">List&lt;String&gt; names = q.executeResultList(String.class);</text:p>
      <text:p text:style-name="P11">for (String name : names) {</text:p>
      <text:p text:style-name="P11"><text:tab/>...</text:p>
      <text:p text:style-name="P11">}</text:p>
      <text:p text:style-name="P11"/>
      <text:p text:style-name="P14">This is <text:span text:style-name="T15">the</text:span> JDOQLTyped version of the query:</text:p>
      <text:p text:style-name="code">QEmployee cand = Q<text:change-start text:change-id="ct105553126314688"/>E<text:change-end text:change-id="ct105553126314688"/><text:change text:change-id="ct105553126314880"/>mployee.candidate(<text:change-start text:change-id="ct105553126315072"/>"this"<text:change-end text:change-id="ct105553126315072"/>);</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4">This query deletes all Employees who make more than the parameter salary.</text:p>
      <text:p text:style-name="P8"><text:soft-page-break/>Query q = pm.newQuery (Employee.class, "salary &gt; sal");</text:p>
      <text:p text:style-name="P8">q.declareParameters ("Float sal");</text:p>
      <text:p text:style-name="P8">q.<text:alphabetical-index-mark-start text:id="IMark5206259752"/>deletePersistentAll<text:alphabetical-index-mark-end text:id="IMark5206259752"/>(new Float(30000.));</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6</meta:editing-cycles>
    <meta:creation-date>2012-06-24T15:53:04.69</meta:creation-date>
    <meta:editing-duration>P70DT22H1M55S</meta:editing-duration>
    <meta:generator>OpenOffice/4.1.10$Unix OpenOffice.org_project/4110m2$Build-9807</meta:generator>
    <dc:title>JDO_Chapter</dc:title>
    <dc:date>2024-11-11T18:26:09</dc:date>
    <dc:creator>Craig Russell</dc:creator>
    <meta:document-statistic meta:table-count="5" meta:image-count="12" meta:object-count="0" meta:page-count="55" meta:paragraph-count="1493" meta:word-count="16479" meta:character-count="1163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